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28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6.7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62cm"/>
    </style:style>
    <style:style style:name="co6" style:family="table-column">
      <style:table-column-properties fo:break-before="auto" style:column-width="3.657cm"/>
    </style:style>
    <style:style style:name="co7" style:family="table-column">
      <style:table-column-properties fo:break-before="auto" style:column-width="3.681cm"/>
    </style:style>
    <style:style style:name="co8" style:family="table-column">
      <style:table-column-properties fo:break-before="auto" style:column-width="3.928cm"/>
    </style:style>
    <style:style style:name="co9" style:family="table-column">
      <style:table-column-properties fo:break-before="auto" style:column-width="4.189cm"/>
    </style:style>
    <style:style style:name="co10" style:family="table-column">
      <style:table-column-properties fo:break-before="auto" style:column-width="10.283cm"/>
    </style:style>
    <style:style style:name="co11" style:family="table-column">
      <style:table-column-properties fo:break-before="auto" style:column-width="3.33cm"/>
    </style:style>
    <style:style style:name="co12" style:family="table-column">
      <style:table-column-properties fo:break-before="auto" style:column-width="3.395cm"/>
    </style:style>
    <style:style style:name="co13" style:family="table-column">
      <style:table-column-properties fo:break-before="auto" style:column-width="10.153cm"/>
    </style:style>
    <style:style style:name="co14" style:family="table-column">
      <style:table-column-properties fo:break-before="auto" style:column-width="3.224cm"/>
    </style:style>
    <style:style style:name="co15" style:family="table-column">
      <style:table-column-properties fo:break-before="auto" style:column-width="2.896cm"/>
    </style:style>
    <style:style style:name="co16" style:family="table-column">
      <style:table-column-properties fo:break-before="auto" style:column-width="3.138cm"/>
    </style:style>
    <style:style style:name="co17" style:family="table-column">
      <style:table-column-properties fo:break-before="auto" style:column-width="2.849cm"/>
    </style:style>
    <style:style style:name="co18" style:family="table-column">
      <style:table-column-properties fo:break-before="auto" style:column-width="5.89cm"/>
    </style:style>
    <style:style style:name="co19" style:family="table-column">
      <style:table-column-properties fo:break-before="auto" style:column-width="2.866cm"/>
    </style:style>
    <style:style style:name="co20" style:family="table-column">
      <style:table-column-properties fo:break-before="auto" style:column-width="2.708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547cm"/>
    </style:style>
    <style:style style:name="co23" style:family="table-column">
      <style:table-column-properties fo:break-before="auto" style:column-width="2.831cm"/>
    </style:style>
    <style:style style:name="co24" style:family="table-column">
      <style:table-column-properties fo:break-before="auto" style:column-width="2.983cm"/>
    </style:style>
    <style:style style:name="co25" style:family="table-column">
      <style:table-column-properties fo:break-before="auto" style:column-width="1.445cm"/>
    </style:style>
    <style:style style:name="co26" style:family="table-column">
      <style:table-column-properties fo:break-before="auto" style:column-width="5.509cm"/>
    </style:style>
    <style:style style:name="co27" style:family="table-column">
      <style:table-column-properties fo:break-before="auto" style:column-width="13.656cm"/>
    </style:style>
    <style:style style:name="co28" style:family="table-column">
      <style:table-column-properties fo:break-before="auto" style:column-width="4.399cm"/>
    </style:style>
    <style:style style:name="co29" style:family="table-column">
      <style:table-column-properties fo:break-before="auto" style:column-width="4.898cm"/>
    </style:style>
    <style:style style:name="co30" style:family="table-column">
      <style:table-column-properties fo:break-before="auto" style:column-width="2.656cm"/>
    </style:style>
    <style:style style:name="co31" style:family="table-column">
      <style:table-column-properties fo:break-before="auto" style:column-width="2.688cm"/>
    </style:style>
    <style:style style:name="co32" style:family="table-column">
      <style:table-column-properties fo:break-before="auto" style:column-width="15.154cm"/>
    </style:style>
    <style:style style:name="co33" style:family="table-column">
      <style:table-column-properties fo:break-before="auto" style:column-width="2.574cm"/>
    </style:style>
    <style:style style:name="co34" style:family="table-column">
      <style:table-column-properties fo:break-before="auto" style:column-width="2.3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915cm" fo:break-before="auto" style:use-optimal-row-height="fals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847cm" fo:break-before="auto" style:use-optimal-row-height="true"/>
    </style:style>
    <style:style style:name="ro6" style:family="table-row">
      <style:table-row-properties style:row-height="2.0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61" style:family="table-cell" style:parent-style-name="Default" style:data-style-name="N37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style:cell-protect="protected formula-hidden" style:print-content="true" style:text-align-source="fix" style:repeat-content="false" fo:wrap-option="wrap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cell-protect="protected formula-hidden" style:print-content="true" style:text-align-source="fix" style:repeat-content="false" fo:wrap-option="wrap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7" style:family="table-cell" style:parent-style-name="Default" style:data-style-name="N37">
      <style:table-cell-properties fo:border-bottom="0.06pt solid #000000" style:cell-protect="protected formula-hidden" style:print-content="true" style:text-align-source="fix" style:repeat-content="false" fo:wrap-option="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8" style:family="table-cell" style:parent-style-name="Default">
      <style:table-cell-properties style:cell-protect="protected formula-hidden" style:print-content="true"/>
    </style:style>
    <style:style style:name="ce169" style:family="table-cell" style:parent-style-name="Default" style:data-style-name="N37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170" style:family="table-cell" style:parent-style-name="Default" style:data-style-name="N37">
      <style:table-cell-properties fo:border-bottom="0.06pt solid #000000" style:cell-protect="protected formula-hidden" style:print-content="true" style:text-align-source="fix" style:repeat-content="false" fo:wrap-option="wrap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style:cell-protect="protected formula-hidden" style:print-content="true" style:text-align-source="fix" style:repeat-content="false" fo:wrap-option="wrap"/>
      <style:paragraph-properties fo:text-align="end" fo:margin-left="0cm"/>
    </style:style>
    <style:style style:name="ce172" style:family="table-cell" style:parent-style-name="Default" style:data-style-name="N3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  <style:text-properties fo:font-weight="bold" style:font-weight-asian="bold" style:font-weight-complex="bold"/>
    </style:style>
    <style:style style:name="ce175" style:family="table-cell" style:parent-style-name="Default">
      <style:table-cell-properties fo:border-bottom="0.06pt solid #000000" style:cell-protect="protected formula-hidden" style:print-content="true" style:text-align-source="fix" style:repeat-content="false" fo:wrap-option="no-wrap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7" style:family="table-cell" style:parent-style-name="Default" style:data-style-name="N37">
      <style:table-cell-properties fo:background-color="#ffff00" style:cell-protect="none" style:print-content="tru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8" style:family="table-cell" style:parent-style-name="Default" style:data-style-name="N4">
      <style:table-cell-properties fo:background-color="#ffff00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</style:style>
    <style:style style:name="ce179" style:family="table-cell" style:parent-style-name="Default">
      <style:table-cell-properties fo:background-color="#ffff00" style:cell-protect="none" style:print-content="true" style:text-align-source="fix" style:repeat-content="false" fo:wrap-option="wrap" fo:border="0.06pt solid #000000"/>
      <style:paragraph-properties fo:text-align="center" fo:margin-left="0cm"/>
    </style:style>
    <style:style style:name="ce180" style:family="table-cell" style:parent-style-name="Default" style:data-style-name="N126">
      <style:table-cell-properties style:cell-protect="protected formula-hidden" style:print-content="true"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1" style:family="table-cell" style:parent-style-name="Default" style:data-style-name="N126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83" style:family="table-cell" style:parent-style-name="Default" style:data-style-name="N99">
      <style:table-cell-properties fo:background-color="#ffff00" style:cell-protect="none" style:print-content="true" style:text-align-source="fix" style:repeat-content="false" fo:border="0.06pt solid #000000"/>
      <style:paragraph-properties fo:text-align="center" fo:margin-left="0cm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/>
      <style:paragraph-properties fo:text-align="center" fo:margin-left="0cm"/>
    </style:style>
    <style:style style:name="ce185" style:family="table-cell" style:parent-style-name="Default" style:data-style-name="N11">
      <style:table-cell-properties style:cell-protect="protected formula-hidden" style:print-content="true"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6" style:family="table-cell" style:parent-style-name="Default">
      <style:table-cell-properties style:cell-protect="protected formula-hidden" style:print-content="true" style:text-align-source="fix" style:repeat-content="false" fo:wrap-option="wrap"/>
      <style:paragraph-properties fo:text-align="center" fo:margin-left="0cm"/>
    </style:style>
    <style:style style:name="ce187" style:family="table-cell" style:parent-style-name="Default" style:data-style-name="N126">
      <style:table-cell-properties style:cell-protect="protected formula-hidden" style:print-content="true" style:text-align-source="fix" style:repeat-content="false" fo:background-color="transparent" fo:border="0.06pt solid #000000"/>
      <style:paragraph-properties fo:text-align="center" fo:margin-left="0cm"/>
    </style:style>
    <style:style style:name="ce188" style:family="table-cell" style:parent-style-name="Default" style:data-style-name="N126">
      <style:table-cell-properties fo:background-color="#ffff00" style:cell-protect="none" style:print-content="tru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9" style:family="table-cell" style:parent-style-name="Default" style:data-style-name="N12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90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91" style:family="table-cell" style:parent-style-name="Default" style:data-style-name="N11">
      <style:table-cell-properties fo:background-color="#ffff00" style:cell-protect="none" style:print-content="true" style:text-align-source="fix" style:repeat-content="false" fo:border="0.06pt solid #000000"/>
      <style:paragraph-properties fo:text-align="center" fo:margin-left="0cm"/>
    </style:style>
    <style:style style:name="ce192" style:family="table-cell" style:parent-style-name="Default" style:data-style-name="N4">
      <style:table-cell-properties fo:background-color="#ffff00" style:cell-protect="none" style:print-content="true" style:text-align-source="fix" style:repeat-content="false" fo:border="0.06pt solid #000000"/>
      <style:paragraph-properties fo:text-align="center" fo:margin-left="0cm"/>
    </style:style>
    <style:style style:name="ce193" style:family="table-cell" style:parent-style-name="Default" style:data-style-name="N126">
      <style:table-cell-properties fo:background-color="#ffff00" style:cell-protect="none" style:print-content="true" style:text-align-source="fix" style:repeat-content="false" fo:border="0.06pt solid #000000"/>
      <style:paragraph-properties fo:text-align="center" fo:margin-left="0cm"/>
    </style:style>
    <style:style style:name="ce194" style:family="table-cell" style:parent-style-name="Default">
      <style:table-cell-properties style:cell-protect="protected formula-hidden" style:print-content="true" style:vertical-align="middle"/>
    </style:style>
    <style:style style:name="ce195" style:family="table-cell" style:parent-style-name="Default" style:data-style-name="N126">
      <style:table-cell-properties style:cell-protect="protected formula-hidden" style:print-content="tru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6" style:family="table-cell" style:parent-style-name="Default" style:data-style-name="N126">
      <style:table-cell-properties style:cell-protect="protected formula-hidden" style:print-content="true"/>
    </style:style>
    <style:style style:name="ce197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 fo:margin-left="0cm"/>
    </style:style>
    <style:style style:name="ce198" style:family="table-cell" style:parent-style-name="Default" style:data-style-name="N126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9" style:family="table-cell" style:parent-style-name="Default" style:data-style-name="N126">
      <style:table-cell-properties fo:background-color="#ffbf00" fo:border="0.06pt solid #000000"/>
      <style:text-properties fo:font-weight="bold" style:font-weight-asian="bold" style:font-weight-complex="bold"/>
    </style:style>
    <style:style style:name="ce203" style:family="table-cell" style:parent-style-name="Default" style:data-style-name="N126"/>
    <style:style style:name="ce31" style:family="table-cell" style:parent-style-name="Default">
      <style:table-cell-properties style:vertical-align="middle"/>
    </style:style>
    <style:style style:name="ce204" style:family="table-cell" style:parent-style-name="Default">
      <style:table-cell-properties style:text-align-source="fix" style:repeat-content="false" fo:wrap-option="no-wrap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 style:data-style-name="N126">
      <style:table-cell-properties fo:background-color="#ffa6a6" style:cell-protect="protected formula-hidden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26">
      <style:table-cell-properties fo:background-color="#729fcf" style:cell-protect="protected formula-hidden" style:print-content="true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4">
      <style:table-cell-properties fo:background-color="#729fcf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 style:data-style-name="N4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26">
      <style:table-cell-properties fo:background-color="#80808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1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126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26">
      <style:table-cell-properties style:text-align-source="fix" style:repeat-content="false" fo:wrap-option="no-wrap"/>
      <style:paragraph-properties fo:text-align="start" fo:margin-left="0cm"/>
      <style:text-properties fo:color="#ffffff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4">
      <style:table-cell-properties fo:background-color="#ffff00" style:cell-protect="protected formula-hidden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 style:data-style-name="N126">
      <style:table-cell-properties fo:background-color="#ffa6a6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 style:data-style-name="N126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126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6" style:family="table-cell" style:parent-style-name="Default" style:data-style-name="N126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 style:data-style-name="N126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26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26">
      <style:table-cell-properties fo:background-color="#729fcf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 style:data-style-name="N11">
      <style:table-cell-properties fo:background-color="#ffa6a6" style:cell-protect="protected formula-hidden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126">
      <style:table-cell-properties fo:background-color="#729fcf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126">
      <style:table-cell-properties fo:background-color="#999999"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6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6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7" style:family="table-cell" style:parent-style-name="Default" style:data-style-name="N11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 style:data-style-name="N126">
      <style:table-cell-properties fo:background-color="#ffffff" style:cell-protect="protected formula-hidden" style:print-content="true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 style:data-style-name="N126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 style:data-style-name="N126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 style:data-style-name="N126">
      <style:table-cell-properties fo:background-color="#ffffff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9" style:family="table-cell" style:parent-style-name="Default" style:data-style-name="N126">
      <style:table-cell-properties fo:background-color="#729fcf"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81d41a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b47804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d428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 style:data-style-name="N126">
      <style:table-cell-properties fo:border="0.06pt solid #000000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81d41a" fo:border="0.06pt solid #000000"/>
      <style:text-properties fo:font-weight="bold" style:font-weight-asian="bold" style:font-weight-complex="bold"/>
    </style:style>
    <style:style style:name="ce128" style:family="table-cell" style:parent-style-name="Default"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background-color="transparent" fo:wrap-option="no-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56" style:family="table-cell" style:parent-style-name="Default" style:data-style-name="N126">
      <style:table-cell-properties fo:background-color="#ffbf00"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 style:data-style-name="N126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 style:data-style-name="N126">
      <style:table-cell-properties fo:background-color="#ffd428" fo:border="0.06pt solid #000000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 style:data-style-name="N126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 style:data-style-name="N11">
      <style:table-cell-properties fo:border="0.06pt solid #000000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 style:data-style-name="N126">
      <style:table-cell-properties fo:border="0.06pt solid #000000"/>
      <style:text-properties fo:font-weight="bold" style:font-weight-asian="bold" style:font-weight-complex="bold"/>
    </style:style>
    <style:style style:name="ce113" style:family="table-cell" style:parent-style-name="Default" style:data-style-name="N126">
      <style:table-cell-properties fo:background-color="#81d41a" fo:border="0.06pt solid #000000"/>
    </style:style>
    <style:style style:name="ce115" style:family="table-cell" style:parent-style-name="Default" style:data-style-name="N126">
      <style:table-cell-properties fo:border="0.06pt solid #000000"/>
    </style:style>
    <style:style style:name="ce135" style:family="table-cell" style:parent-style-name="Default" style:data-style-name="N126">
      <style:table-cell-properties fo:border="0.06pt solid #000000" style:vertical-align="middle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 style:data-style-name="N126">
      <style:table-cell-properties fo:background-color="#ffd428" fo:border="0.06pt solid #000000" style:vertical-align="middle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6" style:family="table-cell" style:parent-style-name="Default" style:data-style-name="N126">
      <style:table-cell-properties fo:background-color="#cccccc"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38" style:family="table-cell" style:parent-style-name="Default">
      <style:table-cell-properties style:text-align-source="fix" style:repeat-content="false" fo:background-color="transparent" fo:wrap-option="no-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126">
      <style:table-cell-properties style:text-align-source="fix" style:repeat-content="false"/>
      <style:paragraph-properties fo:text-align="center" fo:margin-left="0cm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729fcf"/>
    </style:style>
    <style:style style:name="ce8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="none"/>
    </style:style>
    <style:style style:name="ce90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order-left="none" fo:border-right="none" fo:border-top="0.06pt solid #000000"/>
    </style:style>
    <style:style style:name="ce92" style:family="table-cell" style:parent-style-name="Default">
      <style:table-cell-properties fo:border-bottom="0.06pt solid #000000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85" style:family="table-cell" style:parent-style-name="Default" style:data-style-name="N126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9" style:family="table-cell" style:parent-style-name="Default">
      <style:table-cell-properties fo:border-bottom="0.06pt solid #000000" fo:border-left="none" fo:border-right="none" fo:border-top="0.06pt solid #000000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91" style:family="table-cell" style:parent-style-name="Default" style:data-style-name="N12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</style:style>
    <style:style style:name="ce109" style:family="table-cell" style:parent-style-name="Default">
      <style:table-cell-properties fo:background-color="#729fc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4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 style:data-style-name="N11">
      <style:table-cell-properties fo:background-color="#729fcf" fo:border="0.06pt solid #000000"/>
    </style:style>
    <style:style style:name="ce111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297" style:family="table-cell" style:parent-style-name="Default" style:data-style-name="N11">
      <style:table-cell-properties fo:background-color="#ffff00" style:cell-protect="none" style:print-content="true" fo:border="0.06pt solid #000000"/>
    </style:style>
    <style:style style:name="ce298" style:family="table-cell" style:parent-style-name="Default">
      <style:table-cell-properties fo:background-color="#ffff00" style:cell-protect="none" style:print-content="true" fo:border="0.06pt solid #000000"/>
    </style:style>
    <style:style style:name="ce299" style:family="table-cell" style:parent-style-name="Default" style:data-style-name="N126">
      <style:table-cell-properties fo:background-color="#dddddd"/>
      <style:text-properties fo:font-weight="bold" style:font-weight-asian="bold" style:font-weight-complex="bold"/>
    </style:style>
    <style:style style:name="ce300" style:family="table-cell" style:parent-style-name="Default">
      <style:table-cell-properties fo:background-color="#ffff00" style:cell-protect="none" style:print-content="true"/>
    </style:style>
    <style:style style:name="ce301" style:family="table-cell" style:parent-style-name="Default">
      <style:table-cell-properties fo:background-color="#ffff00" style:cell-protect="none" style:print-content="true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 style:data-style-name="N4">
      <style:table-cell-properties fo:background-color="#ffff00" style:cell-protect="none" style:print-content="true" fo:border="0.06pt solid #000000"/>
    </style:style>
    <style:style style:name="ce3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value-type" style:repeat-content="false" fo:wrap-option="no-wrap"/>
      <style:paragraph-properties fo:margin-left="0cm"/>
    </style:style>
    <style:style style:name="ce14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0" style:family="table-cell" style:parent-style-name="Default" style:data-style-name="N37">
      <style:table-cell-properties fo:background-color="#ffbf00" style:cell-protect="none" style:print-content="true" style:text-align-source="fix" style:repeat-content="false" fo:border="0.06pt solid #000000" style:vertical-align="to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1" style:family="table-cell" style:parent-style-name="Default" style:data-style-name="N126">
      <style:table-cell-properties fo:background-color="#ffff00" style:cell-protect="none" style:print-content="true" style:text-align-source="fix" style:repeat-content="false" fo:border="0.06pt solid #000000"/>
      <style:paragraph-properties fo:text-align="end" fo:margin-left="0cm"/>
    </style:style>
    <style:style style:name="ce312" style:family="table-cell" style:parent-style-name="Default" style:data-style-name="N126">
      <style:table-cell-properties fo:background-color="#ffff00" style:cell-protect="none" style:print-content="true" fo:border="0.06pt solid #000000"/>
    </style:style>
    <style:style style:name="ce148" style:family="table-cell" style:parent-style-name="Default" style:data-style-name="N126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15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2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3" style:family="table-cell" style:parent-style-name="Default" style:data-style-name="N126">
      <style:table-cell-properties fo:background-color="#729fc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5" style:family="table-cell" style:parent-style-name="Default" style:data-style-name="N124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9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ackground-color="#ffff00" style:cell-protect="none" style:print-content="true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ackground-color="#ffff00" style:cell-protect="none" style:print-content="true" style:text-align-source="value-type" style:repeat-content="false" fo:wrap-option="no-wrap" fo:border="0.06pt solid #000000"/>
      <style:paragraph-properties fo:margin-left="0cm"/>
    </style:style>
    <style:style style:name="ce322" style:family="table-cell" style:parent-style-name="Default" style:data-style-name="N126">
      <style:table-cell-properties style:text-align-source="value-type" style:repeat-content="false" fo:wrap-option="no-wrap" fo:border="0.06pt solid #000000"/>
      <style:paragraph-properties fo:margin-left="0cm"/>
      <style:text-properties fo:font-weight="bold" style:font-weight-asian="bold" style:font-weight-complex="bold"/>
    </style:style>
    <style:style style:name="ce32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24" style:family="table-cell" style:parent-style-name="Default">
      <style:table-cell-properties style:text-align-source="value-type" style:repeat-content="false" fo:wrap-option="no-wrap"/>
      <style:paragraph-properties fo:margin-left="0cm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ext-properties fo:color="#000000"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Коммерческое предложение" table:style-name="ta1" table:protected="true">
        <loext:table-protection loext:select-unprotected-cells="true"/>
        <table:table-column table:style-name="co1" table:default-cell-style-name="ce168"/>
        <table:table-column table:style-name="co2" table:default-cell-style-name="ce168"/>
        <table:table-column table:style-name="co3" table:default-cell-style-name="Default"/>
        <table:table-column table:style-name="co4" table:default-cell-style-name="ce16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61" office:value-type="string" calcext:value-type="string">
            <text:p>Срок оплаты, до:</text:p>
          </table:table-cell>
          <table:table-cell table:style-name="ce172"/>
          <table:table-cell table:style-name="ce177" office:value-type="date" office:date-value="2021-03-06" calcext:value-type="date">
            <text:p>06.03.21</text:p>
          </table:table-cell>
          <table:table-cell table:number-columns-repeated="8"/>
        </table:table-row>
        <table:table-row table:style-name="ro2">
          <table:table-cell table:style-name="ce162" office:value-type="string" calcext:value-type="string">
            <text:p>Сложность заказа, по шкале от 1 до 10:</text:p>
          </table:table-cell>
          <table:table-cell table:style-name="ce173"/>
          <table:table-cell table:style-name="ce178" office:value-type="float" office:value="5" calcext:value-type="float">
            <text:p>5,00</text:p>
          </table:table-cell>
          <table:table-cell table:style-name="ce194"/>
          <table:table-cell office:value-type="string" calcext:value-type="string">
            <text:p><text:s/>=1 очень просто, =10 очень сложно, средний уровень сложности = 5</text:p>
          </table:table-cell>
          <table:table-cell table:style-name="ce31" table:number-columns-repeated="2"/>
          <table:table-cell table:number-columns-repeated="4"/>
        </table:table-row>
        <table:table-row table:style-name="ro3">
          <table:table-cell table:style-name="ce163" office:value-type="string" calcext:value-type="string">
            <text:p>Наименование товара</text:p>
          </table:table-cell>
          <table:table-cell table:style-name="ce173"/>
          <table:table-cell table:style-name="ce179" office:value-type="string" calcext:value-type="string">
            <text:p>Вписать название</text:p>
          </table:table-cell>
          <table:table-cell table:number-columns-repeated="8"/>
        </table:table-row>
        <table:table-row table:style-name="ro1">
          <table:table-cell table:style-name="ce163"/>
          <table:table-cell table:style-name="ce174"/>
          <table:table-cell table:style-name="ce163"/>
          <table:table-cell table:number-columns-repeated="7"/>
          <table:table-cell table:style-name="ce203"/>
        </table:table-row>
        <table:table-row table:style-name="ro4">
          <table:table-cell table:style-name="ce164" office:value-type="string" calcext:value-type="string">
            <text:p>Cтоимость, с учетом налогов, включая расходные материалы, работы, использование инструмента и ПО:</text:p>
          </table:table-cell>
          <table:table-cell table:style-name="ce175"/>
          <table:table-cell table:style-name="ce180" table:formula="of:=IFERROR(MAX(['Оценка стоимости и налоги'.$K$7];[.E6]);['Оценка стоимости и налоги'.$K$7])" office:value-type="currency" office:currency="RUB" office:value="480655.675219791" calcext:value-type="currency">
            <text:p>480 655,68 ₽</text:p>
          </table:table-cell>
          <table:table-cell table:style-name="ce195"/>
          <table:table-cell table:style-name="ce197" office:value-type="string" calcext:value-type="string">
            <text:p>Информация о стоимости товара</text:p>
          </table:table-cell>
          <table:table-cell table:style-name="ce197" office:value-type="string" calcext:value-type="string">
            <text:p>Информация о стоимости материала</text:p>
          </table:table-cell>
          <table:table-cell table:number-columns-repeated="5"/>
        </table:table-row>
        <table:table-row table:style-name="ro5">
          <table:table-cell table:style-name="ce164" office:value-type="string" calcext:value-type="string">
            <text:p>Информация о стоимости расходных материалов:</text:p>
          </table:table-cell>
          <table:table-cell table:style-name="ce175"/>
          <table:table-cell table:style-name="ce181" table:formula="of:=IF([.F6]&gt;0;[.F6];0)" office:value-type="currency" office:currency="RUB" office:value="186000" calcext:value-type="currency">
            <text:p>186 000,00 ₽</text:p>
          </table:table-cell>
          <table:table-cell/>
          <table:table-cell table:style-name="ce198"/>
          <table:table-cell table:style-name="ce198" office:value-type="currency" office:currency="RUB" office:value="186000" calcext:value-type="currency">
            <text:p>186 000,00 ₽</text:p>
          </table:table-cell>
          <table:table-cell table:number-columns-repeated="4"/>
          <table:table-cell table:style-name="ce203"/>
        </table:table-row>
        <table:table-row table:style-name="ro1">
          <table:table-cell table:style-name="ce165" table:number-columns-repeated="2"/>
          <table:table-cell table:style-name="ce182" office:value-type="string" calcext:value-type="string">
            <text:p>Включая услуги:</text:p>
          </table:table-cell>
          <table:table-cell table:number-columns-repeated="2"/>
          <table:table-cell table:style-name="ce203"/>
          <table:table-cell table:number-columns-repeated="5"/>
        </table:table-row>
        <table:table-row-group>
          <table:table-row table:style-name="ro1">
            <table:table-cell table:style-name="ce165"/>
            <table:table-cell table:style-name="ce165" office:value-type="string" calcext:value-type="string">
              <text:p>Оформление заказа (да/нет):</text:p>
            </table:table-cell>
            <table:table-cell table:style-name="ce183" office:value-type="string" calcext:value-type="string">
              <text:p>да</text:p>
            </table:table-cell>
            <table:table-cell table:number-columns-repeated="8"/>
          </table:table-row>
          <table:table-row table:style-name="ro1">
            <table:table-cell table:style-name="ce165"/>
            <table:table-cell table:style-name="ce173" office:value-type="string" calcext:value-type="string">
              <text:p>Разработка (да/нет):</text:p>
            </table:table-cell>
            <table:table-cell table:style-name="ce183" office:value-type="string" calcext:value-type="string">
              <text:p>да</text:p>
            </table:table-cell>
            <table:table-cell table:number-columns-repeated="8"/>
          </table:table-row>
          <table:table-row table:style-name="ro2">
            <table:table-cell table:style-name="ce165"/>
            <table:table-cell table:style-name="ce173" office:value-type="string" calcext:value-type="string">
              <text:p><text:span text:style-name="T1">Изготовление (да/нет)</text:span>:</text:p>
            </table:table-cell>
            <table:table-cell table:style-name="ce183" office:value-type="string" calcext:value-type="string">
              <text:p>да</text:p>
            </table:table-cell>
            <table:table-cell table:number-columns-repeated="8"/>
          </table:table-row>
          <table:table-row table:style-name="ro2">
            <table:table-cell table:style-name="ce165"/>
            <table:table-cell table:style-name="ce173" office:value-type="string" calcext:value-type="string">
              <text:p><text:span text:style-name="T1">Проверка (да/нет)</text:span>:</text:p>
            </table:table-cell>
            <table:table-cell table:style-name="ce183" office:value-type="string" calcext:value-type="string">
              <text:p>да</text:p>
            </table:table-cell>
            <table:table-cell table:number-columns-repeated="8"/>
          </table:table-row>
          <table:table-row table:style-name="ro2">
            <table:table-cell table:style-name="ce165"/>
            <table:table-cell table:style-name="ce173" office:value-type="string" calcext:value-type="string">
              <text:p><text:span text:style-name="T1">Упаковка (да/нет)</text:span>:</text:p>
            </table:table-cell>
            <table:table-cell table:style-name="ce183" office:value-type="string" calcext:value-type="string">
              <text:p>да</text:p>
            </table:table-cell>
            <table:table-cell table:number-columns-repeated="8"/>
          </table:table-row>
          <table:table-row table:style-name="ro2">
            <table:table-cell table:style-name="ce165"/>
            <table:table-cell table:style-name="ce173" office:value-type="string" calcext:value-type="string">
              <text:p><text:span text:style-name="T1">Сборка (да/нет)</text:span>:</text:p>
            </table:table-cell>
            <table:table-cell table:style-name="ce183" office:value-type="string" calcext:value-type="string">
              <text:p>да</text:p>
            </table:table-cell>
            <table:table-cell table:number-columns-repeated="8"/>
          </table:table-row>
          <table:table-row table:style-name="ro2">
            <table:table-cell table:style-name="ce165"/>
            <table:table-cell table:style-name="ce173" office:value-type="string" calcext:value-type="string">
              <text:p><text:span text:style-name="T1">Монтаж (да/нет)</text:span>:</text:p>
            </table:table-cell>
            <table:table-cell table:style-name="ce183" office:value-type="string" calcext:value-type="string">
              <text:p>да</text:p>
            </table:table-cell>
            <table:table-cell table:number-columns-repeated="8"/>
          </table:table-row>
          <table:table-row table:style-name="ro2">
            <table:table-cell table:style-name="ce165"/>
            <table:table-cell table:style-name="ce173" office:value-type="string" calcext:value-type="string">
              <text:p><text:span text:style-name="T1">Выезд (да/нет)</text:span>:</text:p>
            </table:table-cell>
            <table:table-cell table:style-name="ce183" office:value-type="string" calcext:value-type="string">
              <text:p>да</text:p>
            </table:table-cell>
            <table:table-cell table:number-columns-repeated="8"/>
          </table:table-row>
          <table:table-row table:style-name="ro2">
            <table:table-cell table:style-name="ce163"/>
            <table:table-cell table:style-name="ce175" office:value-type="string" calcext:value-type="string">
              <text:p><text:span text:style-name="T1">Годовая гарантия на товар (да/нет)</text:span>:</text:p>
            </table:table-cell>
            <table:table-cell table:style-name="ce183" office:value-type="string" calcext:value-type="string">
              <text:p>да</text:p>
            </table:table-cell>
            <table:table-cell table:number-columns-repeated="8"/>
          </table:table-row>
        </table:table-row-group>
        <table:table-row table:style-name="ro1">
          <table:table-cell table:style-name="ce166"/>
          <table:table-cell table:style-name="ce173" office:value-type="string" calcext:value-type="string">
            <text:p>Полный перечень услуг:</text:p>
          </table:table-cell>
          <table:table-cell table:style-name="ce184"/>
          <table:table-cell table:number-columns-repeated="8"/>
        </table:table-row>
        <table:table-row table:style-name="ro1">
          <table:table-cell table:style-name="ce163"/>
          <table:table-cell table:style-name="ce173" office:value-type="string" calcext:value-type="string">
            <text:p>Снижение стоимости услуг:</text:p>
          </table:table-cell>
          <table:table-cell table:style-name="ce185" table:formula="of:=([$'Оплата работ'.A12]-[$'Оплата работ'.D12])/[$'Оплата работ'.A12]" office:value-type="percentage" office:value="0" calcext:value-type="percentage">
            <text:p>0,00%</text:p>
          </table:table-cell>
          <table:table-cell table:number-columns-repeated="8"/>
        </table:table-row>
        <table:table-row table:style-name="ro1">
          <table:table-cell table:style-name="ce163"/>
          <table:table-cell table:style-name="ce173" office:value-type="string" calcext:value-type="string">
            <text:p>Наценка на себестоимость товаров и услуг:</text:p>
          </table:table-cell>
          <table:table-cell table:style-name="ce185" table:formula="of:=[.C20]+[.C18]/10" office:value-type="percentage" office:value="0.04" calcext:value-type="percentage">
            <text:p>4,00%</text:p>
          </table:table-cell>
          <table:table-cell table:number-columns-repeated="8"/>
        </table:table-row>
        <table:table-row table:style-name="ro1">
          <table:table-cell table:style-name="ce163"/>
          <table:table-cell table:style-name="ce173" office:value-type="string" calcext:value-type="string">
            <text:p>Премиальные продавцу с заказа (прибыль):</text:p>
          </table:table-cell>
          <table:table-cell table:style-name="ce185" table:formula="of:=1%+3%*(1-([$'Оплата работ'.A12]-[$'Оплата работ'.D12])/[$'Оплата работ'.A12])" office:value-type="percentage" office:value="0.04" calcext:value-type="percentage">
            <text:p>4,00%</text:p>
          </table:table-cell>
          <table:table-cell/>
          <table:table-cell table:style-name="ce199" table:formula="of:=['Распределение средств по заказу'.$D$15]" office:value-type="currency" office:currency="RUB" office:value="18072.6533882641" calcext:value-type="currency">
            <text:p>18 072,65 ₽</text:p>
          </table:table-cell>
          <table:table-cell office:value-type="string" calcext:value-type="string">
            <text:p>Премиальные продавцу в рублях</text:p>
          </table:table-cell>
          <table:table-cell table:number-columns-repeated="5"/>
        </table:table-row>
        <table:table-row table:style-name="ro2">
          <table:table-cell table:style-name="ce163" table:number-columns-repeated="2"/>
          <table:table-cell table:style-name="ce186" office:value-type="string" calcext:value-type="string">
            <text:p>Без учета стоимости доставки</text:p>
          </table:table-cell>
          <table:table-cell table:number-columns-repeated="8"/>
        </table:table-row>
        <table:table-row table:style-name="ro2">
          <table:table-cell table:style-name="ce167"/>
          <table:table-cell table:style-name="ce176" office:value-type="string" calcext:value-type="string">
            <text:p><text:span text:style-name="T1">Размер аванса, рублей</text:span>:</text:p>
          </table:table-cell>
          <table:table-cell table:style-name="ce187" table:formula="of:=[$'Оценка стоимости и налоги'.I12]+[$'Оценка стоимости и налоги'.I21]" office:value-type="currency" office:currency="RUB" office:value="381238.059783323" calcext:value-type="currency">
            <text:p>381 238,06 ₽</text:p>
          </table:table-cell>
          <table:table-cell/>
          <table:table-cell office:value-type="string" calcext:value-type="string">
            <text:p>Вычисляется в зависимости от заказа (в среднем, порядка 65%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86"/>
          <table:table-cell table:number-columns-repeated="8"/>
        </table:table-row>
        <table:table-row table:style-name="ro1">
          <table:table-cell table:style-name="ce163"/>
          <table:table-cell table:style-name="ce173" office:value-type="string" calcext:value-type="string">
            <text:p>К оплате дополнительные расходы, с учетом налогов:</text:p>
          </table:table-cell>
          <table:table-cell table:style-name="ce188"/>
          <table:table-cell table:number-columns-repeated="8"/>
        </table:table-row>
        <table:table-row table:style-name="ro1">
          <table:table-cell table:style-name="ce169" office:value-type="string" calcext:value-type="string">
            <text:p>Срок выполнения работ после получения аванса, недель:</text:p>
          </table:table-cell>
          <table:table-cell table:style-name="ce172"/>
          <table:table-cell table:style-name="ce189" table:formula="of:=INT((([$'Оценка стоимости и налоги'.B10]/5+1)+2)*[$'Оценка стоимости и налоги'.B8]/5+1)" office:value-type="float" office:value="4" calcext:value-type="float">
            <text:p>4,0</text:p>
          </table:table-cell>
          <table:table-cell/>
          <table:table-cell office:value-type="string" calcext:value-type="string">
            <text:p>Включая поиск и доставку материала</text:p>
          </table:table-cell>
          <table:table-cell table:number-columns-repeated="6"/>
        </table:table-row>
        <table:table-row table:style-name="ro4">
          <table:table-cell table:style-name="ce167" office:value-type="string" calcext:value-type="string">
            <text:p>Срок бесплатного хранения товара после изготовления перед отправкой, не более, календарных дней:</text:p>
          </table:table-cell>
          <table:table-cell table:style-name="ce176"/>
          <table:table-cell table:style-name="ce190" table:formula="of:=[.C30]/3" office:value-type="float" office:value="10" calcext:value-type="float">
            <text:p>10,00</text:p>
          </table:table-cell>
          <table:table-cell table:number-columns-repeated="8"/>
        </table:table-row>
        <table:table-row table:style-name="ro5">
          <table:table-cell table:style-name="ce170" office:value-type="string" calcext:value-type="string">
            <text:p><text:span text:style-name="T1">Стоимость хранения по прошествии срока бесплатного хранения, </text:span><text:span text:style-name="T2">% от стоимости заказа</text:span>:</text:p>
          </table:table-cell>
          <table:table-cell table:style-name="ce176"/>
          <table:table-cell table:style-name="ce191" office:value-type="percentage" office:value="0.005" calcext:value-type="percentage">
            <text:p>0,50%</text:p>
          </table:table-cell>
          <table:table-cell table:style-name="ce196"/>
          <table:table-cell table:style-name="ce203"/>
          <table:table-cell/>
          <table:table-cell table:style-name="ce203" table:number-columns-repeated="2"/>
          <table:table-cell table:number-columns-repeated="3"/>
        </table:table-row>
        <table:table-row table:style-name="ro5">
          <table:table-cell table:style-name="ce170" office:value-type="string" calcext:value-type="string">
            <text:p>Фактическая длительность хранения, до отправки клиенту:</text:p>
          </table:table-cell>
          <table:table-cell table:style-name="ce176"/>
          <table:table-cell table:style-name="ce192" table:formula="of:=17" office:value-type="float" office:value="17" calcext:value-type="float">
            <text:p>17,00</text:p>
          </table:table-cell>
          <table:table-cell table:style-name="ce196"/>
          <table:table-cell table:style-name="ce203"/>
          <table:table-cell/>
          <table:table-cell table:style-name="ce203" table:number-columns-repeated="2"/>
          <table:table-cell table:number-columns-repeated="3"/>
        </table:table-row>
        <table:table-row table:style-name="ro5">
          <table:table-cell table:style-name="ce171" office:value-type="string" calcext:value-type="string">
            <text:p>Стоимость хранения по прошествии срока бесплатного хранения:</text:p>
          </table:table-cell>
          <table:table-cell table:style-name="ce176"/>
          <table:table-cell table:style-name="ce193" table:formula="of:=MAX(0;[.C27]*([.C5]+[.C24])*([.C28]-[.C26]))" office:value-type="currency" office:currency="RUB" office:value="16822.9486326927" calcext:value-type="currency">
            <text:p>16 822,95 ₽</text:p>
          </table:table-cell>
          <table:table-cell table:style-name="ce196"/>
          <table:table-cell table:style-name="ce203" office:value-type="string" calcext:value-type="string">
            <text:p>В расчёте не учтено</text:p>
          </table:table-cell>
          <table:table-cell/>
          <table:table-cell table:style-name="ce203" table:number-columns-repeated="2"/>
          <table:table-cell table:number-columns-repeated="3"/>
        </table:table-row>
        <table:table-row table:style-name="ro5">
          <table:table-cell table:style-name="ce170" office:value-type="string" calcext:value-type="string">
            <text:p><text:span text:style-name="T1">Максимальный срок хранения готового изделия </text:span>до утилизации, календарных дней:</text:p>
          </table:table-cell>
          <table:table-cell table:style-name="ce176"/>
          <table:table-cell table:style-name="ce190" office:value-type="float" office:value="30" calcext:value-type="float">
            <text:p>30,00</text:p>
          </table:table-cell>
          <table:table-cell table:number-columns-repeated="8"/>
        </table:table-row>
        <table:table-row table:style-name="ro1" table:number-rows-repeated="2">
          <table:table-cell table:style-name="ce171"/>
          <table:table-cell table:number-columns-repeated="10"/>
        </table:table-row>
        <table:table-row table:style-name="ro1" table:number-rows-repeated="104854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Оценка стоимости и налоги" table:style-name="ta1" table:protected="true">
        <loext:table-protection loext:select-unprotected-cells="true"/>
        <table:table-column table:style-name="co10" table:default-cell-style-name="ce12"/>
        <table:table-column table:style-name="co11" table:default-cell-style-name="Default"/>
        <table:table-column table:style-name="co12" table:number-columns-repeated="2" table:default-cell-style-name="Default"/>
        <table:table-column-group table:display="false">
          <table:table-column table:style-name="co12" table:visibility="collapse" table:number-columns-repeated="3" table:default-cell-style-name="Default"/>
        </table:table-column-group>
        <table:table-column table:style-name="co12" table:number-columns-repeated="4" table:default-cell-style-name="Default"/>
        <table:table-column table:style-name="co4" table:number-columns-repeated="3" table:default-cell-style-name="Default"/>
        <table:table-row table:style-name="ro2" table:visibility="collapse">
          <table:table-cell table:style-name="ce204" office:value-type="string" calcext:value-type="string">
            <text:p>Оценка прибыли при продаже изделия х(1+%) =</text:p>
          </table:table-cell>
          <table:table-cell table:style-name="ce40" table:formula="of:=[.B7]*[.E1]" office:value-type="currency" office:currency="RUB" office:value="10853.7074740609" calcext:value-type="currency">
            <text:p>10 853,71 ₽</text:p>
          </table:table-cell>
          <table:table-cell/>
          <table:table-cell table:style-name="ce204" office:value-type="string" calcext:value-type="string">
            <text:p>Наценка из КП, в % =</text:p>
          </table:table-cell>
          <table:table-cell table:style-name="ce71" table:formula="of:=[$'Коммерческое предложение'.C19]" office:value-type="percentage" office:value="0.04" calcext:value-type="percentage">
            <text:p>4,00%</text:p>
          </table:table-cell>
          <table:table-cell table:number-columns-repeated="9"/>
        </table:table-row>
        <table:table-row table:style-name="ro2" table:visibility="collapse">
          <table:table-cell table:style-name="ce204" office:value-type="string" calcext:value-type="string">
            <text:p>Скидка на услуги (вычитается из общей прибыли) x(1-%) =</text:p>
          </table:table-cell>
          <table:table-cell table:style-name="ce40" table:formula="of:=SUM([.B19:.B22])*[.E2]" office:value-type="currency" office:currency="RUB" office:value="0" calcext:value-type="currency">
            <text:p>0,00 ₽</text:p>
          </table:table-cell>
          <table:table-cell/>
          <table:table-cell table:style-name="ce204" office:value-type="string" calcext:value-type="string">
            <text:p>Скидка на услуги из КП, % =</text:p>
          </table:table-cell>
          <table:table-cell table:style-name="ce71" table:formula="of:=[$'Коммерческое предложение'.C18]" office:value-type="percentage" office:value="0" calcext:value-type="percentage">
            <text:p>0,00%</text:p>
          </table:table-cell>
          <table:table-cell table:number-columns-repeated="9"/>
        </table:table-row>
        <table:table-row table:style-name="ro5" table:visibility="collapse">
          <table:table-cell table:style-name="Default"/>
          <table:table-cell/>
          <table:table-cell table:style-name="ce40" office:value-type="string" calcext:value-type="string">
            <text:p>материалы и расходники:</text:p>
          </table:table-cell>
          <table:table-cell/>
          <table:table-cell table:style-name="ce40" office:value-type="string" calcext:value-type="string">
            <text:p>инструмент и база:</text:p>
          </table:table-cell>
          <table:table-cell/>
          <table:table-cell table:style-name="ce40" office:value-type="string" calcext:value-type="string">
            <text:p>специалисты:</text:p>
          </table:table-cell>
          <table:table-cell table:number-columns-repeated="7"/>
        </table:table-row>
        <table:table-row table:style-name="ro4" table:visibility="collapse">
          <table:table-cell table:style-name="ce40" office:value-type="string" calcext:value-type="string">
            <text:p>Экспертная оценка соотношения стоимости материалов, инструмента и базы для его использования, времени специалистов</text:p>
          </table:table-cell>
          <table:table-cell table:style-name="ce40" office:value-type="string" calcext:value-type="string">
            <text:p>материалы и расходники:</text:p>
          </table:table-cell>
          <table:table-cell table:style-name="ce66" office:value-type="float" office:value="1" calcext:value-type="float">
            <text:p>1,00</text:p>
          </table:table-cell>
          <table:table-cell table:style-name="ce40" office:value-type="string" calcext:value-type="string">
            <text:p>инструмент и база:</text:p>
          </table:table-cell>
          <table:table-cell table:style-name="ce66" office:value-type="float" office:value="1" calcext:value-type="float">
            <text:p>1,00</text:p>
          </table:table-cell>
          <table:table-cell table:style-name="ce40" office:value-type="string" calcext:value-type="string">
            <text:p>специалисты:</text:p>
          </table:table-cell>
          <table:table-cell table:style-name="ce66" office:value-type="float" office:value="1" calcext:value-type="float">
            <text:p>1,00</text:p>
          </table:table-cell>
          <table:table-cell table:number-columns-repeated="7"/>
        </table:table-row>
        <table:table-row table:style-name="ro1" table:visibility="collapse">
          <table:table-cell table:style-name="Default"/>
          <table:table-cell table:number-columns-repeated="13"/>
        </table:table-row>
        <table:table-row table:style-name="ro6">
          <table:table-cell table:style-name="ce41"/>
          <table:table-cell table:style-name="ce40" office:value-type="string" calcext:value-type="string">
            <text:p>Оценка стоимости, исходя из стоимости заказа, без учета налогов</text:p>
          </table:table-cell>
          <table:table-cell table:style-name="ce67" office:value-type="string" calcext:value-type="string">
            <text:p>Оценка стоимости исходя из стоимости материалов, без учета налогов</text:p>
          </table:table-cell>
          <table:table-cell table:style-name="ce67" office:value-type="string" calcext:value-type="string">
            <text:p>Непредвиденные расходы</text:p>
          </table:table-cell>
          <table:table-cell table:style-name="ce40" office:value-type="string" calcext:value-type="string">
            <text:p>Фактическая стоимость, после вычета налогов</text:p>
          </table:table-cell>
          <table:table-cell table:style-name="ce40" office:value-type="string" calcext:value-type="string">
            <text:p>Оплачено Заказчиком, после вычета налогов</text:p>
          </table:table-cell>
          <table:table-cell table:style-name="ce67" office:value-type="string" calcext:value-type="string">
            <text:p>Оплачено заказчиком по доп.затратам, после вычета налогов</text:p>
          </table:table-cell>
          <table:table-cell table:style-name="ce67" office:value-type="string" calcext:value-type="string">
            <text:p>Налоги! Проставить правильные значения %</text:p>
          </table:table-cell>
          <table:table-cell table:style-name="ce67" office:value-type="string" calcext:value-type="string">
            <text:p>Получено с заказчика, с учетом налогов</text:p>
          </table:table-cell>
          <table:table-cell table:style-name="ce67" office:value-type="string" calcext:value-type="string">
            <text:p>Получено с заказчика на доп. затраты с учетом налогов</text:p>
          </table:table-cell>
          <table:table-cell table:style-name="ce67" office:value-type="string" calcext:value-type="string">
            <text:p>Фактическая стоимость с учётом налогов</text:p>
          </table:table-cell>
          <table:table-cell table:style-name="ce65" table:number-columns-repeated="3"/>
        </table:table-row>
        <table:table-row table:style-name="ro2">
          <table:table-cell table:style-name="ce41" office:value-type="string" calcext:value-type="string">
            <text:p>Оценка бюджета заказа</text:p>
          </table:table-cell>
          <table:table-cell table:style-name="ce48" table:formula="of:=SUM([.B12:.B22])" office:value-type="currency" office:currency="RUB" office:value="271342.686851523" calcext:value-type="currency">
            <text:p>271 342,69 ₽</text:p>
          </table:table-cell>
          <table:table-cell table:style-name="ce48" table:formula="of:=SUM([.C12:.C22])" office:value-type="currency" office:currency="RUB" office:value="434435.783371734" calcext:value-type="currency">
            <text:p>434 435,78 ₽</text:p>
          </table:table-cell>
          <table:table-cell table:style-name="ce70" table:formula="of:=SUM([.D12:.D22])" office:value-type="currency" office:currency="RUB" office:value="3" calcext:value-type="currency">
            <text:p>3,00 ₽</text:p>
          </table:table-cell>
          <table:table-cell table:style-name="ce72" table:formula="of:=([.C7]+[.D7])*(1+[.$E$1])" office:value-type="currency" office:currency="RUB" office:value="451816.334706603" calcext:value-type="currency">
            <text:p>451 816,33 ₽</text:p>
          </table:table-cell>
          <table:table-cell table:style-name="ce70" table:formula="of:=SUM([.F12:.F22])" office:value-type="currency" office:currency="RUB" office:value="451816.334706603" calcext:value-type="currency">
            <text:p>451 816,33 ₽</text:p>
          </table:table-cell>
          <table:table-cell table:style-name="ce70" table:formula="of:=SUM([.G12:.G22])" office:value-type="currency" office:currency="RUB" office:value="0" calcext:value-type="currency">
            <text:p>0,00 ₽</text:p>
          </table:table-cell>
          <table:table-cell table:style-name="ce72" table:formula="of:=-([.F7]+[.G7])+([.I7]+[.J7])" office:value-type="currency" office:currency="RUB" office:value="28839.3405131875" calcext:value-type="currency">
            <text:p>28 839,34 ₽</text:p>
          </table:table-cell>
          <table:table-cell table:style-name="ce77" table:formula="of:=[$'Коммерческое предложение'.C5]" office:value-type="currency" office:currency="RUB" office:value="480655.675219791" calcext:value-type="currency">
            <text:p>480 655,68 ₽</text:p>
          </table:table-cell>
          <table:table-cell table:style-name="ce80" table:formula="of:=[$'Коммерческое предложение'.C24]" office:value-type="currency" office:currency="RUB" office:value="0" calcext:value-type="currency">
            <text:p>0,00 ₽</text:p>
          </table:table-cell>
          <table:table-cell table:style-name="ce80" table:formula="of:=SUM([.K12:.K22])" office:value-type="currency" office:currency="RUB" office:value="480655.675219791" calcext:value-type="currency">
            <text:p>480 655,68 ₽</text:p>
          </table:table-cell>
          <table:table-cell table:style-name="ce65" table:number-columns-repeated="3"/>
        </table:table-row>
        <table:table-row table:style-name="ro2">
          <table:table-cell table:style-name="ce41" office:value-type="string" calcext:value-type="string">
            <text:p>Сложность заказа (по шкале от 1 до 10)</text:p>
          </table:table-cell>
          <table:table-cell table:style-name="ce215" table:formula="of:=[$'Коммерческое предложение'.C2]" office:value-type="float" office:value="5" calcext:value-type="float">
            <text:p>5,00</text:p>
          </table:table-cell>
          <table:table-cell table:style-name="ce192" table:formula="of:=[.B8]" office:value-type="float" office:value="5" calcext:value-type="float">
            <text:p>5,00</text:p>
          </table:table-cell>
          <table:table-cell table:number-columns-repeated="3"/>
          <table:table-cell table:style-name="ce203"/>
          <table:table-cell table:number-columns-repeated="7"/>
        </table:table-row>
        <table:table-row table:style-name="ro2">
          <table:table-cell table:style-name="ce41"/>
          <table:table-cell table:style-name="ce41" office:value-type="string" calcext:value-type="string">
            <text:p>Оценочная</text:p>
          </table:table-cell>
          <table:table-cell table:style-name="ce41" office:value-type="string" calcext:value-type="string">
            <text:p>По факту</text:p>
          </table:table-cell>
          <table:table-cell table:number-columns-repeated="3"/>
          <table:table-cell table:style-name="ce203"/>
          <table:table-cell table:number-columns-repeated="7"/>
        </table:table-row>
        <table:table-row table:style-name="ro2">
          <table:table-cell table:style-name="ce41" office:value-type="string" calcext:value-type="string">
            <text:p>Трудоемкость на выполнение заказа, полных рабочих дней</text:p>
          </table:table-cell>
          <table:table-cell table:style-name="ce50" table:formula="of:=([.B12]/['Стоимость работ специалистов'.$C$4]*10*(1-[.B26]-[.B29]))*(1-[.E2])" office:value-type="float" office:value="4.23139693602646" calcext:value-type="float">
            <text:p>4,23</text:p>
          </table:table-cell>
          <table:table-cell table:style-name="ce223" table:formula="of:=([.C12]/[$'Стоимость работ специалистов'.C4]*10*(1-[.B26]-[.B29]))*(1-[.E2])" office:value-type="float" office:value="7.55788928025417" calcext:value-type="float">
            <text:p>7,56</text:p>
          </table:table-cell>
          <table:table-cell table:number-columns-repeated="8"/>
          <table:table-cell table:style-name="ce65" table:number-columns-repeated="3"/>
        </table:table-row>
        <table:table-row table:style-name="ro1">
          <table:table-cell table:style-name="ce41" table:number-columns-repeated="6"/>
          <table:table-cell table:style-name="ce75"/>
          <table:table-cell table:style-name="ce41" table:number-columns-repeated="4"/>
          <table:table-cell table:style-name="ce65" table:number-columns-repeated="3"/>
        </table:table-row>
        <table:table-row table:style-name="ro5">
          <table:table-cell table:style-name="ce41" office:value-type="string" calcext:value-type="string">
            <text:p>Максимально допустимая себестоимость материалов и расходников</text:p>
          </table:table-cell>
          <table:table-cell table:style-name="ce52" table:formula="of:=([.I7]/(([.C4]+[.E4]+[.G4])/[.C4])*(1-[.B24]-[.B27]))*(1-[.$H12])/(1+[.$E$1])/(1+[.$E$1])" office:value-type="currency" office:currency="RUB" office:value="108300.266510048" calcext:value-type="currency">
            <text:p>108 300,27 ₽</text:p>
          </table:table-cell>
          <table:table-cell table:style-name="ce224" table:formula="of:=[$'Коммерческое предложение'.C6]*(1+[.$E$1])" office:value-type="currency" office:currency="RUB" office:value="193440" calcext:value-type="currency">
            <text:p>193 440,00 ₽</text:p>
          </table:table-cell>
          <table:table-cell table:style-name="ce224"/>
          <table:table-cell table:style-name="ce73" table:formula="of:=([.C12]+[.D12])*(1+[.$E$1])" office:value-type="currency" office:currency="RUB" office:value="201177.6" calcext:value-type="currency">
            <text:p>201 177,60 ₽</text:p>
          </table:table-cell>
          <table:table-cell table:style-name="ce74" table:formula="of:=[.I12]*(1-[.$H12])" office:value-type="currency" office:currency="RUB" office:value="279184.248014533" calcext:value-type="currency">
            <text:p>279 184,25 ₽</text:p>
          </table:table-cell>
          <table:table-cell table:style-name="ce74" table:formula="of:=[.J12]*(1-[.$H12])" office:value-type="currency" office:currency="RUB" office:value="0" calcext:value-type="currency">
            <text:p>0,00 ₽</text:p>
          </table:table-cell>
          <table:table-cell table:style-name="ce237" office:value-type="percentage" office:value="0.06" calcext:value-type="percentage">
            <text:p>6,00%</text:p>
          </table:table-cell>
          <table:table-cell table:style-name="ce78" table:formula="of:=([.I7]-SUM([.I13:.I14];[.I16];[.I18:.I22]))*(1-[.B24]-[.B27])" office:value-type="currency" office:currency="RUB" office:value="297004.519164397" calcext:value-type="currency">
            <text:p>297 004,52 ₽</text:p>
          </table:table-cell>
          <table:table-cell table:style-name="ce69" table:formula="of:=IF([.$D$7]=0;0;['Коммерческое предложение'.$C$24]*([.D12])/[.$D$7])" office:value-type="currency" office:currency="RUB" office:value="0" calcext:value-type="currency">
            <text:p>0,00 ₽</text:p>
          </table:table-cell>
          <table:table-cell table:style-name="ce69" table:formula="of:=[.E12]/(1-[.H12])" office:value-type="currency" office:currency="RUB" office:value="214018.723404255" calcext:value-type="currency">
            <text:p>214 018,72 ₽</text:p>
          </table:table-cell>
          <table:table-cell table:style-name="ce65" table:number-columns-repeated="3"/>
        </table:table-row>
        <table:table-row table:style-name="ro2">
          <table:table-cell table:style-name="ce42" office:value-type="string" calcext:value-type="string">
            <text:p>Себестоимость использования инструмента</text:p>
          </table:table-cell>
          <table:table-cell table:style-name="ce52" table:formula="of:=[.F13]/(1+[.$E$1])/(1+[.$E$1])" office:value-type="currency" office:currency="RUB" office:value="0.140311355721553" calcext:value-type="currency">
            <text:p>0,14 ₽</text:p>
          </table:table-cell>
          <table:table-cell table:style-name="ce225" table:formula="of:=([.C10]*[$Вклады.C15]/10-[.C14])*(1+[.$E$1])" office:value-type="currency" office:currency="RUB" office:value="0.294687928888889" calcext:value-type="currency">
            <text:p>0,29 ₽</text:p>
          </table:table-cell>
          <table:table-cell table:style-name="ce224"/>
          <table:table-cell table:style-name="ce73" table:formula="of:=([.C13]+[.D13])*(1+[.$E$1])" office:value-type="currency" office:currency="RUB" office:value="0.306475446044445" calcext:value-type="currency">
            <text:p>0,31 ₽</text:p>
          </table:table-cell>
          <table:table-cell table:style-name="ce74" table:formula="of:=[.I13]*(1-[.$H13])" office:value-type="currency" office:currency="RUB" office:value="0.151760762348432" calcext:value-type="currency">
            <text:p>0,15 ₽</text:p>
          </table:table-cell>
          <table:table-cell table:style-name="ce74" table:formula="of:=[.J13]*(1-[.H13])" office:value-type="currency" office:currency="RUB" office:value="0" calcext:value-type="currency">
            <text:p>0,00 ₽</text:p>
          </table:table-cell>
          <table:table-cell table:style-name="ce237" office:value-type="percentage" office:value="0.06" calcext:value-type="percentage">
            <text:p>6,00%</text:p>
          </table:table-cell>
          <table:table-cell table:style-name="ce78" table:formula="of:=([.B10]*[$Вклады.C15]/10-[.I14])" office:value-type="currency" office:currency="RUB" office:value="0.161447619519608" calcext:value-type="currency">
            <text:p>0,16 ₽</text:p>
          </table:table-cell>
          <table:table-cell table:style-name="ce69" table:formula="of:=IF([.$D$7]=0;0;['Коммерческое предложение'.$C$24]*([.D13])/[.$D$7])" office:value-type="currency" office:currency="RUB" office:value="0" calcext:value-type="currency">
            <text:p>0,00 ₽</text:p>
          </table:table-cell>
          <table:table-cell table:style-name="ce69" table:formula="of:=[.E13]/(1-[.H13])" office:value-type="currency" office:currency="RUB" office:value="0.32603770855792" calcext:value-type="currency">
            <text:p>0,33 ₽</text:p>
          </table:table-cell>
          <table:table-cell table:style-name="ce65" table:number-columns-repeated="3"/>
        </table:table-row>
        <table:table-row table:style-name="ro2">
          <table:table-cell table:style-name="ce43" office:value-type="string" calcext:value-type="string">
            <text:p>Отложить на легализацию и оплату используемого ПО</text:p>
          </table:table-cell>
          <table:table-cell table:style-name="ce52" table:formula="of:=[.F14]/(1+[.$E$1])/(1+[.$E$1])" office:value-type="currency" office:currency="RUB" office:value="0.0610049372702405" calcext:value-type="currency">
            <text:p>0,06 ₽</text:p>
          </table:table-cell>
          <table:table-cell table:style-name="ce225" table:formula="of:=([.C10]*[$Вклады.C17])*(1+[.$E$1])" office:value-type="currency" office:currency="RUB" office:value="0.130392888888889" calcext:value-type="currency">
            <text:p>0,13 ₽</text:p>
          </table:table-cell>
          <table:table-cell table:style-name="ce224"/>
          <table:table-cell table:style-name="ce73" table:formula="of:=([.C14]+[.D14])*(1+[.$E$1])" office:value-type="currency" office:currency="RUB" office:value="0.135608604444445" calcext:value-type="currency">
            <text:p>0,14 ₽</text:p>
          </table:table-cell>
          <table:table-cell table:style-name="ce74" table:formula="of:=[.I14]*(1-[.$H14])" office:value-type="currency" office:currency="RUB" office:value="0.0659829401514921" calcext:value-type="currency">
            <text:p>0,07 ₽</text:p>
          </table:table-cell>
          <table:table-cell table:style-name="ce74" table:formula="of:=[.J14]*(1-[.H14])" office:value-type="currency" office:currency="RUB" office:value="0" calcext:value-type="currency">
            <text:p>0,00 ₽</text:p>
          </table:table-cell>
          <table:table-cell table:style-name="ce237" office:value-type="percentage" office:value="0.06" calcext:value-type="percentage">
            <text:p>6,00%</text:p>
          </table:table-cell>
          <table:table-cell table:style-name="ce78" table:formula="of:=([.B10]*[$Вклады.C17])" office:value-type="currency" office:currency="RUB" office:value="0.0701946171824385" calcext:value-type="currency">
            <text:p>0,07 ₽</text:p>
          </table:table-cell>
          <table:table-cell table:style-name="ce69" table:formula="of:=IF([.$D$7]=0;0;['Коммерческое предложение'.$C$24]*([.D14])/[.$D$7])" office:value-type="currency" office:currency="RUB" office:value="0" calcext:value-type="currency">
            <text:p>0,00 ₽</text:p>
          </table:table-cell>
          <table:table-cell table:style-name="ce69" table:formula="of:=[.E14]/(1-[.H14])" office:value-type="currency" office:currency="RUB" office:value="0.144264472813239" calcext:value-type="currency">
            <text:p>0,14 ₽</text:p>
          </table:table-cell>
          <table:table-cell table:style-name="ce65" table:number-columns-repeated="3"/>
        </table:table-row>
        <table:table-row table:style-name="ro5">
          <table:table-cell table:style-name="ce43" office:value-type="string" calcext:value-type="string">
            <text:p>Запас на гарантийные обязательства, брак, ремонт, исправления, переделки</text:p>
          </table:table-cell>
          <table:table-cell table:style-name="ce52" table:formula="of:=[.F15]/(1+[.$E$1])/(1+[.$E$1])" office:value-type="currency" office:currency="RUB" office:value="36874.5044397893" calcext:value-type="currency">
            <text:p>36 874,50 ₽</text:p>
          </table:table-cell>
          <table:table-cell table:style-name="ce225" table:formula="of:=([.C12]/(1-[.B24]-[.B27])*[.B24])*(1+[.$E$1])" office:value-type="currency" office:currency="RUB" office:value="28739.6571428571" calcext:value-type="currency">
            <text:p>28 739,66 ₽</text:p>
          </table:table-cell>
          <table:table-cell table:style-name="ce224"/>
          <table:table-cell table:style-name="ce73" table:formula="of:=([.C15]+[.D15])*(1+[.$E$1])" office:value-type="currency" office:currency="RUB" office:value="29889.2434285714" calcext:value-type="currency">
            <text:p>29 889,24 ₽</text:p>
          </table:table-cell>
          <table:table-cell table:style-name="ce74" table:formula="of:=[.I15]*(1-[.$H15])" office:value-type="currency" office:currency="RUB" office:value="39883.4640020761" calcext:value-type="currency">
            <text:p>39 883,46 ₽</text:p>
          </table:table-cell>
          <table:table-cell table:style-name="ce74" table:formula="of:=[.J15]*(1-[.H15])" office:value-type="currency" office:currency="RUB" office:value="0" calcext:value-type="currency">
            <text:p>0,00 ₽</text:p>
          </table:table-cell>
          <table:table-cell table:style-name="ce237" office:value-type="percentage" office:value="0.06" calcext:value-type="percentage">
            <text:p>6,00%</text:p>
          </table:table-cell>
          <table:table-cell table:style-name="ce78" table:formula="of:=([.I12]/(1-[.B24]-[.B27])*[.B24])" office:value-type="currency" office:currency="RUB" office:value="42429.2170234852" calcext:value-type="currency">
            <text:p>42 429,22 ₽</text:p>
          </table:table-cell>
          <table:table-cell table:style-name="ce69" table:formula="of:=IF([.$D$7]=0;0;['Коммерческое предложение'.$C$24]*([.D15])/[.$D$7])" office:value-type="currency" office:currency="RUB" office:value="0" calcext:value-type="currency">
            <text:p>0,00 ₽</text:p>
          </table:table-cell>
          <table:table-cell table:style-name="ce69" table:formula="of:=[.E15]/(1-[.H15])" office:value-type="currency" office:currency="RUB" office:value="31797.0674772036" calcext:value-type="currency">
            <text:p>31 797,07 ₽</text:p>
          </table:table-cell>
          <table:table-cell table:number-columns-repeated="3"/>
        </table:table-row>
        <table:table-row table:style-name="ro2">
          <table:table-cell table:style-name="ce43" office:value-type="string" calcext:value-type="string">
            <text:p>Запас на ремонт оборудования и покупку запчастей</text:p>
          </table:table-cell>
          <table:table-cell table:style-name="ce52" table:formula="of:=[.F16]/(1+[.$E$1])/(1+[.$E$1])" office:value-type="currency" office:currency="RUB" office:value="0.0287594704273991" calcext:value-type="currency">
            <text:p>0,03 ₽</text:p>
          </table:table-cell>
          <table:table-cell table:style-name="ce225" table:formula="of:=(([.C13]+[.C14])/(1-[.B25]-[.B28])*[.B25])*(1+[.$E$1])" office:value-type="currency" office:currency="RUB" office:value="0.0631548643555556" calcext:value-type="currency">
            <text:p>0,06 ₽</text:p>
          </table:table-cell>
          <table:table-cell table:style-name="ce224"/>
          <table:table-cell table:style-name="ce73" table:formula="of:=([.C16]+[.D16])*(1+[.$E$1])" office:value-type="currency" office:currency="RUB" office:value="0.0656810589297778" calcext:value-type="currency">
            <text:p>0,07 ₽</text:p>
          </table:table-cell>
          <table:table-cell table:style-name="ce74" table:formula="of:=[.I16]*(1-[.$H16])" office:value-type="currency" office:currency="RUB" office:value="0.0311062432142748" calcext:value-type="currency">
            <text:p>0,03 ₽</text:p>
          </table:table-cell>
          <table:table-cell table:style-name="ce74" table:formula="of:=[.J16]*(1-[.H16])" office:value-type="currency" office:currency="RUB" office:value="0" calcext:value-type="currency">
            <text:p>0,00 ₽</text:p>
          </table:table-cell>
          <table:table-cell table:style-name="ce237" office:value-type="percentage" office:value="0.06" calcext:value-type="percentage">
            <text:p>6,00%</text:p>
          </table:table-cell>
          <table:table-cell table:style-name="ce78" table:formula="of:=(([.I13]+[.I14])/(1-[.B25]-[.B28])*[.B25])" office:value-type="currency" office:currency="RUB" office:value="0.0330917481002924" calcext:value-type="currency">
            <text:p>0,03 ₽</text:p>
          </table:table-cell>
          <table:table-cell table:style-name="ce69" table:formula="of:=IF([.$D$7]=0;0;['Коммерческое предложение'.$C$24]*([.D16])/[.$D$7])" office:value-type="currency" office:currency="RUB" office:value="0" calcext:value-type="currency">
            <text:p>0,00 ₽</text:p>
          </table:table-cell>
          <table:table-cell table:style-name="ce69" table:formula="of:=[.E16]/(1-[.H16])" office:value-type="currency" office:currency="RUB" office:value="0.0698734669465722" calcext:value-type="currency">
            <text:p>0,07 ₽</text:p>
          </table:table-cell>
          <table:table-cell table:number-columns-repeated="3"/>
        </table:table-row>
        <table:table-row table:style-name="ro5">
          <table:table-cell table:style-name="ce43" office:value-type="string" calcext:value-type="string">
            <text:p>На развитие производства (новое оборудование, ПО, расширение)</text:p>
          </table:table-cell>
          <table:table-cell table:style-name="ce52" table:formula="of:=[.F17]/(1+[.$E$1])/(1+[.$E$1])" office:value-type="currency" office:currency="RUB" office:value="36874.5044397893" calcext:value-type="currency">
            <text:p>36 874,50 ₽</text:p>
          </table:table-cell>
          <table:table-cell table:style-name="ce225" table:formula="of:=([.C12]/(1-[.B24]-[.B27])*[.B27])*(1+[.$E$1])" office:value-type="currency" office:currency="RUB" office:value="28739.6571428571" calcext:value-type="currency">
            <text:p>28 739,66 ₽</text:p>
          </table:table-cell>
          <table:table-cell table:style-name="ce224"/>
          <table:table-cell table:style-name="ce73" table:formula="of:=([.C17]+[.D17])*(1+[.$E$1])" office:value-type="currency" office:currency="RUB" office:value="29889.2434285714" calcext:value-type="currency">
            <text:p>29 889,24 ₽</text:p>
          </table:table-cell>
          <table:table-cell table:style-name="ce74" table:formula="of:=[.I17]*(1-[.$H17])" office:value-type="currency" office:currency="RUB" office:value="39883.4640020761" calcext:value-type="currency">
            <text:p>39 883,46 ₽</text:p>
          </table:table-cell>
          <table:table-cell table:style-name="ce74" table:formula="of:=[.J17]*(1-[.H17])" office:value-type="currency" office:currency="RUB" office:value="0" calcext:value-type="currency">
            <text:p>0,00 ₽</text:p>
          </table:table-cell>
          <table:table-cell table:style-name="ce237" office:value-type="percentage" office:value="0.06" calcext:value-type="percentage">
            <text:p>6,00%</text:p>
          </table:table-cell>
          <table:table-cell table:style-name="ce78" table:formula="of:=([.I12]/(1-[.B24]-[.B27])*[.B27])" office:value-type="currency" office:currency="RUB" office:value="42429.2170234852" calcext:value-type="currency">
            <text:p>42 429,22 ₽</text:p>
          </table:table-cell>
          <table:table-cell table:style-name="ce69" table:formula="of:=IF([.$D$7]=0;0;['Коммерческое предложение'.$C$24]*([.D17])/[.$D$7])" office:value-type="currency" office:currency="RUB" office:value="0" calcext:value-type="currency">
            <text:p>0,00 ₽</text:p>
          </table:table-cell>
          <table:table-cell table:style-name="ce69" table:formula="of:=[.E17]/(1-[.H17])" office:value-type="currency" office:currency="RUB" office:value="31797.0674772036" calcext:value-type="currency">
            <text:p>31 797,07 ₽</text:p>
          </table:table-cell>
          <table:table-cell table:style-name="ce65" table:number-columns-repeated="3"/>
        </table:table-row>
        <table:table-row table:style-name="ro2">
          <table:table-cell table:style-name="ce43" office:value-type="string" calcext:value-type="string">
            <text:p>На обучение работе с оборудованием и ПО</text:p>
          </table:table-cell>
          <table:table-cell table:style-name="ce52" table:formula="of:=[.F18]/(1+[.$E$1])/(1+[.$E$1])" office:value-type="currency" office:currency="RUB" office:value="0.0287594704273991" calcext:value-type="currency">
            <text:p>0,03 ₽</text:p>
          </table:table-cell>
          <table:table-cell table:style-name="ce225" table:formula="of:=(([.C13]+[.C14])/(1-[.B25]-[.B28])*[.B28])*(1+[.$E$1])" office:value-type="currency" office:currency="RUB" office:value="0.0631548643555556" calcext:value-type="currency">
            <text:p>0,06 ₽</text:p>
          </table:table-cell>
          <table:table-cell table:style-name="ce224"/>
          <table:table-cell table:style-name="ce73" table:formula="of:=([.C18]+[.D18])*(1+[.$E$1])" office:value-type="currency" office:currency="RUB" office:value="0.0656810589297778" calcext:value-type="currency">
            <text:p>0,07 ₽</text:p>
          </table:table-cell>
          <table:table-cell table:style-name="ce74" table:formula="of:=[.I18]*(1-[.$H18])" office:value-type="currency" office:currency="RUB" office:value="0.0311062432142748" calcext:value-type="currency">
            <text:p>0,03 ₽</text:p>
          </table:table-cell>
          <table:table-cell table:style-name="ce74" table:formula="of:=[.J18]*(1-[.H18])" office:value-type="currency" office:currency="RUB" office:value="0" calcext:value-type="currency">
            <text:p>0,00 ₽</text:p>
          </table:table-cell>
          <table:table-cell table:style-name="ce237" office:value-type="percentage" office:value="0.06" calcext:value-type="percentage">
            <text:p>6,00%</text:p>
          </table:table-cell>
          <table:table-cell table:style-name="ce78" table:formula="of:=(([.I13]+[.I14])/(1-[.B25]-[.B28])*[.B28])" office:value-type="currency" office:currency="RUB" office:value="0.0330917481002924" calcext:value-type="currency">
            <text:p>0,03 ₽</text:p>
          </table:table-cell>
          <table:table-cell table:style-name="ce69" table:formula="of:=IF([.$D$7]=0;0;['Коммерческое предложение'.$C$24]*([.D18])/[.$D$7])" office:value-type="currency" office:currency="RUB" office:value="0" calcext:value-type="currency">
            <text:p>0,00 ₽</text:p>
          </table:table-cell>
          <table:table-cell table:style-name="ce69" table:formula="of:=[.E18]/(1-[.H18])" office:value-type="currency" office:currency="RUB" office:value="0.0698734669465722" calcext:value-type="currency">
            <text:p>0,07 ₽</text:p>
          </table:table-cell>
          <table:table-cell table:style-name="ce65" table:number-columns-repeated="3"/>
        </table:table-row>
        <table:table-row table:style-name="ro4">
          <table:table-cell table:style-name="ce43" office:value-type="string" calcext:value-type="string">
            <text:p>Премии работникам: Риски по срокам исполнения (изменение исходных данных, брак, непредвиденные обстоятельства)</text:p>
          </table:table-cell>
          <table:table-cell table:style-name="ce52" table:formula="of:=IF([.$E$2]&lt;100%; [.F19]/(1-[.$E$2])/(1+[.$E$1]);0)*MIN(2;[.B8]/5)" office:value-type="currency" office:currency="RUB" office:value="6579.49545670148" calcext:value-type="currency">
            <text:p>6 579,50 ₽</text:p>
          </table:table-cell>
          <table:table-cell table:style-name="ce225" table:formula="of:=([.C10]*(1-[.B26]-[.B29])*(['Стоимость работ специалистов'.$C$4]/10)*[.B26])*(1+[.$E$1])*MIN(2;[.B8]/5)*MIN(2;[.C8]/5)" office:value-type="currency" office:currency="RUB" office:value="13522.2255144033" calcext:value-type="currency">
            <text:p>13 522,23 ₽</text:p>
          </table:table-cell>
          <table:table-cell table:style-name="ce224"/>
          <table:table-cell table:style-name="ce73" table:formula="of:=([.C19]+[.D19])*(1+[.$E$1])" office:value-type="currency" office:currency="RUB" office:value="14063.1145349794" calcext:value-type="currency">
            <text:p>14 063,11 ₽</text:p>
          </table:table-cell>
          <table:table-cell table:style-name="ce74" table:formula="of:=[.I19]*(1-[.$H19])" office:value-type="currency" office:currency="RUB" office:value="6842.67527496954" calcext:value-type="currency">
            <text:p>6 842,68 ₽</text:p>
          </table:table-cell>
          <table:table-cell table:style-name="ce74" table:formula="of:=[.J19]*(1-[.H19])" office:value-type="currency" office:currency="RUB" office:value="0" calcext:value-type="currency">
            <text:p>0,00 ₽</text:p>
          </table:table-cell>
          <table:table-cell table:style-name="ce237" office:value-type="percentage" office:value="0.06" calcext:value-type="percentage">
            <text:p>6,00%</text:p>
          </table:table-cell>
          <table:table-cell table:style-name="ce78" table:formula="of:=([.B10]*(1-[.B26]-[.B29])*(['Стоимость работ специалистов'.$C$4]/10)*[.B26])*(1-[.$E$2])" office:value-type="currency" office:currency="RUB" office:value="7279.44178188249" calcext:value-type="currency">
            <text:p>7 279,44 ₽</text:p>
          </table:table-cell>
          <table:table-cell table:style-name="ce69" table:formula="of:=IF([.$D$7]=0;0;['Коммерческое предложение'.$C$24]*([.D19])/[.$D$7])" office:value-type="currency" office:currency="RUB" office:value="0" calcext:value-type="currency">
            <text:p>0,00 ₽</text:p>
          </table:table-cell>
          <table:table-cell table:style-name="ce69" table:formula="of:=[.E19]/(1-[.H19])" office:value-type="currency" office:currency="RUB" office:value="14960.7601435951" calcext:value-type="currency">
            <text:p>14 960,76 ₽</text:p>
          </table:table-cell>
          <table:table-cell table:style-name="ce65" table:number-columns-repeated="3"/>
        </table:table-row>
        <table:table-row table:style-name="ro2">
          <table:table-cell table:style-name="ce43" office:value-type="string" calcext:value-type="string">
            <text:p>Работникам на отпуск, отдых, лечение</text:p>
          </table:table-cell>
          <table:table-cell table:style-name="ce52" table:formula="of:=IF([.$E$2]&lt;100%; [.F20]/(1-[.$E$2])/(1+[.$E$1]);0)*MIN(2;[.B8]/5)" office:value-type="currency" office:currency="RUB" office:value="6579.49545670148" calcext:value-type="currency">
            <text:p>6 579,50 ₽</text:p>
          </table:table-cell>
          <table:table-cell table:style-name="ce225" table:formula="of:=([.C10]*(1-[.B26]-[.B29])*(['Стоимость работ специалистов'.$C$4]/10)*[.B29])*(1+[.$E$1])*MIN(2;[.C8]/5)" office:value-type="currency" office:currency="RUB" office:value="13522.2255144033" calcext:value-type="currency">
            <text:p>13 522,23 ₽</text:p>
          </table:table-cell>
          <table:table-cell table:style-name="ce224"/>
          <table:table-cell table:style-name="ce73" table:formula="of:=([.C20]+[.D20])*(1+[.$E$1])" office:value-type="currency" office:currency="RUB" office:value="14063.1145349794" calcext:value-type="currency">
            <text:p>14 063,11 ₽</text:p>
          </table:table-cell>
          <table:table-cell table:style-name="ce74" table:formula="of:=[.I20]*(1-[.$H20])" office:value-type="currency" office:currency="RUB" office:value="6842.67527496954" calcext:value-type="currency">
            <text:p>6 842,68 ₽</text:p>
          </table:table-cell>
          <table:table-cell table:style-name="ce74" table:formula="of:=[.J20]*(1-[.H20])" office:value-type="currency" office:currency="RUB" office:value="0" calcext:value-type="currency">
            <text:p>0,00 ₽</text:p>
          </table:table-cell>
          <table:table-cell table:style-name="ce237" office:value-type="percentage" office:value="0.06" calcext:value-type="percentage">
            <text:p>6,00%</text:p>
          </table:table-cell>
          <table:table-cell table:style-name="ce78" table:formula="of:=([.B10]*(1-[.B26]-[.B29])*(['Стоимость работ специалистов'.$C$4]/10)*[.B29])*(1-[.$E$2])" office:value-type="currency" office:currency="RUB" office:value="7279.44178188249" calcext:value-type="currency">
            <text:p>7 279,44 ₽</text:p>
          </table:table-cell>
          <table:table-cell table:style-name="ce69" table:formula="of:=IF([.$D$7]=0;0;['Коммерческое предложение'.$C$24]*([.D20])/[.$D$7])" office:value-type="currency" office:currency="RUB" office:value="0" calcext:value-type="currency">
            <text:p>0,00 ₽</text:p>
          </table:table-cell>
          <table:table-cell table:style-name="ce69" table:formula="of:=[.E20]/(1-[.H20])" office:value-type="currency" office:currency="RUB" office:value="14960.7601435951" calcext:value-type="currency">
            <text:p>14 960,76 ₽</text:p>
          </table:table-cell>
          <table:table-cell table:style-name="ce65" table:number-columns-repeated="3"/>
        </table:table-row>
        <table:table-row table:style-name="ro2">
          <table:table-cell table:style-name="ce43" office:value-type="string" calcext:value-type="string">
            <text:p>Денег на оплату работ специалистов (на руки):</text:p>
          </table:table-cell>
          <table:table-cell table:style-name="ce52" table:formula="of:=IF([.$E$2]&lt;100%; [.F21]/(1-[.$E$2])/(1+[.$E$1]);0)*MIN(2;[.B8]/5)" office:value-type="currency" office:currency="RUB" office:value="76134.1617132601" calcext:value-type="currency">
            <text:p>76 134,16 ₽</text:p>
          </table:table-cell>
          <table:table-cell table:style-name="ce226" table:formula="of:=([.C10]*(['Стоимость работ специалистов'.$C$4]/10))*(1+[.$E$1])*MIN(2;[.C8]/5)" office:value-type="currency" office:currency="RUB" office:value="156471.466666667" calcext:value-type="currency">
            <text:p>156 471,47 ₽</text:p>
          </table:table-cell>
          <table:table-cell table:style-name="ce224"/>
          <table:table-cell table:style-name="ce73" table:formula="of:=([.C21]+[.D21])*(1+[.$E$1])" office:value-type="currency" office:currency="RUB" office:value="162730.325333333" calcext:value-type="currency">
            <text:p>162 730,33 ₽</text:p>
          </table:table-cell>
          <table:table-cell table:style-name="ce74" table:formula="of:=[.I21]*(1-[.$H21])" office:value-type="currency" office:currency="RUB" office:value="79179.5281817905" calcext:value-type="currency">
            <text:p>79 179,53 ₽</text:p>
          </table:table-cell>
          <table:table-cell table:style-name="ce74" table:formula="of:=[.J21]*(1-[.H21])" office:value-type="currency" office:currency="RUB" office:value="0" calcext:value-type="currency">
            <text:p>0,00 ₽</text:p>
          </table:table-cell>
          <table:table-cell table:style-name="ce237" office:value-type="percentage" office:value="0.06" calcext:value-type="percentage">
            <text:p>6,00%</text:p>
          </table:table-cell>
          <table:table-cell table:style-name="ce79" table:formula="of:=([.B10]*(['Стоимость работ специалистов'.$C$4]/10))*(1-[.$E$2])" office:value-type="currency" office:currency="RUB" office:value="84233.540618926" calcext:value-type="currency">
            <text:p>84 233,54 ₽</text:p>
          </table:table-cell>
          <table:table-cell table:style-name="ce69" table:formula="of:=IF([.$D$7]=0;0;['Коммерческое предложение'.$C$24]*([.D21])/[.$D$7])" office:value-type="currency" office:currency="RUB" office:value="0" calcext:value-type="currency">
            <text:p>0,00 ₽</text:p>
          </table:table-cell>
          <table:table-cell table:style-name="ce69" table:formula="of:=[.E21]/(1-[.H21])" office:value-type="currency" office:currency="RUB" office:value="173117.367375887" calcext:value-type="currency">
            <text:p>173 117,37 ₽</text:p>
          </table:table-cell>
          <table:table-cell table:style-name="ce65" table:number-columns-repeated="3"/>
        </table:table-row>
        <table:table-row table:style-name="ro5">
          <table:table-cell table:style-name="ce43" office:value-type="string" calcext:value-type="string">
            <text:p>Погрешность (залог, выброшено, потеряно, украли, благотворительность, на погоду и т. д.)</text:p>
          </table:table-cell>
          <table:table-cell table:style-name="ce52" table:formula="of:=[.F22]/(1+[.$E$1])/(1+[.$E$1])*MIN(2;[.B8]/5)" office:value-type="currency" office:currency="RUB" office:value="0" calcext:value-type="currency">
            <text:p>0,00 ₽</text:p>
          </table:table-cell>
          <table:table-cell table:style-name="ce69" office:value-type="currency" office:currency="RUB" office:value="0" calcext:value-type="currency">
            <text:p>0,00 ₽</text:p>
          </table:table-cell>
          <table:table-cell table:style-name="ce224" office:value-type="currency" office:currency="RUB" office:value="3" calcext:value-type="currency">
            <text:p>3,00 ₽</text:p>
          </table:table-cell>
          <table:table-cell table:style-name="ce73" table:formula="of:=([.C22]+[.D22])*(1-[.$E$2])*(1+[.$E$1])" office:value-type="currency" office:currency="RUB" office:value="3.12" calcext:value-type="currency">
            <text:p>3,12 ₽</text:p>
          </table:table-cell>
          <table:table-cell table:style-name="ce74" table:formula="of:=[.I22]*(1-[.$H22])" office:value-type="currency" office:currency="RUB" office:value="0" calcext:value-type="currency">
            <text:p>0,00 ₽</text:p>
          </table:table-cell>
          <table:table-cell table:style-name="ce74" table:formula="of:=[.J22]*(1-[.H22])" office:value-type="currency" office:currency="RUB" office:value="0" calcext:value-type="currency">
            <text:p>0,00 ₽</text:p>
          </table:table-cell>
          <table:table-cell table:style-name="ce237" office:value-type="percentage" office:value="0.06" calcext:value-type="percentage">
            <text:p>6,00%</text:p>
          </table:table-cell>
          <table:table-cell table:style-name="ce78" table:formula="of:=([.B10]*(1-[.B27]-[.B30])*(['Стоимость работ специалистов'.$C$4]/10)*[.B30])*(1-[.$E$2])*(1+[.$E$1])" office:value-type="currency" office:currency="RUB" office:value="0" calcext:value-type="currency">
            <text:p>0,00 ₽</text:p>
          </table:table-cell>
          <table:table-cell table:style-name="ce69" table:formula="of:=IF([.$D$7]=0;0;['Коммерческое предложение'.$C$24]*([.D22])/[.$D$7])" office:value-type="currency" office:currency="RUB" office:value="0" calcext:value-type="currency">
            <text:p>0,00 ₽</text:p>
          </table:table-cell>
          <table:table-cell table:style-name="ce69" table:formula="of:=[.E22]/(1-[.H22])" office:value-type="currency" office:currency="RUB" office:value="3.31914893617021" calcext:value-type="currency">
            <text:p>3,32 ₽</text:p>
          </table:table-cell>
          <table:table-cell table:style-name="ce65" table:number-columns-repeated="3"/>
        </table:table-row>
        <table:table-row table:style-name="ro1">
          <table:table-cell table:style-name="ce44" table:number-columns-repeated="11"/>
          <table:table-cell table:style-name="ce65" table:number-columns-repeated="3"/>
        </table:table-row>
        <table:table-row-group table:display="false">
          <table:table-row table:style-name="ro5" table:visibility="collapse">
            <table:table-cell table:style-name="ce45" office:value-type="string" calcext:value-type="string">
              <text:p>(1) Риски по материалам, % от стоимости материалов (на переделку, брак и непредвиденные расходы)</text:p>
            </table:table-cell>
            <table:table-cell table:style-name="ce53" table:formula="of:=[$'Оплата работ'.B1]/SUM([$'Оплата работ'.B1:$'Оплата работ'.E1])*[$'Оплата работ'.H1]/SUM([$'Оплата работ'.G1:$'Оплата работ'.I1])" office:value-type="percentage" office:value="0.111111111111111" calcext:value-type="percentage">
              <text:p>11,11%</text:p>
            </table:table-cell>
            <table:table-cell table:number-columns-repeated="9"/>
            <table:table-cell table:style-name="ce65" table:number-columns-repeated="3"/>
          </table:table-row>
          <table:table-row table:style-name="ro4" table:visibility="collapse">
            <table:table-cell table:style-name="ce45" office:value-type="string" calcext:value-type="string">
              <text:p>(2) Риски по инструментам, % от стоимости владения оборудованием на период работ (на ремонт, <text:s text:c="2"/>комплектующие и страховку)</text:p>
            </table:table-cell>
            <table:table-cell table:style-name="ce53" table:formula="of:=[$'Оплата работ'.C1]/SUM([$'Оплата работ'.B1:$'Оплата работ'.E1])*[$'Оплата работ'.H1]/SUM([$'Оплата работ'.G1:$'Оплата работ'.I1])" office:value-type="percentage" office:value="0.111111111111111" calcext:value-type="percentage">
              <text:p>11,11%</text:p>
            </table:table-cell>
            <table:table-cell table:number-columns-repeated="9"/>
            <table:table-cell table:style-name="ce65" table:number-columns-repeated="3"/>
          </table:table-row>
          <table:table-row table:style-name="ro5" table:visibility="collapse">
            <table:table-cell table:style-name="ce45" office:value-type="string" calcext:value-type="string">
              <text:p>(3) Риски по срокам, % от стоимости работ (на переделки, исправление ошибок)</text:p>
            </table:table-cell>
            <table:table-cell table:style-name="ce53" table:formula="of:=[$'Оплата работ'.E1]/SUM([$'Оплата работ'.B1:$'Оплата работ'.E1])*[$'Оплата работ'.H1]/SUM([$'Оплата работ'.G1:$'Оплата работ'.I1])" office:value-type="percentage" office:value="0.111111111111111" calcext:value-type="percentage">
              <text:p>11,11%</text:p>
            </table:table-cell>
            <table:table-cell table:number-columns-repeated="9"/>
            <table:table-cell table:style-name="ce65" table:number-columns-repeated="3"/>
          </table:table-row>
          <table:table-row table:style-name="ro2" table:visibility="collapse">
            <table:table-cell table:style-name="ce45" office:value-type="string" calcext:value-type="string">
              <text:p>(1) Развитие фирмы, % от стоимости материалов</text:p>
            </table:table-cell>
            <table:table-cell table:style-name="ce53" table:formula="of:=[$'Оплата работ'.B1]/SUM([$'Оплата работ'.B1:$'Оплата работ'.E1])*[$'Оплата работ'.I1]/SUM([$'Оплата работ'.G1:$'Оплата работ'.I1])" office:value-type="percentage" office:value="0.111111111111111" calcext:value-type="percentage">
              <text:p>11,11%</text:p>
            </table:table-cell>
            <table:table-cell table:number-columns-repeated="9"/>
            <table:table-cell table:style-name="ce65" table:number-columns-repeated="3"/>
          </table:table-row>
          <table:table-row table:style-name="ro2" table:visibility="collapse">
            <table:table-cell table:style-name="ce45" office:value-type="string" calcext:value-type="string">
              <text:p>(2) Развитие сотрудников, % от стоимости оборудования</text:p>
            </table:table-cell>
            <table:table-cell table:style-name="ce53" table:formula="of:=[$'Оплата работ'.C1]/SUM([$'Оплата работ'.B1:$'Оплата работ'.E1])*[$'Оплата работ'.I1]/SUM([$'Оплата работ'.G1:$'Оплата работ'.I1])" office:value-type="percentage" office:value="0.111111111111111" calcext:value-type="percentage">
              <text:p>11,11%</text:p>
            </table:table-cell>
            <table:table-cell table:number-columns-repeated="9"/>
            <table:table-cell table:style-name="ce65" table:number-columns-repeated="3"/>
          </table:table-row>
          <table:table-row table:style-name="ro2" table:visibility="collapse">
            <table:table-cell table:style-name="ce45" office:value-type="string" calcext:value-type="string">
              <text:p>(3) Укрепление команды, % от стоимости работ</text:p>
            </table:table-cell>
            <table:table-cell table:style-name="ce53" table:formula="of:=[$'Оплата работ'.E1]/SUM([$'Оплата работ'.B1:$'Оплата работ'.E1])*[$'Оплата работ'.I1]/SUM([$'Оплата работ'.G1:$'Оплата работ'.I1])" office:value-type="percentage" office:value="0.111111111111111" calcext:value-type="percentage">
              <text:p>11,11%</text:p>
            </table:table-cell>
            <table:table-cell table:number-columns-repeated="9"/>
            <table:table-cell table:style-name="ce65" table:number-columns-repeated="3"/>
          </table:table-row>
        </table:table-row-group>
        <table:table-row table:style-name="ro1" table:number-rows-repeated="31">
          <table:table-cell table:style-name="Default"/>
          <table:table-cell table:number-columns-repeated="10"/>
          <table:table-cell table:style-name="ce65" table:number-columns-repeated="3"/>
        </table:table-row>
        <table:table-row table:style-name="ro1" table:number-rows-repeated="2">
          <table:table-cell table:style-name="ce46"/>
          <table:table-cell table:style-name="ce54" table:number-columns-repeated="10"/>
          <table:table-cell table:style-name="ce65" table:number-columns-repeated="3"/>
        </table:table-row>
        <table:table-row table:style-name="ro1">
          <table:table-cell table:style-name="ce46"/>
          <table:table-cell table:style-name="ce55" table:formula="of:=[.K63]" office:value-type="currency" office:currency="RUB" office:value="0" calcext:value-type="currency">
            <text:p>0,00 ₽</text:p>
          </table:table-cell>
          <table:table-cell table:style-name="ce64" table:number-columns-repeated="9"/>
          <table:table-cell table:style-name="ce81"/>
          <table:table-cell table:style-name="ce65" table:number-columns-repeated="2"/>
        </table:table-row>
        <table:table-row table:style-name="ro1">
          <table:table-cell table:style-name="ce46"/>
          <table:table-cell table:style-name="ce55" table:formula="of:=[.K64]" office:value-type="currency" office:currency="RUB" office:value="0" calcext:value-type="currency">
            <text:p>0,00 ₽</text:p>
          </table:table-cell>
          <table:table-cell table:style-name="ce65" table:number-columns-repeated="9"/>
          <table:table-cell table:style-name="ce81"/>
          <table:table-cell table:style-name="ce65"/>
          <table:table-cell/>
        </table:table-row>
        <table:table-row table:style-name="ro1">
          <table:table-cell table:style-name="ce46"/>
          <table:table-cell table:style-name="ce55" table:formula="of:=[.K65]" office:value-type="currency" office:currency="RUB" office:value="0" calcext:value-type="currency">
            <text:p>0,00 ₽</text:p>
          </table:table-cell>
          <table:table-cell table:style-name="ce65" table:number-columns-repeated="9"/>
          <table:table-cell table:style-name="ce81"/>
          <table:table-cell table:style-name="ce65"/>
          <table:table-cell/>
        </table:table-row>
        <table:table-row table:style-name="ro1">
          <table:table-cell table:style-name="ce46"/>
          <table:table-cell table:style-name="ce55" table:formula="of:=[.K66]" office:value-type="currency" office:currency="RUB" office:value="0" calcext:value-type="currency">
            <text:p>0,00 ₽</text:p>
          </table:table-cell>
          <table:table-cell table:number-columns-repeated="9"/>
          <table:table-cell table:style-name="ce81"/>
          <table:table-cell table:number-columns-repeated="2"/>
        </table:table-row>
        <table:table-row table:style-name="ro1">
          <table:table-cell table:style-name="ce46"/>
          <table:table-cell table:style-name="ce55" table:formula="of:=[.K67]" office:value-type="currency" office:currency="RUB" office:value="0" calcext:value-type="currency">
            <text:p>0,00 ₽</text:p>
          </table:table-cell>
          <table:table-cell table:number-columns-repeated="9"/>
          <table:table-cell table:style-name="ce81"/>
          <table:table-cell table:number-columns-repeated="2"/>
        </table:table-row>
        <table:table-row table:style-name="ro1">
          <table:table-cell table:style-name="ce46"/>
          <table:table-cell table:style-name="ce55" table:formula="of:=[.K68]" office:value-type="currency" office:currency="RUB" office:value="0" calcext:value-type="currency">
            <text:p>0,00 ₽</text:p>
          </table:table-cell>
          <table:table-cell table:number-columns-repeated="9"/>
          <table:table-cell table:style-name="ce81"/>
          <table:table-cell table:number-columns-repeated="2"/>
        </table:table-row>
        <table:table-row table:style-name="ro1">
          <table:table-cell table:style-name="ce46"/>
          <table:table-cell table:style-name="ce55" table:formula="of:=[.K69]" office:value-type="currency" office:currency="RUB" office:value="0" calcext:value-type="currency">
            <text:p>0,00 ₽</text:p>
          </table:table-cell>
          <table:table-cell table:number-columns-repeated="9"/>
          <table:table-cell table:style-name="ce81"/>
          <table:table-cell table:number-columns-repeated="2"/>
        </table:table-row>
        <table:table-row table:style-name="ro1">
          <table:table-cell table:style-name="ce47"/>
          <table:table-cell table:style-name="ce55" table:formula="of:=[.K70]" office:value-type="currency" office:currency="RUB" office:value="0" calcext:value-type="currency">
            <text:p>0,00 ₽</text:p>
          </table:table-cell>
          <table:table-cell table:number-columns-repeated="9"/>
          <table:table-cell table:style-name="ce81"/>
          <table:table-cell table:number-columns-repeated="2"/>
        </table:table-row>
        <table:table-row table:style-name="ro1">
          <table:table-cell table:style-name="ce47"/>
          <table:table-cell table:number-columns-repeated="10"/>
          <table:table-cell table:style-name="ce81"/>
          <table:table-cell table:number-columns-repeated="2"/>
        </table:table-row>
        <table:table-row table:style-name="ro1">
          <table:table-cell table:style-name="ce46"/>
          <table:table-cell table:number-columns-repeated="10"/>
          <table:table-cell table:style-name="ce81"/>
          <table:table-cell table:number-columns-repeated="2"/>
        </table:table-row>
        <table:table-row table:style-name="ro1">
          <table:table-cell table:number-columns-repeated="11"/>
          <table:table-cell table:style-name="ce81"/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47"/>
          <table:table-cell table:style-name="ce12"/>
          <table:table-cell table:style-name="ce58" table:number-columns-repeated="9"/>
          <table:table-cell table:style-name="ce65" table:number-columns-repeated="3"/>
        </table:table-row>
        <table:table-row table:style-name="ro1">
          <table:table-cell table:style-name="Default"/>
          <table:table-cell table:number-columns-repeated="13"/>
        </table:table-row>
        <table:table-row table:style-name="ro1" table:number-rows-repeated="104849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Распределение средств по заказу" table:style-name="ta1" table:protected="true">
        <loext:table-protection loext:select-unprotected-cells="true"/>
        <table:table-column table:style-name="co13" table:default-cell-style-name="ce1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4" table:default-cell-style-name="Default"/>
        <table:table-row table:style-name="ro5">
          <table:table-cell table:style-name="ce119" office:value-type="string" calcext:value-type="string">
            <text:p>С учётом вычета налогов</text:p>
          </table:table-cell>
          <table:table-cell table:style-name="ce119" office:value-type="string" calcext:value-type="string">
            <text:p>Выплаты по заказу</text:p>
          </table:table-cell>
          <table:table-cell table:style-name="ce119" office:value-type="string" calcext:value-type="string">
            <text:p>Оплата товаров и услуг</text:p>
          </table:table-cell>
          <table:table-cell table:style-name="ce119"/>
          <table:table-cell table:style-name="ce100"/>
          <table:table-cell table:style-name="ce65" table:number-columns-repeated="2"/>
        </table:table-row>
        <table:table-row table:style-name="ro2">
          <table:table-cell table:style-name="ce119"/>
          <table:table-cell table:style-name="ce256" table:formula="of:=SUM([.B4:.B15])" office:value-type="currency" office:currency="RUB" office:value="433743.681318339" calcext:value-type="currency">
            <text:p>433 743,68 ₽</text:p>
          </table:table-cell>
          <table:table-cell table:style-name="ce256" table:formula="of:=SUM([.C4:.C15])" office:value-type="currency" office:currency="RUB" office:value="451816.334706603" calcext:value-type="currency">
            <text:p>451 816,33 ₽</text:p>
          </table:table-cell>
          <table:table-cell table:style-name="ce256"/>
          <table:table-cell table:style-name="ce100"/>
          <table:table-cell table:style-name="ce65" table:number-columns-repeated="2"/>
        </table:table-row>
        <table:table-row table:style-name="ro4">
          <table:table-cell table:style-name="ce119"/>
          <table:table-cell table:style-name="ce257" office:value-type="string" calcext:value-type="string">
            <text:p>Компаньонам для покрытия расходов</text:p>
          </table:table-cell>
          <table:table-cell table:style-name="ce257" office:value-type="string" calcext:value-type="string">
            <text:p>Затраты покупателя</text:p>
          </table:table-cell>
          <table:table-cell table:style-name="ce257" office:value-type="string" calcext:value-type="string">
            <text:p>Затраты продавца</text:p>
          </table:table-cell>
          <table:table-cell table:style-name="ce65" table:number-columns-repeated="3"/>
        </table:table-row>
        <table:table-row table:style-name="ro2">
          <table:table-cell table:style-name="ce41" office:value-type="string" calcext:value-type="string">
            <text:p>Себестоимость материалов и расходников</text:p>
          </table:table-cell>
          <table:table-cell table:style-name="ce124" table:formula="of:=[$'Оценка стоимости и налоги'.E12]*(1-['Коммерческое предложение'.$C$20])" office:value-type="currency" office:currency="RUB" office:value="193130.496" calcext:value-type="currency">
            <text:p>193 130,50 ₽</text:p>
          </table:table-cell>
          <table:table-cell table:style-name="ce124" table:formula="of:=[$'Оценка стоимости и налоги'.F12]+[$'Оценка стоимости и налоги'.G12]" office:value-type="currency" office:currency="RUB" office:value="279184.248014533" calcext:value-type="currency">
            <text:p>279 184,25 ₽</text:p>
          </table:table-cell>
          <table:table-cell table:style-name="ce135" table:formula="of:=[.C4]-[.B4]" office:value-type="currency" office:currency="RUB" office:value="86053.7520145328" calcext:value-type="currency">
            <text:p>86 053,75 ₽</text:p>
          </table:table-cell>
          <table:table-cell table:style-name="ce81" office:value-type="string" calcext:value-type="string">
            <text:p>Минус может быть за счёт предоставленной скидки на стоимость услуг или неверной начальной оценки стоимости материалов</text:p>
          </table:table-cell>
          <table:table-cell table:style-name="ce137"/>
          <table:table-cell table:style-name="ce65"/>
        </table:table-row>
        <table:table-row table:style-name="ro2">
          <table:table-cell table:style-name="ce42" office:value-type="string" calcext:value-type="string">
            <text:p>Себестоимость использования инструмента</text:p>
          </table:table-cell>
          <table:table-cell table:style-name="ce124" table:formula="of:=[$'Оценка стоимости и налоги'.E13]*(1-['Коммерческое предложение'.$C$20])" office:value-type="currency" office:currency="RUB" office:value="0.294216428202667" calcext:value-type="currency">
            <text:p>0,29 ₽</text:p>
          </table:table-cell>
          <table:table-cell table:style-name="ce124" table:formula="of:=[$'Оценка стоимости и налоги'.F13]+[$'Оценка стоимости и налоги'.G13]" office:value-type="currency" office:currency="RUB" office:value="0.151760762348432" calcext:value-type="currency">
            <text:p>0,15 ₽</text:p>
          </table:table-cell>
          <table:table-cell table:style-name="ce135" table:formula="of:=[.C5]-[.B5]" office:value-type="currency" office:currency="RUB" office:value="-0.142455665854235" calcext:value-type="currency">
            <text:p>-0,14 ₽</text:p>
          </table:table-cell>
          <table:table-cell table:style-name="ce81" office:value-type="string" calcext:value-type="string">
            <text:p>Минус может быть за счёт предоставленной скидки на стоимость услуг или неверной начальной оценки стоимости материалов</text:p>
          </table:table-cell>
          <table:table-cell table:style-name="ce137"/>
          <table:table-cell table:style-name="ce65"/>
        </table:table-row>
        <table:table-row table:style-name="ro2">
          <table:table-cell table:style-name="ce43" office:value-type="string" calcext:value-type="string">
            <text:p>Отложить на покупку и оплату аренды используемого ПО</text:p>
          </table:table-cell>
          <table:table-cell table:style-name="ce124" table:formula="of:=[$'Оценка стоимости и налоги'.E14]*(1-['Коммерческое предложение'.$C$20])" office:value-type="currency" office:currency="RUB" office:value="0.130184260266667" calcext:value-type="currency">
            <text:p>0,13 ₽</text:p>
          </table:table-cell>
          <table:table-cell table:style-name="ce124" table:formula="of:=[$'Оценка стоимости и налоги'.F14]+[$'Оценка стоимости и налоги'.G14]" office:value-type="currency" office:currency="RUB" office:value="0.0659829401514921" calcext:value-type="currency">
            <text:p>0,07 ₽</text:p>
          </table:table-cell>
          <table:table-cell table:style-name="ce135" table:formula="of:=[.C6]-[.B6]" office:value-type="currency" office:currency="RUB" office:value="-0.0642013201151748" calcext:value-type="currency">
            <text:p>-0,06 ₽</text:p>
          </table:table-cell>
          <table:table-cell table:style-name="ce81" office:value-type="string" calcext:value-type="string">
            <text:p>Минус может быть за счёт предоставленной скидки на стоимость услуг или неверной начальной оценки стоимости материалов</text:p>
          </table:table-cell>
          <table:table-cell table:style-name="ce137"/>
          <table:table-cell table:style-name="ce65"/>
        </table:table-row>
        <table:table-row table:style-name="ro5">
          <table:table-cell table:style-name="ce43" office:value-type="string" calcext:value-type="string">
            <text:p>Запас на гарантийные обязательства, брак, ремонт, исправления, переделки</text:p>
          </table:table-cell>
          <table:table-cell table:style-name="ce124" table:formula="of:=[$'Оценка стоимости и налоги'.E15]*(1-['Коммерческое предложение'.$C$20])" office:value-type="currency" office:currency="RUB" office:value="28693.6736914285" calcext:value-type="currency">
            <text:p>28 693,67 ₽</text:p>
          </table:table-cell>
          <table:table-cell table:style-name="ce124" table:formula="of:=[$'Оценка стоимости и налоги'.F15]+[$'Оценка стоимости и налоги'.G15]" office:value-type="currency" office:currency="RUB" office:value="39883.4640020761" calcext:value-type="currency">
            <text:p>39 883,46 ₽</text:p>
          </table:table-cell>
          <table:table-cell table:style-name="ce135" table:formula="of:=[.C7]-[.B7]" office:value-type="currency" office:currency="RUB" office:value="11189.7903106475" calcext:value-type="currency">
            <text:p>11 189,79 ₽</text:p>
          </table:table-cell>
          <table:table-cell table:style-name="ce138" office:value-type="string" calcext:value-type="string">
            <text:p>В копилку на гарантийные обязательства</text:p>
          </table:table-cell>
          <table:table-cell table:style-name="ce138"/>
          <table:table-cell table:style-name="ce65"/>
        </table:table-row>
        <table:table-row table:style-name="ro2">
          <table:table-cell table:style-name="ce43" office:value-type="string" calcext:value-type="string">
            <text:p>Запас на ремонт оборудования и покупку запчастей</text:p>
          </table:table-cell>
          <table:table-cell table:style-name="ce124" table:formula="of:=[$'Оценка стоимости и налоги'.E16]*(1-['Коммерческое предложение'.$C$20])" office:value-type="currency" office:currency="RUB" office:value="0.0630538165725867" calcext:value-type="currency">
            <text:p>0,06 ₽</text:p>
          </table:table-cell>
          <table:table-cell table:style-name="ce124" table:formula="of:=[$'Оценка стоимости и налоги'.F16]+[$'Оценка стоимости и налоги'.G16]" office:value-type="currency" office:currency="RUB" office:value="0.0311062432142748" calcext:value-type="currency">
            <text:p>0,03 ₽</text:p>
          </table:table-cell>
          <table:table-cell table:style-name="ce135" table:formula="of:=[.C8]-[.B8]" office:value-type="currency" office:currency="RUB" office:value="-0.0319475733583119" calcext:value-type="currency">
            <text:p>-0,03 ₽</text:p>
          </table:table-cell>
          <table:table-cell table:style-name="ce138" office:value-type="string" calcext:value-type="string">
            <text:p>В копилку на обновление</text:p>
          </table:table-cell>
          <table:table-cell table:style-name="ce138"/>
          <table:table-cell table:style-name="ce65"/>
        </table:table-row>
        <table:table-row table:style-name="ro5">
          <table:table-cell table:style-name="ce43" office:value-type="string" calcext:value-type="string">
            <text:p>На развитие производства (новое оборудование, ПО, расширение)</text:p>
          </table:table-cell>
          <table:table-cell table:style-name="ce124" table:formula="of:=[$'Оценка стоимости и налоги'.E17]*(1-['Коммерческое предложение'.$C$20])" office:value-type="currency" office:currency="RUB" office:value="28693.6736914285" calcext:value-type="currency">
            <text:p>28 693,67 ₽</text:p>
          </table:table-cell>
          <table:table-cell table:style-name="ce124" table:formula="of:=[$'Оценка стоимости и налоги'.F17]+[$'Оценка стоимости и налоги'.G17]" office:value-type="currency" office:currency="RUB" office:value="39883.4640020761" calcext:value-type="currency">
            <text:p>39 883,46 ₽</text:p>
          </table:table-cell>
          <table:table-cell table:style-name="ce135" table:formula="of:=[.C9]-[.B9]" office:value-type="currency" office:currency="RUB" office:value="11189.7903106475" calcext:value-type="currency">
            <text:p>11 189,79 ₽</text:p>
          </table:table-cell>
          <table:table-cell table:style-name="ce138" office:value-type="string" calcext:value-type="string">
            <text:p>В копилку на развитие</text:p>
          </table:table-cell>
          <table:table-cell table:style-name="ce138"/>
          <table:table-cell table:style-name="ce65"/>
        </table:table-row>
        <table:table-row table:style-name="ro2">
          <table:table-cell table:style-name="ce43" office:value-type="string" calcext:value-type="string">
            <text:p>На обучение работе с оборудованием и ПО</text:p>
          </table:table-cell>
          <table:table-cell table:style-name="ce124" table:formula="of:=[$'Оценка стоимости и налоги'.E18]*(1-['Коммерческое предложение'.$C$20])" office:value-type="currency" office:currency="RUB" office:value="0.0630538165725867" calcext:value-type="currency">
            <text:p>0,06 ₽</text:p>
          </table:table-cell>
          <table:table-cell table:style-name="ce124" table:formula="of:=[$'Оценка стоимости и налоги'.F18]+[$'Оценка стоимости и налоги'.G18]" office:value-type="currency" office:currency="RUB" office:value="0.0311062432142748" calcext:value-type="currency">
            <text:p>0,03 ₽</text:p>
          </table:table-cell>
          <table:table-cell table:style-name="ce135" table:formula="of:=[.C10]-[.B10]" office:value-type="currency" office:currency="RUB" office:value="-0.0319475733583119" calcext:value-type="currency">
            <text:p>-0,03 ₽</text:p>
          </table:table-cell>
          <table:table-cell table:style-name="ce138" office:value-type="string" calcext:value-type="string">
            <text:p>Взносы на обучение</text:p>
          </table:table-cell>
          <table:table-cell table:style-name="ce138"/>
          <table:table-cell/>
        </table:table-row>
        <table:table-row table:style-name="ro2">
          <table:table-cell table:style-name="ce120" office:value-type="string" calcext:value-type="string">
            <text:p>Премии работникам: Риски по срокам исполнения</text:p>
          </table:table-cell>
          <table:table-cell table:style-name="ce124" table:formula="of:=[$'Оценка стоимости и налоги'.E19]*(1-['Коммерческое предложение'.$C$20])" office:value-type="currency" office:currency="RUB" office:value="13500.5899535802" calcext:value-type="currency">
            <text:p>13 500,59 ₽</text:p>
          </table:table-cell>
          <table:table-cell table:style-name="ce124" table:formula="of:=[$'Оценка стоимости и налоги'.F19]+[$'Оценка стоимости и налоги'.G19]" office:value-type="currency" office:currency="RUB" office:value="6842.67527496954" calcext:value-type="currency">
            <text:p>6 842,68 ₽</text:p>
          </table:table-cell>
          <table:table-cell table:style-name="ce135" table:formula="of:=[.C11]-[.B11]" office:value-type="currency" office:currency="RUB" office:value="-6657.91467861071" calcext:value-type="currency">
            <text:p>-6 657,91 ₽</text:p>
          </table:table-cell>
          <table:table-cell table:style-name="ce81" office:value-type="string" calcext:value-type="string">
            <text:p>Минус может быть за счёт предоставленной скидки на стоимость услуг или неверной оценки стоимости</text:p>
          </table:table-cell>
          <table:table-cell table:style-name="ce81"/>
          <table:table-cell table:style-name="ce65"/>
        </table:table-row>
        <table:table-row table:style-name="ro2">
          <table:table-cell table:style-name="ce120" office:value-type="string" calcext:value-type="string">
            <text:p>Работникам на отпуск, отдых, лечение</text:p>
          </table:table-cell>
          <table:table-cell table:style-name="ce124" table:formula="of:=[$'Оценка стоимости и налоги'.E20]*(1-['Коммерческое предложение'.$C$20])" office:value-type="currency" office:currency="RUB" office:value="13500.5899535802" calcext:value-type="currency">
            <text:p>13 500,59 ₽</text:p>
          </table:table-cell>
          <table:table-cell table:style-name="ce124" table:formula="of:=[$'Оценка стоимости и налоги'.F20]+[$'Оценка стоимости и налоги'.G20]" office:value-type="currency" office:currency="RUB" office:value="6842.67527496954" calcext:value-type="currency">
            <text:p>6 842,68 ₽</text:p>
          </table:table-cell>
          <table:table-cell table:style-name="ce135" table:formula="of:=[.C12]-[.B12]" office:value-type="currency" office:currency="RUB" office:value="-6657.91467861071" calcext:value-type="currency">
            <text:p>-6 657,91 ₽</text:p>
          </table:table-cell>
          <table:table-cell table:style-name="ce81" office:value-type="string" calcext:value-type="string">
            <text:p>Минус может быть за счёт предоставленной скидки на стоимость услуг или неверной оценки стоимости</text:p>
          </table:table-cell>
          <table:table-cell table:style-name="ce81"/>
          <table:table-cell table:style-name="ce65"/>
        </table:table-row>
        <table:table-row table:style-name="ro2">
          <table:table-cell table:style-name="ce120" office:value-type="string" calcext:value-type="string">
            <text:p>Денег на оплату работ специалистов (на руки):</text:p>
          </table:table-cell>
          <table:table-cell table:style-name="ce124" table:formula="of:=[$'Оценка стоимости и налоги'.E21]*(1-['Коммерческое предложение'.$C$20])" office:value-type="currency" office:currency="RUB" office:value="156221.11232" calcext:value-type="currency">
            <text:p>156 221,11 ₽</text:p>
          </table:table-cell>
          <table:table-cell table:style-name="ce124" table:formula="of:=[$'Оценка стоимости и налоги'.F21]+[$'Оценка стоимости и налоги'.G21]" office:value-type="currency" office:currency="RUB" office:value="79179.5281817905" calcext:value-type="currency">
            <text:p>79 179,53 ₽</text:p>
          </table:table-cell>
          <table:table-cell table:style-name="ce135" table:formula="of:=[.C13]-[.B13]" office:value-type="currency" office:currency="RUB" office:value="-77041.5841382096" calcext:value-type="currency">
            <text:p>-77 041,58 ₽</text:p>
          </table:table-cell>
          <table:table-cell table:style-name="ce81" office:value-type="string" calcext:value-type="string">
            <text:p>Минус может быть за счёт предоставленной скидки на стоимость услуг или неверной оценки стоимости</text:p>
          </table:table-cell>
          <table:table-cell table:style-name="ce81"/>
          <table:table-cell/>
        </table:table-row>
        <table:table-row table:style-name="ro2">
          <table:table-cell table:style-name="ce121" office:value-type="string" calcext:value-type="string">
            <text:p>Непредвиденные расходы</text:p>
          </table:table-cell>
          <table:table-cell table:style-name="ce124" table:formula="of:=[$'Оценка стоимости и налоги'.E22]*(1-['Коммерческое предложение'.$C$20])" office:value-type="currency" office:currency="RUB" office:value="2.9952" calcext:value-type="currency">
            <text:p>3,00 ₽</text:p>
          </table:table-cell>
          <table:table-cell table:style-name="ce124" table:formula="of:=[$'Оценка стоимости и налоги'.F22]+[$'Оценка стоимости и налоги'.G22]" office:value-type="currency" office:currency="RUB" office:value="0" calcext:value-type="currency">
            <text:p>0,00 ₽</text:p>
          </table:table-cell>
          <table:table-cell table:style-name="ce135" table:formula="of:=[.C14]-[.B14]" office:value-type="currency" office:currency="RUB" office:value="-2.9952" calcext:value-type="currency">
            <text:p>-3,00 ₽</text:p>
          </table:table-cell>
          <table:table-cell table:style-name="ce81" table:number-columns-repeated="2"/>
          <table:table-cell/>
        </table:table-row>
        <table:table-row table:style-name="ro2">
          <table:table-cell table:style-name="ce122" office:value-type="string" calcext:value-type="string">
            <text:p>Премия продавца</text:p>
          </table:table-cell>
          <table:table-cell table:style-name="ce132" table:number-columns-repeated="2"/>
          <table:table-cell table:style-name="ce136" table:formula="of:=IF([.C2]/[.B2]&gt;1+[$'Коммерческое предложение'.C20];[$'Коммерческое предложение'.C20]*[.C2];[.C2]-[.B2])" office:value-type="currency" office:currency="RUB" office:value="18072.6533882641" calcext:value-type="currency">
            <text:p>18 072,65 ₽</text:p>
          </table:table-cell>
          <table:table-cell table:style-name="ce81" table:number-columns-repeated="2"/>
          <table:table-cell/>
        </table:table-row>
        <table:table-row table:style-name="ro2">
          <table:table-cell table:style-name="ce123" office:value-type="string" calcext:value-type="string">
            <text:p>Итого:</text:p>
          </table:table-cell>
          <table:table-cell table:style-name="ce133" table:formula="of:=SUM([.B4:.B15])" office:value-type="currency" office:currency="RUB" office:value="433743.681318339" calcext:value-type="currency">
            <text:p>433 743,68 ₽</text:p>
          </table:table-cell>
          <table:table-cell table:style-name="ce133" table:formula="of:=SUM([.C4:.C15])" office:value-type="currency" office:currency="RUB" office:value="451816.334706603" calcext:value-type="currency">
            <text:p>451 816,33 ₽</text:p>
          </table:table-cell>
          <table:table-cell table:style-name="ce266" table:formula="of:=SUM([.D4:.D14])-[.D15]" office:value-type="currency" office:currency="RUB" office:value="0" calcext:value-type="currency">
            <text:p>0,00 ₽</text:p>
          </table:table-cell>
          <table:table-cell table:style-name="ce36"/>
          <table:table-cell table:style-name="ce65" table:number-columns-repeated="2"/>
        </table:table-row>
        <table:table-row table:style-name="ro1">
          <table:table-cell table:style-name="ce124" table:number-columns-repeated="3"/>
          <table:table-cell table:style-name="ce135"/>
          <table:table-cell table:style-name="ce65"/>
          <table:table-cell table:number-columns-repeated="2"/>
        </table:table-row>
        <table:table-row table:style-name="ro5">
          <table:table-cell table:style-name="ce125" office:value-type="string" calcext:value-type="string">
            <text:p>Компаньоны</text:p>
          </table:table-cell>
          <table:table-cell table:style-name="ce120" table:formula="of:=[$'Список имен'.B2]" office:value-type="string" office:string-value="Акелла" calcext:value-type="string">
            <text:p>Акелла</text:p>
          </table:table-cell>
          <table:table-cell table:style-name="ce120" table:formula="of:=[$'Список имен'.B3]" office:value-type="string" office:string-value="Маугли" calcext:value-type="string">
            <text:p>Маугли</text:p>
          </table:table-cell>
          <table:table-cell table:style-name="ce120" table:formula="of:=[$'Список имен'.B4]" office:value-type="string" office:string-value="Балу" calcext:value-type="string">
            <text:p>Балу</text:p>
          </table:table-cell>
          <table:table-cell table:style-name="ce120" table:formula="of:=[$'Список имен'.B5]" office:value-type="string" office:string-value="Бандерлоги" calcext:value-type="string">
            <text:p>Бандерлоги</text:p>
          </table:table-cell>
          <table:table-cell table:style-name="ce120" table:formula="of:=[$'Список имен'.B6]" office:value-type="string" office:string-value="Каа" calcext:value-type="string">
            <text:p>Каа</text:p>
          </table:table-cell>
          <table:table-cell table:style-name="ce82" office:value-type="string" calcext:value-type="string">
            <text:p>Легализация ПО, затраты</text:p>
          </table:table-cell>
        </table:table-row>
        <table:table-row table:style-name="ro5">
          <table:table-cell table:style-name="ce120" office:value-type="string" calcext:value-type="string">
            <text:p>Доля в инфраструктуре (оборудование, инструмент, недвижимость)</text:p>
          </table:table-cell>
          <table:table-cell table:style-name="ce134" table:formula="of:=[$Вклады.E15]/SUM([Вклады.$E$15:.$J$15])" office:value-type="percentage" office:value="0.139393939393939" calcext:value-type="percentage">
            <text:p>13,94%</text:p>
          </table:table-cell>
          <table:table-cell table:style-name="ce134" table:formula="of:=[$Вклады.F15]/SUM([Вклады.$E$15:.$J$15])" office:value-type="percentage" office:value="0.139393939393939" calcext:value-type="percentage">
            <text:p>13,94%</text:p>
          </table:table-cell>
          <table:table-cell table:style-name="ce134" table:formula="of:=[$Вклады.G15]/SUM([Вклады.$E$15:.$J$15])" office:value-type="percentage" office:value="0.139393939393939" calcext:value-type="percentage">
            <text:p>13,94%</text:p>
          </table:table-cell>
          <table:table-cell table:style-name="ce134" table:formula="of:=[$Вклады.H15]/SUM([Вклады.$E$15:.$J$15])" office:value-type="percentage" office:value="0.139393939393939" calcext:value-type="percentage">
            <text:p>13,94%</text:p>
          </table:table-cell>
          <table:table-cell table:style-name="ce134" table:formula="of:=[$Вклады.I15]/SUM([Вклады.$E$15:.$J$15])" office:value-type="percentage" office:value="0.139393939393939" calcext:value-type="percentage">
            <text:p>13,94%</text:p>
          </table:table-cell>
          <table:table-cell table:style-name="ce134" table:formula="of:=[$Вклады.J15]/SUM([Вклады.$E$15:.$J$15])" office:value-type="percentage" office:value="0.303030303030303" calcext:value-type="percentage">
            <text:p>30,30%</text:p>
          </table:table-cell>
        </table:table-row>
        <table:table-row table:style-name="ro2">
          <table:table-cell table:style-name="ce120" office:value-type="string" calcext:value-type="string">
            <text:p>Доля в ПО</text:p>
          </table:table-cell>
          <table:table-cell table:number-columns-repeated="5" table:style-name="ce134" office:value-type="percentage" office:value="0.2" calcext:value-type="percentage">
            <text:p>20,00%</text:p>
          </table:table-cell>
          <table:table-cell table:style-name="ce134"/>
        </table:table-row>
        <table:table-row table:style-name="ro1">
          <table:table-cell table:style-name="ce126" office:value-type="string" calcext:value-type="string">
            <text:p>Покрытие расходов (амортизация стоимости владения)</text:p>
          </table:table-cell>
          <table:table-cell table:style-name="ce261" table:formula="of:=SUM([.$B$5];[.$B$6])*[.B19]" office:value-type="currency" office:currency="RUB" office:value="0.0591588838472405" calcext:value-type="currency">
            <text:p>0,06 ₽</text:p>
          </table:table-cell>
          <table:table-cell table:style-name="ce261" table:formula="of:=SUM([.$B$5];[.$B$6])*[.C19]" office:value-type="currency" office:currency="RUB" office:value="0.0591588838472405" calcext:value-type="currency">
            <text:p>0,06 ₽</text:p>
          </table:table-cell>
          <table:table-cell table:style-name="ce261" table:formula="of:=SUM([.$B$5];[.$B$6])*[.D19]" office:value-type="currency" office:currency="RUB" office:value="0.0591588838472405" calcext:value-type="currency">
            <text:p>0,06 ₽</text:p>
          </table:table-cell>
          <table:table-cell table:style-name="ce261" table:formula="of:=SUM([.$B$5];[.$B$6])*[.E19]" office:value-type="currency" office:currency="RUB" office:value="0.0591588838472405" calcext:value-type="currency">
            <text:p>0,06 ₽</text:p>
          </table:table-cell>
          <table:table-cell table:style-name="ce261" table:formula="of:=SUM([.$B$5];[.$B$6])*[.F19]" office:value-type="currency" office:currency="RUB" office:value="0.0591588838472405" calcext:value-type="currency">
            <text:p>0,06 ₽</text:p>
          </table:table-cell>
          <table:table-cell table:style-name="ce115" table:formula="of:=SUM([.$B$5];[.$B$6])*[.G19]" office:value-type="currency" office:currency="RUB" office:value="0.128606269233132" calcext:value-type="currency">
            <text:p>0,13 ₽</text:p>
          </table:table-cell>
        </table:table-row>
        <table:table-row table:style-name="ro1">
          <table:table-cell table:style-name="ce127" office:value-type="string" calcext:value-type="string">
            <text:p>Итого к выплате компаньонам:</text:p>
          </table:table-cell>
          <table:table-cell table:style-name="ce113" table:formula="of:=[.B21]" office:value-type="currency" office:currency="RUB" office:value="0.0591588838472405" calcext:value-type="currency">
            <text:p>0,06 ₽</text:p>
          </table:table-cell>
          <table:table-cell table:style-name="ce113" table:formula="of:=[.C21]" office:value-type="currency" office:currency="RUB" office:value="0.0591588838472405" calcext:value-type="currency">
            <text:p>0,06 ₽</text:p>
          </table:table-cell>
          <table:table-cell table:style-name="ce113" table:formula="of:=[.D21]" office:value-type="currency" office:currency="RUB" office:value="0.0591588838472405" calcext:value-type="currency">
            <text:p>0,06 ₽</text:p>
          </table:table-cell>
          <table:table-cell table:style-name="ce113" table:formula="of:=[.E21]" office:value-type="currency" office:currency="RUB" office:value="0.0591588838472405" calcext:value-type="currency">
            <text:p>0,06 ₽</text:p>
          </table:table-cell>
          <table:table-cell table:style-name="ce113" table:formula="of:=[.F21]" office:value-type="currency" office:currency="RUB" office:value="0.0591588838472405" calcext:value-type="currency">
            <text:p>0,06 ₽</text:p>
          </table:table-cell>
          <table:table-cell table:style-name="ce203"/>
        </table:table-row>
        <table:table-row table:style-name="ro1">
          <table:table-cell table:style-name="ce128" office:value-type="string" calcext:value-type="string">
            <text:p>Взносы на легализацию и оплату используемого ПО</text:p>
          </table:table-cell>
          <table:table-cell table:style-name="ce115" table:formula="of:=[.B20]/SUM([.$B$20:.$F$20])*[.$G$21]" office:value-type="currency" office:currency="RUB" office:value="0.0257212538466263" calcext:value-type="currency">
            <text:p>0,03 ₽</text:p>
          </table:table-cell>
          <table:table-cell table:style-name="ce115" table:formula="of:=[.C20]/SUM([.$B$20:.$F$20])*[.$G$21]" office:value-type="currency" office:currency="RUB" office:value="0.0257212538466263" calcext:value-type="currency">
            <text:p>0,03 ₽</text:p>
          </table:table-cell>
          <table:table-cell table:style-name="ce115" table:formula="of:=[.D20]/SUM([.$B$20:.$F$20])*[.$G$21]" office:value-type="currency" office:currency="RUB" office:value="0.0257212538466263" calcext:value-type="currency">
            <text:p>0,03 ₽</text:p>
          </table:table-cell>
          <table:table-cell table:style-name="ce115" table:formula="of:=[.E20]/SUM([.$B$20:.$F$20])*[.$G$21]" office:value-type="currency" office:currency="RUB" office:value="0.0257212538466263" calcext:value-type="currency">
            <text:p>0,03 ₽</text:p>
          </table:table-cell>
          <table:table-cell table:style-name="ce115" table:formula="of:=[.F20]/SUM([.$B$20:.$F$20])*[.$G$21]" office:value-type="currency" office:currency="RUB" office:value="0.0257212538466263" calcext:value-type="currency">
            <text:p>0,03 ₽</text:p>
          </table:table-cell>
          <table:table-cell table:style-name="ce203"/>
        </table:table-row>
        <table:table-row table:style-name="ro1">
          <table:table-cell table:style-name="ce129" office:value-type="string" calcext:value-type="string">
            <text:p>Взносы в копилку на гарантийные обязательства</text:p>
          </table:table-cell>
          <table:table-cell table:style-name="ce115" table:formula="of:=[.$B$7]*[.B19]/SUM([.$B$19:.$F$19])" office:value-type="currency" office:currency="RUB" office:value="5738.73473828571" calcext:value-type="currency">
            <text:p>5 738,73 ₽</text:p>
          </table:table-cell>
          <table:table-cell table:style-name="ce115" table:formula="of:=[.$B$7]*[.C19]/SUM([.$B$19:.$F$19])" office:value-type="currency" office:currency="RUB" office:value="5738.73473828571" calcext:value-type="currency">
            <text:p>5 738,73 ₽</text:p>
          </table:table-cell>
          <table:table-cell table:style-name="ce115" table:formula="of:=[.$B$7]*[.D19]/SUM([.$B$19:.$F$19])" office:value-type="currency" office:currency="RUB" office:value="5738.73473828571" calcext:value-type="currency">
            <text:p>5 738,73 ₽</text:p>
          </table:table-cell>
          <table:table-cell table:style-name="ce115" table:formula="of:=[.$B$7]*[.E19]/SUM([.$B$19:.$F$19])" office:value-type="currency" office:currency="RUB" office:value="5738.73473828571" calcext:value-type="currency">
            <text:p>5 738,73 ₽</text:p>
          </table:table-cell>
          <table:table-cell table:style-name="ce115" table:formula="of:=[.$B$7]*[.F19]/SUM([.$B$19:.$F$19])" office:value-type="currency" office:currency="RUB" office:value="5738.73473828571" calcext:value-type="currency">
            <text:p>5 738,73 ₽</text:p>
          </table:table-cell>
          <table:table-cell table:style-name="ce203"/>
        </table:table-row>
        <table:table-row table:style-name="ro1">
          <table:table-cell table:style-name="ce129" office:value-type="string" calcext:value-type="string">
            <text:p>Взносы в копилку на обновление и ремонт</text:p>
          </table:table-cell>
          <table:table-cell table:style-name="ce115" table:formula="of:=[.$B$8]*[.B19]/SUM([.$B$19:.$F$19])" office:value-type="currency" office:currency="RUB" office:value="0.0126107633145173" calcext:value-type="currency">
            <text:p>0,01 ₽</text:p>
          </table:table-cell>
          <table:table-cell table:style-name="ce115" table:formula="of:=[.$B$8]*[.C19]/SUM([.$B$19:.$F$19])" office:value-type="currency" office:currency="RUB" office:value="0.0126107633145173" calcext:value-type="currency">
            <text:p>0,01 ₽</text:p>
          </table:table-cell>
          <table:table-cell table:style-name="ce115" table:formula="of:=[.$B$8]*[.D19]/SUM([.$B$19:.$F$19])" office:value-type="currency" office:currency="RUB" office:value="0.0126107633145173" calcext:value-type="currency">
            <text:p>0,01 ₽</text:p>
          </table:table-cell>
          <table:table-cell table:style-name="ce115" table:formula="of:=[.$B$8]*[.E19]/SUM([.$B$19:.$F$19])" office:value-type="currency" office:currency="RUB" office:value="0.0126107633145173" calcext:value-type="currency">
            <text:p>0,01 ₽</text:p>
          </table:table-cell>
          <table:table-cell table:style-name="ce115" table:formula="of:=[.$B$8]*[.F19]/SUM([.$B$19:.$F$19])" office:value-type="currency" office:currency="RUB" office:value="0.0126107633145173" calcext:value-type="currency">
            <text:p>0,01 ₽</text:p>
          </table:table-cell>
          <table:table-cell table:style-name="ce203"/>
        </table:table-row>
        <table:table-row table:style-name="ro1">
          <table:table-cell table:style-name="ce129" office:value-type="string" calcext:value-type="string">
            <text:p>Взносы в копилку на развитие</text:p>
          </table:table-cell>
          <table:table-cell table:style-name="ce115" table:formula="of:=[.B19]*[.$B$9]/SUM([.$B$19:.$F$19])" office:value-type="currency" office:currency="RUB" office:value="5738.73473828571" calcext:value-type="currency">
            <text:p>5 738,73 ₽</text:p>
          </table:table-cell>
          <table:table-cell table:style-name="ce115" table:formula="of:=[.C19]*[.$B$9]/SUM([.$B$19:.$F$19])" office:value-type="currency" office:currency="RUB" office:value="5738.73473828571" calcext:value-type="currency">
            <text:p>5 738,73 ₽</text:p>
          </table:table-cell>
          <table:table-cell table:style-name="ce115" table:formula="of:=[.D19]*[.$B$9]/SUM([.$B$19:.$F$19])" office:value-type="currency" office:currency="RUB" office:value="5738.73473828571" calcext:value-type="currency">
            <text:p>5 738,73 ₽</text:p>
          </table:table-cell>
          <table:table-cell table:style-name="ce115" table:formula="of:=[.E19]*[.$B$9]/SUM([.$B$19:.$F$19])" office:value-type="currency" office:currency="RUB" office:value="5738.73473828571" calcext:value-type="currency">
            <text:p>5 738,73 ₽</text:p>
          </table:table-cell>
          <table:table-cell table:style-name="ce115" table:formula="of:=[.F19]*[.$B$9]/SUM([.$B$19:.$F$19])" office:value-type="currency" office:currency="RUB" office:value="5738.73473828571" calcext:value-type="currency">
            <text:p>5 738,73 ₽</text:p>
          </table:table-cell>
          <table:table-cell table:style-name="ce203"/>
        </table:table-row>
        <table:table-row table:style-name="ro5">
          <table:table-cell table:style-name="ce130" office:value-type="string" calcext:value-type="string">
            <text:p>Взносы за обучение (оплата курсов, доплата мастеру за консультации)</text:p>
          </table:table-cell>
          <table:table-cell table:style-name="ce115" table:formula="of:=[.B19]*[.$B$10]/SUM([.$B$19:.$F$19])" office:value-type="currency" office:currency="RUB" office:value="0.0126107633145173" calcext:value-type="currency">
            <text:p>0,01 ₽</text:p>
          </table:table-cell>
          <table:table-cell table:style-name="ce115" table:formula="of:=[.C19]*[.$B$10]/SUM([.$B$19:.$F$19])" office:value-type="currency" office:currency="RUB" office:value="0.0126107633145173" calcext:value-type="currency">
            <text:p>0,01 ₽</text:p>
          </table:table-cell>
          <table:table-cell table:style-name="ce115" table:formula="of:=[.D19]*[.$B$10]/SUM([.$B$19:.$F$19])" office:value-type="currency" office:currency="RUB" office:value="0.0126107633145173" calcext:value-type="currency">
            <text:p>0,01 ₽</text:p>
          </table:table-cell>
          <table:table-cell table:style-name="ce115" table:formula="of:=[.E19]*[.$B$10]/SUM([.$B$19:.$F$19])" office:value-type="currency" office:currency="RUB" office:value="0.0126107633145173" calcext:value-type="currency">
            <text:p>0,01 ₽</text:p>
          </table:table-cell>
          <table:table-cell table:style-name="ce115" table:formula="of:=[.F19]*[.$B$10]/SUM([.$B$19:.$F$19])" office:value-type="currency" office:currency="RUB" office:value="0.0126107633145173" calcext:value-type="currency">
            <text:p>0,01 ₽</text:p>
          </table:table-cell>
          <table:table-cell table:style-name="ce203"/>
        </table:table-row>
        <table:table-row table:style-name="ro1">
          <table:table-cell table:style-name="ce131" office:value-type="string" calcext:value-type="string">
            <text:p>Итого, забросить в копилки:</text:p>
          </table:table-cell>
          <table:table-cell table:style-name="ce113" table:formula="of:=SUM([.B23:.B27])" office:value-type="currency" office:currency="RUB" office:value="11477.5204193519" calcext:value-type="currency">
            <text:p>11 477,52 ₽</text:p>
          </table:table-cell>
          <table:table-cell table:style-name="ce113" table:formula="of:=SUM([.C23:.C27])" office:value-type="currency" office:currency="RUB" office:value="11477.5204193519" calcext:value-type="currency">
            <text:p>11 477,52 ₽</text:p>
          </table:table-cell>
          <table:table-cell table:style-name="ce113" table:formula="of:=SUM([.D23:.D27])" office:value-type="currency" office:currency="RUB" office:value="11477.5204193519" calcext:value-type="currency">
            <text:p>11 477,52 ₽</text:p>
          </table:table-cell>
          <table:table-cell table:style-name="ce113" table:formula="of:=SUM([.E23:.E27])" office:value-type="currency" office:currency="RUB" office:value="11477.5204193519" calcext:value-type="currency">
            <text:p>11 477,52 ₽</text:p>
          </table:table-cell>
          <table:table-cell table:style-name="ce113" table:formula="of:=SUM([.F23:.F27])" office:value-type="currency" office:currency="RUB" office:value="11477.5204193519" calcext:value-type="currency">
            <text:p>11 477,52 ₽</text:p>
          </table:table-cell>
          <table:table-cell table:style-name="ce203"/>
        </table:table-row>
        <table:table-row table:style-name="ro1" table:number-rows-repeated="22">
          <table:table-cell table:style-name="Default"/>
          <table:table-cell table:number-columns-repeated="3"/>
          <table:table-cell table:style-name="ce65" table:number-columns-repeated="3"/>
        </table:table-row>
        <table:table-row table:style-name="ro1" table:number-rows-repeated="2">
          <table:table-cell table:style-name="ce46"/>
          <table:table-cell table:number-columns-repeated="3"/>
          <table:table-cell table:style-name="ce65" table:number-columns-repeated="3"/>
        </table:table-row>
        <table:table-row table:style-name="ro1">
          <table:table-cell table:style-name="ce46"/>
          <table:table-cell table:number-columns-repeated="3"/>
          <table:table-cell table:style-name="ce81"/>
          <table:table-cell table:style-name="ce65" table:number-columns-repeated="2"/>
        </table:table-row>
        <table:table-row table:style-name="ro1" table:number-rows-repeated="2">
          <table:table-cell table:style-name="ce46"/>
          <table:table-cell table:number-columns-repeated="3"/>
          <table:table-cell table:style-name="ce81"/>
          <table:table-cell table:style-name="ce65"/>
          <table:table-cell/>
        </table:table-row>
        <table:table-row table:style-name="ro1" table:number-rows-repeated="4">
          <table:table-cell table:style-name="ce46"/>
          <table:table-cell table:number-columns-repeated="3"/>
          <table:table-cell table:style-name="ce81"/>
          <table:table-cell table:number-columns-repeated="2"/>
        </table:table-row>
        <table:table-row table:style-name="ro1" table:number-rows-repeated="2">
          <table:table-cell table:style-name="ce47"/>
          <table:table-cell table:number-columns-repeated="3"/>
          <table:table-cell table:style-name="ce81"/>
          <table:table-cell table:number-columns-repeated="2"/>
        </table:table-row>
        <table:table-row table:style-name="ro1">
          <table:table-cell table:style-name="ce46"/>
          <table:table-cell table:number-columns-repeated="3"/>
          <table:table-cell table:style-name="ce81"/>
          <table:table-cell table:number-columns-repeated="2"/>
        </table:table-row>
        <table:table-row table:style-name="ro1">
          <table:table-cell table:number-columns-repeated="4"/>
          <table:table-cell table:style-name="ce8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47"/>
          <table:table-cell table:style-name="ce12" table:number-columns-repeated="3"/>
          <table:table-cell table:style-name="ce65"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0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Оплата работ" table:style-name="ta1" table:protected="true">
        <loext:table-protection loext:select-unprotected-cells="true"/>
        <table:table-column table:style-name="co18" table:default-cell-style-name="ce85"/>
        <table:table-column table:style-name="co19" table:visibility="collapse" table:default-cell-style-name="ce85"/>
        <table:table-column table:style-name="co20" table:visibility="collapse" table:default-cell-style-name="ce93"/>
        <table:table-column table:style-name="co4" table:default-cell-style-name="Default"/>
        <table:table-column table:style-name="co4" table:visibility="collapse" table:default-cell-style-name="ce85"/>
        <table:table-column table:style-name="co4" table:visibility="collapse" table:default-cell-style-name="Default"/>
        <table:table-column table:style-name="co21" table:visibility="collapse" table:default-cell-style-name="ce101"/>
        <table:table-column table:style-name="co4" table:visibility="collapse" table:default-cell-style-name="ce102"/>
        <table:table-column table:style-name="co4" table:visibility="collapse" table:default-cell-style-name="ce103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number-columns-repeated="5" table:default-cell-style-name="Default"/>
        <table:table-column table:style-name="co4" table:default-cell-style-name="Default"/>
        <table:table-column-group table:display="false">
          <table:table-column table:style-name="co4" table:visibility="collapse" table:number-columns-repeated="7" table:default-cell-style-name="Default"/>
        </table:table-column-group>
        <table:table-row table:style-name="ro1" table:visibility="collapse">
          <table:table-cell table:style-name="ce82"/>
          <table:table-cell table:style-name="Default" table:formula="of:=SUM([.B3:.B11])" office:value-type="float" office:value="9" calcext:value-type="float">
            <text:p>9</text:p>
          </table:table-cell>
          <table:table-cell table:style-name="Default" table:formula="of:=SUM([.C3:.C11])" office:value-type="float" office:value="9" calcext:value-type="float">
            <text:p>9</text:p>
          </table:table-cell>
          <table:table-cell/>
          <table:table-cell table:style-name="Default" table:formula="of:=SUM([.E3:.E11])" office:value-type="float" office:value="9" calcext:value-type="float">
            <text:p>9</text:p>
          </table:table-cell>
          <table:table-cell table:style-name="ce65"/>
          <table:table-cell table:style-name="Default" table:formula="of:=SUM([.G3:.G11])" office:value-type="float" office:value="9" calcext:value-type="float">
            <text:p>9</text:p>
          </table:table-cell>
          <table:table-cell table:style-name="Default" table:formula="of:=SUMIF([.G3:.G11];1;[.H3:.H11])" office:value-type="float" office:value="9" calcext:value-type="float">
            <text:p>9</text:p>
          </table:table-cell>
          <table:table-cell table:style-name="Default" table:formula="of:=SUMIF([.G3:.G11];1;[.I3:.I11])" office:value-type="float" office:value="9" calcext:value-type="float">
            <text:p>9</text:p>
          </table:table-cell>
          <table:table-cell table:number-columns-repeated="16"/>
        </table:table-row>
        <table:table-row table:style-name="ro5">
          <table:table-cell table:style-name="ce83" office:value-type="string" calcext:value-type="string">
            <text:p>Работы</text:p>
          </table:table-cell>
          <table:table-cell table:style-name="ce90" office:value-type="string" calcext:value-type="string">
            <text:p>Материалы и расходники</text:p>
          </table:table-cell>
          <table:table-cell table:style-name="ce90" office:value-type="string" calcext:value-type="string">
            <text:p>Инструмент и инфраструктура</text:p>
          </table:table-cell>
          <table:table-cell table:style-name="ce83" office:value-type="string" calcext:value-type="string">
            <text:p>Выполнение</text:p>
          </table:table-cell>
          <table:table-cell table:style-name="ce41" office:value-type="string" calcext:value-type="string">
            <text:p>Работы</text:p>
          </table:table-cell>
          <table:table-cell table:style-name="ce65"/>
          <table:table-cell table:style-name="ce100" office:value-type="string" calcext:value-type="string">
            <text:p>Себестоимость</text:p>
          </table:table-cell>
          <table:table-cell table:style-name="ce100" office:value-type="string" calcext:value-type="string">
            <text:p>Страховка</text:p>
          </table:table-cell>
          <table:table-cell table:style-name="ce100" office:value-type="string" calcext:value-type="string">
            <text:p>Развитие</text:p>
          </table:table-cell>
          <table:table-cell table:style-name="ce83" office:value-type="string" calcext:value-type="string">
            <text:p>Оплата за работы</text:p>
          </table:table-cell>
          <table:table-cell table:style-name="ce109" office:value-type="string" calcext:value-type="string">
            <text:p>Всего:</text:p>
          </table:table-cell>
          <table:table-cell table:style-name="ce109" table:formula="of:=[$'Список имен'.C6]" office:value-type="string" office:string-value="Каа" calcext:value-type="string">
            <text:p>Каа</text:p>
          </table:table-cell>
          <table:table-cell table:style-name="ce109" table:formula="of:=[$'Список имен'.C5]" office:value-type="string" office:string-value="Бандерлоги" calcext:value-type="string">
            <text:p>Бандерлоги</text:p>
          </table:table-cell>
          <table:table-cell table:style-name="ce109" table:formula="of:=[$'Список имен'.C4]" office:value-type="string" office:string-value="Балу" calcext:value-type="string">
            <text:p>Балу</text:p>
          </table:table-cell>
          <table:table-cell table:style-name="ce109" table:formula="of:=[$'Список имен'.C3]" office:value-type="string" office:string-value="Маугли" calcext:value-type="string">
            <text:p>Маугли</text:p>
          </table:table-cell>
          <table:table-cell table:style-name="ce109" table:formula="of:=[$'Список имен'.C2]" office:value-type="string" office:string-value="Акелла" calcext:value-type="string">
            <text:p>Акелла</text:p>
          </table:table-cell>
          <table:table-cell table:style-name="ce109" office:value-type="string" calcext:value-type="string">
            <text:p>???</text:p>
          </table:table-cell>
          <table:table-cell/>
          <table:table-cell table:style-name="ce284" table:formula="of:=[.L2]" office:value-type="string" office:string-value="Каа" calcext:value-type="string">
            <text:p>Каа</text:p>
          </table:table-cell>
          <table:table-cell table:style-name="ce284" table:formula="of:=[.M2]" office:value-type="string" office:string-value="Бандерлоги" calcext:value-type="string">
            <text:p>Бандерлоги</text:p>
          </table:table-cell>
          <table:table-cell table:style-name="ce284" table:formula="of:=[.N2]" office:value-type="string" office:string-value="Балу" calcext:value-type="string">
            <text:p>Балу</text:p>
          </table:table-cell>
          <table:table-cell table:style-name="ce284" table:formula="of:=[.O2]" office:value-type="string" office:string-value="Маугли" calcext:value-type="string">
            <text:p>Маугли</text:p>
          </table:table-cell>
          <table:table-cell table:style-name="ce284" table:formula="of:=[.P2]" office:value-type="string" office:string-value="Акелла" calcext:value-type="string">
            <text:p>Акелла</text:p>
          </table:table-cell>
          <table:table-cell table:style-name="ce284" table:formula="of:=[.Q2]" office:value-type="string" office:string-value="???" calcext:value-type="string">
            <text:p>???</text:p>
          </table:table-cell>
          <table:table-cell/>
        </table:table-row>
        <table:table-row table:style-name="ro4">
          <table:table-cell table:style-name="ce84" office:value-type="string" calcext:value-type="string">
            <text:p>Поиск и оформление заказов (учитывается после сдачи работ и получения оплаты по заказу)</text:p>
          </table:table-cell>
          <table:table-cell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94" table:formula="of:=[$'Коммерческое предложение'.C8]" office:value-type="string" office:string-value="да" calcext:value-type="string">
            <text:p>да</text:p>
          </table:table-cell>
          <table:table-cell table:formula="of:=IF([.D3]=&quot;нет&quot;;0;1)" office:value-type="float" office:value="1" calcext:value-type="float">
            <text:p>1</text:p>
          </table:table-cell>
          <table:table-cell/>
          <table:table-cell table:formula="of:=[.$E3]" office:value-type="float" office:value="1" calcext:value-type="float">
            <text:p>1</text:p>
          </table:table-cell>
          <table:table-cell table:formula="of:=[.G3]" office:value-type="float" office:value="1" calcext:value-type="float">
            <text:p>1</text:p>
          </table:table-cell>
          <table:table-cell table:formula="of:=[.G3]" office:value-type="float" office:value="1" calcext:value-type="float">
            <text:p>1</text:p>
          </table:table-cell>
          <table:table-cell table:style-name="ce291" table:formula="of:=[.K3]*[.$D$13]/[.$K$13]" office:value-type="currency" office:currency="RUB" office:value="17357.9013688889" calcext:value-type="currency">
            <text:p>17 357,90 ₽</text:p>
          </table:table-cell>
          <table:table-cell table:style-name="ce294" table:formula="of:=SUM([.L3:.Q3])*SUM([.G3:.I3])/3/[.$D$12]" office:value-type="percentage" office:value="0.111111111111111" calcext:value-type="percentage">
            <text:p>11,11%</text:p>
          </table:table-cell>
          <table:table-cell table:style-name="ce297" office:value-type="percentage" office:value="1" calcext:value-type="percentage">
            <text:p>100,00%</text:p>
          </table:table-cell>
          <table:table-cell table:style-name="ce297"/>
          <table:table-cell table:style-name="ce301"/>
          <table:table-cell table:style-name="ce298" table:number-columns-repeated="3"/>
          <table:table-cell/>
          <table:table-cell table:style-name="ce203" table:formula="of:=[.L3]/SUM([.$L3:.$Q3])*[.$J3]" office:value-type="currency" office:currency="RUB" office:value="17357.9013688889" calcext:value-type="currency">
            <text:p>17 357,90 ₽</text:p>
          </table:table-cell>
          <table:table-cell table:style-name="ce203" table:formula="of:=[.M3]/SUM([.$L3:.$Q3])*[.$J3]" office:value-type="currency" office:currency="RUB" office:value="0" calcext:value-type="currency">
            <text:p>0,00 ₽</text:p>
          </table:table-cell>
          <table:table-cell table:style-name="ce203" table:formula="of:=[.N3]/SUM([.$L3:.$Q3])*[.$J3]" office:value-type="currency" office:currency="RUB" office:value="0" calcext:value-type="currency">
            <text:p>0,00 ₽</text:p>
          </table:table-cell>
          <table:table-cell table:style-name="ce203" table:formula="of:=[.O3]/SUM([.$L3:.$Q3])*[.$J3]" office:value-type="currency" office:currency="RUB" office:value="0" calcext:value-type="currency">
            <text:p>0,00 ₽</text:p>
          </table:table-cell>
          <table:table-cell table:style-name="ce203" table:formula="of:=[.P3]/SUM([.$L3:.$Q3])*[.$J3]" office:value-type="currency" office:currency="RUB" office:value="0" calcext:value-type="currency">
            <text:p>0,00 ₽</text:p>
          </table:table-cell>
          <table:table-cell table:style-name="ce203" table:formula="of:=[.Q3]/SUM([.$L3:.$Q3])*[.$J3]" office:value-type="currency" office:currency="RUB" office:value="0" calcext:value-type="currency">
            <text:p>0,00 ₽</text:p>
          </table:table-cell>
          <table:table-cell/>
        </table:table-row>
        <table:table-row table:style-name="ro2">
          <table:table-cell table:formula="of:=[$'Коммерческое предложение'.B9]" office:value-type="string" office:string-value="Разработка (да/нет):" calcext:value-type="string">
            <text:p>Разработка (да/нет):</text:p>
          </table:table-cell>
          <table:table-cell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94" table:formula="of:=[$'Коммерческое предложение'.C9]" office:value-type="string" office:string-value="да" calcext:value-type="string">
            <text:p>да</text:p>
          </table:table-cell>
          <table:table-cell table:formula="of:=IF([.D4]=&quot;нет&quot;;0;1)" office:value-type="float" office:value="1" calcext:value-type="float">
            <text:p>1</text:p>
          </table:table-cell>
          <table:table-cell/>
          <table:table-cell table:formula="of:=[.$E4]" office:value-type="float" office:value="1" calcext:value-type="float">
            <text:p>1</text:p>
          </table:table-cell>
          <table:table-cell table:formula="of:=[.G4]" office:value-type="float" office:value="1" calcext:value-type="float">
            <text:p>1</text:p>
          </table:table-cell>
          <table:table-cell table:formula="of:=[.G4]" office:value-type="float" office:value="1" calcext:value-type="float">
            <text:p>1</text:p>
          </table:table-cell>
          <table:table-cell table:style-name="ce291" table:formula="of:=[.K4]*[.$D$13]/[.$K$13]" office:value-type="currency" office:currency="RUB" office:value="17357.9013688889" calcext:value-type="currency">
            <text:p>17 357,90 ₽</text:p>
          </table:table-cell>
          <table:table-cell table:style-name="ce294" table:formula="of:=SUM([.L4:.Q4])*SUM([.G4:.I4])/3/[.$D$12]" office:value-type="percentage" office:value="0.111111111111111" calcext:value-type="percentage">
            <text:p>11,11%</text:p>
          </table:table-cell>
          <table:table-cell table:style-name="ce298" table:number-columns-repeated="2"/>
          <table:table-cell table:style-name="ce297" office:value-type="percentage" office:value="1" calcext:value-type="percentage">
            <text:p>100,00%</text:p>
          </table:table-cell>
          <table:table-cell table:style-name="ce298" table:number-columns-repeated="3"/>
          <table:table-cell/>
          <table:table-cell table:style-name="ce203" table:formula="of:=[.L4]/SUM([.$L4:.$Q4])*[.$J4]" office:value-type="currency" office:currency="RUB" office:value="0" calcext:value-type="currency">
            <text:p>0,00 ₽</text:p>
          </table:table-cell>
          <table:table-cell table:style-name="ce203" table:formula="of:=[.M4]/SUM([.$L4:.$Q4])*[.$J4]" office:value-type="currency" office:currency="RUB" office:value="0" calcext:value-type="currency">
            <text:p>0,00 ₽</text:p>
          </table:table-cell>
          <table:table-cell table:style-name="ce203" table:formula="of:=[.N4]/SUM([.$L4:.$Q4])*[.$J4]" office:value-type="currency" office:currency="RUB" office:value="17357.9013688889" calcext:value-type="currency">
            <text:p>17 357,90 ₽</text:p>
          </table:table-cell>
          <table:table-cell table:style-name="ce203" table:formula="of:=[.O4]/SUM([.$L4:.$Q4])*[.$J4]" office:value-type="currency" office:currency="RUB" office:value="0" calcext:value-type="currency">
            <text:p>0,00 ₽</text:p>
          </table:table-cell>
          <table:table-cell table:style-name="ce203" table:formula="of:=[.P4]/SUM([.$L4:.$Q4])*[.$J4]" office:value-type="currency" office:currency="RUB" office:value="0" calcext:value-type="currency">
            <text:p>0,00 ₽</text:p>
          </table:table-cell>
          <table:table-cell table:style-name="ce203" table:formula="of:=[.Q4]/SUM([.$L4:.$Q4])*[.$J4]" office:value-type="currency" office:currency="RUB" office:value="0" calcext:value-type="currency">
            <text:p>0,00 ₽</text:p>
          </table:table-cell>
          <table:table-cell/>
        </table:table-row>
        <table:table-row table:style-name="ro2">
          <table:table-cell table:formula="of:=[$'Коммерческое предложение'.B10]" office:value-type="string" office:string-value="Изготовление (да/нет):" calcext:value-type="string">
            <text:p>Изготовление (да/нет):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5" table:formula="of:=[$'Коммерческое предложение'.C10]" office:value-type="string" office:string-value="да" calcext:value-type="string">
            <text:p>да</text:p>
          </table:table-cell>
          <table:table-cell table:formula="of:=IF([.D5]=&quot;нет&quot;;0;1)" office:value-type="float" office:value="1" calcext:value-type="float">
            <text:p>1</text:p>
          </table:table-cell>
          <table:table-cell/>
          <table:table-cell table:formula="of:=[.$E5]" office:value-type="float" office:value="1" calcext:value-type="float">
            <text:p>1</text:p>
          </table:table-cell>
          <table:table-cell table:formula="of:=[.G5]" office:value-type="float" office:value="1" calcext:value-type="float">
            <text:p>1</text:p>
          </table:table-cell>
          <table:table-cell table:formula="of:=[.G5]" office:value-type="float" office:value="1" calcext:value-type="float">
            <text:p>1</text:p>
          </table:table-cell>
          <table:table-cell table:style-name="ce291" table:formula="of:=[.K5]*[.$D$13]/[.$K$13]" office:value-type="currency" office:currency="RUB" office:value="17357.9013688889" calcext:value-type="currency">
            <text:p>17 357,90 ₽</text:p>
          </table:table-cell>
          <table:table-cell table:style-name="ce294" table:formula="of:=SUM([.L5:.Q5])*SUM([.G5:.I5])/3/[.$D$12]" office:value-type="percentage" office:value="0.111111111111111" calcext:value-type="percentage">
            <text:p>11,11%</text:p>
          </table:table-cell>
          <table:table-cell table:style-name="ce297"/>
          <table:table-cell table:style-name="ce298"/>
          <table:table-cell table:style-name="ce297" office:value-type="percentage" office:value="1" calcext:value-type="percentage">
            <text:p>100,00%</text:p>
          </table:table-cell>
          <table:table-cell table:style-name="ce298"/>
          <table:table-cell table:style-name="ce297"/>
          <table:table-cell table:style-name="ce298"/>
          <table:table-cell/>
          <table:table-cell table:style-name="ce203" table:formula="of:=[.L5]/SUM([.$L5:.$Q5])*[.$J5]" office:value-type="currency" office:currency="RUB" office:value="0" calcext:value-type="currency">
            <text:p>0,00 ₽</text:p>
          </table:table-cell>
          <table:table-cell table:style-name="ce203" table:formula="of:=[.M5]/SUM([.$L5:.$Q5])*[.$J5]" office:value-type="currency" office:currency="RUB" office:value="0" calcext:value-type="currency">
            <text:p>0,00 ₽</text:p>
          </table:table-cell>
          <table:table-cell table:style-name="ce203" table:formula="of:=[.N5]/SUM([.$L5:.$Q5])*[.$J5]" office:value-type="currency" office:currency="RUB" office:value="17357.9013688889" calcext:value-type="currency">
            <text:p>17 357,90 ₽</text:p>
          </table:table-cell>
          <table:table-cell table:style-name="ce203" table:formula="of:=[.O5]/SUM([.$L5:.$Q5])*[.$J5]" office:value-type="currency" office:currency="RUB" office:value="0" calcext:value-type="currency">
            <text:p>0,00 ₽</text:p>
          </table:table-cell>
          <table:table-cell table:style-name="ce203" table:formula="of:=[.P5]/SUM([.$L5:.$Q5])*[.$J5]" office:value-type="currency" office:currency="RUB" office:value="0" calcext:value-type="currency">
            <text:p>0,00 ₽</text:p>
          </table:table-cell>
          <table:table-cell table:style-name="ce203" table:formula="of:=[.Q5]/SUM([.$L5:.$Q5])*[.$J5]" office:value-type="currency" office:currency="RUB" office:value="0" calcext:value-type="currency">
            <text:p>0,00 ₽</text:p>
          </table:table-cell>
          <table:table-cell/>
        </table:table-row>
        <table:table-row table:style-name="ro2">
          <table:table-cell table:formula="of:=[$'Коммерческое предложение'.B11]" office:value-type="string" office:string-value="Проверка (да/нет):" calcext:value-type="string">
            <text:p>Проверка (да/нет):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5" table:formula="of:=[$'Коммерческое предложение'.C11]" office:value-type="string" office:string-value="да" calcext:value-type="string">
            <text:p>да</text:p>
          </table:table-cell>
          <table:table-cell table:formula="of:=IF([.D6]=&quot;нет&quot;;0;1)" office:value-type="float" office:value="1" calcext:value-type="float">
            <text:p>1</text:p>
          </table:table-cell>
          <table:table-cell/>
          <table:table-cell table:formula="of:=[.$E6]" office:value-type="float" office:value="1" calcext:value-type="float">
            <text:p>1</text:p>
          </table:table-cell>
          <table:table-cell table:formula="of:=[.G6]" office:value-type="float" office:value="1" calcext:value-type="float">
            <text:p>1</text:p>
          </table:table-cell>
          <table:table-cell table:formula="of:=[.G6]" office:value-type="float" office:value="1" calcext:value-type="float">
            <text:p>1</text:p>
          </table:table-cell>
          <table:table-cell table:style-name="ce291" table:formula="of:=[.K6]*[.$D$13]/[.$K$13]" office:value-type="currency" office:currency="RUB" office:value="17357.9013688889" calcext:value-type="currency">
            <text:p>17 357,90 ₽</text:p>
          </table:table-cell>
          <table:table-cell table:style-name="ce294" table:formula="of:=SUM([.L6:.Q6])*SUM([.G6:.I6])/3/[.$D$12]" office:value-type="percentage" office:value="0.111111111111111" calcext:value-type="percentage">
            <text:p>11,11%</text:p>
          </table:table-cell>
          <table:table-cell table:style-name="ce298" table:number-columns-repeated="2"/>
          <table:table-cell table:style-name="ce297" office:value-type="percentage" office:value="1" calcext:value-type="percentage">
            <text:p>100,00%</text:p>
          </table:table-cell>
          <table:table-cell table:style-name="ce302" table:number-columns-repeated="2"/>
          <table:table-cell table:style-name="ce297"/>
          <table:table-cell/>
          <table:table-cell table:style-name="ce203" table:formula="of:=[.L6]/SUM([.$L6:.$Q6])*[.$J6]" office:value-type="currency" office:currency="RUB" office:value="0" calcext:value-type="currency">
            <text:p>0,00 ₽</text:p>
          </table:table-cell>
          <table:table-cell table:style-name="ce203" table:formula="of:=[.M6]/SUM([.$L6:.$Q6])*[.$J6]" office:value-type="currency" office:currency="RUB" office:value="0" calcext:value-type="currency">
            <text:p>0,00 ₽</text:p>
          </table:table-cell>
          <table:table-cell table:style-name="ce203" table:formula="of:=[.N6]/SUM([.$L6:.$Q6])*[.$J6]" office:value-type="currency" office:currency="RUB" office:value="17357.9013688889" calcext:value-type="currency">
            <text:p>17 357,90 ₽</text:p>
          </table:table-cell>
          <table:table-cell table:style-name="ce203" table:formula="of:=[.O6]/SUM([.$L6:.$Q6])*[.$J6]" office:value-type="currency" office:currency="RUB" office:value="0" calcext:value-type="currency">
            <text:p>0,00 ₽</text:p>
          </table:table-cell>
          <table:table-cell table:style-name="ce203" table:formula="of:=[.P6]/SUM([.$L6:.$Q6])*[.$J6]" office:value-type="currency" office:currency="RUB" office:value="0" calcext:value-type="currency">
            <text:p>0,00 ₽</text:p>
          </table:table-cell>
          <table:table-cell table:style-name="ce203" table:formula="of:=[.Q6]/SUM([.$L6:.$Q6])*[.$J6]" office:value-type="currency" office:currency="RUB" office:value="0" calcext:value-type="currency">
            <text:p>0,00 ₽</text:p>
          </table:table-cell>
          <table:table-cell/>
        </table:table-row>
        <table:table-row table:style-name="ro2">
          <table:table-cell table:formula="of:=[$'Коммерческое предложение'.B12]" office:value-type="string" office:string-value="Упаковка (да/нет):" calcext:value-type="string">
            <text:p>Упаковка (да/нет):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5" table:formula="of:=[$'Коммерческое предложение'.C12]" office:value-type="string" office:string-value="да" calcext:value-type="string">
            <text:p>да</text:p>
          </table:table-cell>
          <table:table-cell table:formula="of:=IF([.D7]=&quot;нет&quot;;0;1)" office:value-type="float" office:value="1" calcext:value-type="float">
            <text:p>1</text:p>
          </table:table-cell>
          <table:table-cell/>
          <table:table-cell table:formula="of:=[.$E7]" office:value-type="float" office:value="1" calcext:value-type="float">
            <text:p>1</text:p>
          </table:table-cell>
          <table:table-cell table:formula="of:=[.G7]" office:value-type="float" office:value="1" calcext:value-type="float">
            <text:p>1</text:p>
          </table:table-cell>
          <table:table-cell table:formula="of:=[.G7]" office:value-type="float" office:value="1" calcext:value-type="float">
            <text:p>1</text:p>
          </table:table-cell>
          <table:table-cell table:style-name="ce291" table:formula="of:=[.K7]*[.$D$13]/[.$K$13]" office:value-type="currency" office:currency="RUB" office:value="17357.9013688889" calcext:value-type="currency">
            <text:p>17 357,90 ₽</text:p>
          </table:table-cell>
          <table:table-cell table:style-name="ce294" table:formula="of:=SUM([.L7:.Q7])*SUM([.G7:.I7])/3/[.$D$12]" office:value-type="percentage" office:value="0.111111111111111" calcext:value-type="percentage">
            <text:p>11,11%</text:p>
          </table:table-cell>
          <table:table-cell table:style-name="ce298" table:number-columns-repeated="2"/>
          <table:table-cell table:style-name="ce297" office:value-type="percentage" office:value="1" calcext:value-type="percentage">
            <text:p>100,00%</text:p>
          </table:table-cell>
          <table:table-cell table:style-name="ce298" table:number-columns-repeated="3"/>
          <table:table-cell/>
          <table:table-cell table:style-name="ce203" table:formula="of:=[.L7]/SUM([.$L7:.$Q7])*[.$J7]" office:value-type="currency" office:currency="RUB" office:value="0" calcext:value-type="currency">
            <text:p>0,00 ₽</text:p>
          </table:table-cell>
          <table:table-cell table:style-name="ce203" table:formula="of:=[.M7]/SUM([.$L7:.$Q7])*[.$J7]" office:value-type="currency" office:currency="RUB" office:value="0" calcext:value-type="currency">
            <text:p>0,00 ₽</text:p>
          </table:table-cell>
          <table:table-cell table:style-name="ce203" table:formula="of:=[.N7]/SUM([.$L7:.$Q7])*[.$J7]" office:value-type="currency" office:currency="RUB" office:value="17357.9013688889" calcext:value-type="currency">
            <text:p>17 357,90 ₽</text:p>
          </table:table-cell>
          <table:table-cell table:style-name="ce203" table:formula="of:=[.O7]/SUM([.$L7:.$Q7])*[.$J7]" office:value-type="currency" office:currency="RUB" office:value="0" calcext:value-type="currency">
            <text:p>0,00 ₽</text:p>
          </table:table-cell>
          <table:table-cell table:style-name="ce203" table:formula="of:=[.P7]/SUM([.$L7:.$Q7])*[.$J7]" office:value-type="currency" office:currency="RUB" office:value="0" calcext:value-type="currency">
            <text:p>0,00 ₽</text:p>
          </table:table-cell>
          <table:table-cell table:style-name="ce203" table:formula="of:=[.Q7]/SUM([.$L7:.$Q7])*[.$J7]" office:value-type="currency" office:currency="RUB" office:value="0" calcext:value-type="currency">
            <text:p>0,00 ₽</text:p>
          </table:table-cell>
          <table:table-cell/>
        </table:table-row>
        <table:table-row table:style-name="ro2">
          <table:table-cell table:formula="of:=[$'Коммерческое предложение'.B13]" office:value-type="string" office:string-value="Сборка (да/нет):" calcext:value-type="string">
            <text:p>Сборка (да/нет):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5" table:formula="of:=[$'Коммерческое предложение'.C13]" office:value-type="string" office:string-value="да" calcext:value-type="string">
            <text:p>да</text:p>
          </table:table-cell>
          <table:table-cell table:formula="of:=IF([.D8]=&quot;нет&quot;;0;1)" office:value-type="float" office:value="1" calcext:value-type="float">
            <text:p>1</text:p>
          </table:table-cell>
          <table:table-cell/>
          <table:table-cell table:formula="of:=[.$E8]" office:value-type="float" office:value="1" calcext:value-type="float">
            <text:p>1</text:p>
          </table:table-cell>
          <table:table-cell table:formula="of:=[.G8]" office:value-type="float" office:value="1" calcext:value-type="float">
            <text:p>1</text:p>
          </table:table-cell>
          <table:table-cell table:formula="of:=[.G8]" office:value-type="float" office:value="1" calcext:value-type="float">
            <text:p>1</text:p>
          </table:table-cell>
          <table:table-cell table:style-name="ce291" table:formula="of:=[.K8]*[.$D$13]/[.$K$13]" office:value-type="currency" office:currency="RUB" office:value="17357.9013688889" calcext:value-type="currency">
            <text:p>17 357,90 ₽</text:p>
          </table:table-cell>
          <table:table-cell table:style-name="ce294" table:formula="of:=SUM([.L8:.Q8])*SUM([.G8:.I8])/3/[.$D$12]" office:value-type="percentage" office:value="0.111111111111111" calcext:value-type="percentage">
            <text:p>11,11%</text:p>
          </table:table-cell>
          <table:table-cell table:style-name="ce298" table:number-columns-repeated="2"/>
          <table:table-cell table:style-name="ce297" office:value-type="percentage" office:value="1" calcext:value-type="percentage">
            <text:p>100,00%</text:p>
          </table:table-cell>
          <table:table-cell table:style-name="ce298" table:number-columns-repeated="3"/>
          <table:table-cell/>
          <table:table-cell table:style-name="ce203" table:formula="of:=[.L8]/SUM([.$L8:.$Q8])*[.$J8]" office:value-type="currency" office:currency="RUB" office:value="0" calcext:value-type="currency">
            <text:p>0,00 ₽</text:p>
          </table:table-cell>
          <table:table-cell table:style-name="ce203" table:formula="of:=[.M8]/SUM([.$L8:.$Q8])*[.$J8]" office:value-type="currency" office:currency="RUB" office:value="0" calcext:value-type="currency">
            <text:p>0,00 ₽</text:p>
          </table:table-cell>
          <table:table-cell table:style-name="ce203" table:formula="of:=[.N8]/SUM([.$L8:.$Q8])*[.$J8]" office:value-type="currency" office:currency="RUB" office:value="17357.9013688889" calcext:value-type="currency">
            <text:p>17 357,90 ₽</text:p>
          </table:table-cell>
          <table:table-cell table:style-name="ce203" table:formula="of:=[.O8]/SUM([.$L8:.$Q8])*[.$J8]" office:value-type="currency" office:currency="RUB" office:value="0" calcext:value-type="currency">
            <text:p>0,00 ₽</text:p>
          </table:table-cell>
          <table:table-cell table:style-name="ce203" table:formula="of:=[.P8]/SUM([.$L8:.$Q8])*[.$J8]" office:value-type="currency" office:currency="RUB" office:value="0" calcext:value-type="currency">
            <text:p>0,00 ₽</text:p>
          </table:table-cell>
          <table:table-cell table:style-name="ce203" table:formula="of:=[.Q8]/SUM([.$L8:.$Q8])*[.$J8]" office:value-type="currency" office:currency="RUB" office:value="0" calcext:value-type="currency">
            <text:p>0,00 ₽</text:p>
          </table:table-cell>
          <table:table-cell/>
        </table:table-row>
        <table:table-row table:style-name="ro2">
          <table:table-cell table:formula="of:=[$'Коммерческое предложение'.B14]" office:value-type="string" office:string-value="Монтаж (да/нет):" calcext:value-type="string">
            <text:p>Монтаж (да/нет):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5" table:formula="of:=[$'Коммерческое предложение'.C14]" office:value-type="string" office:string-value="да" calcext:value-type="string">
            <text:p>да</text:p>
          </table:table-cell>
          <table:table-cell table:formula="of:=IF([.D9]=&quot;нет&quot;;0;1)" office:value-type="float" office:value="1" calcext:value-type="float">
            <text:p>1</text:p>
          </table:table-cell>
          <table:table-cell/>
          <table:table-cell table:formula="of:=[.$E9]" office:value-type="float" office:value="1" calcext:value-type="float">
            <text:p>1</text:p>
          </table:table-cell>
          <table:table-cell table:formula="of:=[.G9]" office:value-type="float" office:value="1" calcext:value-type="float">
            <text:p>1</text:p>
          </table:table-cell>
          <table:table-cell table:formula="of:=[.G9]" office:value-type="float" office:value="1" calcext:value-type="float">
            <text:p>1</text:p>
          </table:table-cell>
          <table:table-cell table:style-name="ce291" table:formula="of:=[.K9]*[.$D$13]/[.$K$13]" office:value-type="currency" office:currency="RUB" office:value="17357.9013688889" calcext:value-type="currency">
            <text:p>17 357,90 ₽</text:p>
          </table:table-cell>
          <table:table-cell table:style-name="ce294" table:formula="of:=SUM([.L9:.Q9])*SUM([.G9:.I9])/3/[.$D$12]" office:value-type="percentage" office:value="0.111111111111111" calcext:value-type="percentage">
            <text:p>11,11%</text:p>
          </table:table-cell>
          <table:table-cell table:style-name="ce297"/>
          <table:table-cell table:style-name="ce298"/>
          <table:table-cell table:style-name="ce297" office:value-type="percentage" office:value="1" calcext:value-type="percentage">
            <text:p>100,00%</text:p>
          </table:table-cell>
          <table:table-cell table:style-name="ce298" table:number-columns-repeated="3"/>
          <table:table-cell/>
          <table:table-cell table:style-name="ce203" table:formula="of:=[.L9]/SUM([.$L9:.$Q9])*[.$J9]" office:value-type="currency" office:currency="RUB" office:value="0" calcext:value-type="currency">
            <text:p>0,00 ₽</text:p>
          </table:table-cell>
          <table:table-cell table:style-name="ce203" table:formula="of:=[.M9]/SUM([.$L9:.$Q9])*[.$J9]" office:value-type="currency" office:currency="RUB" office:value="0" calcext:value-type="currency">
            <text:p>0,00 ₽</text:p>
          </table:table-cell>
          <table:table-cell table:style-name="ce203" table:formula="of:=[.N9]/SUM([.$L9:.$Q9])*[.$J9]" office:value-type="currency" office:currency="RUB" office:value="17357.9013688889" calcext:value-type="currency">
            <text:p>17 357,90 ₽</text:p>
          </table:table-cell>
          <table:table-cell table:style-name="ce203" table:formula="of:=[.O9]/SUM([.$L9:.$Q9])*[.$J9]" office:value-type="currency" office:currency="RUB" office:value="0" calcext:value-type="currency">
            <text:p>0,00 ₽</text:p>
          </table:table-cell>
          <table:table-cell table:style-name="ce203" table:formula="of:=[.P9]/SUM([.$L9:.$Q9])*[.$J9]" office:value-type="currency" office:currency="RUB" office:value="0" calcext:value-type="currency">
            <text:p>0,00 ₽</text:p>
          </table:table-cell>
          <table:table-cell table:style-name="ce203" table:formula="of:=[.Q9]/SUM([.$L9:.$Q9])*[.$J9]" office:value-type="currency" office:currency="RUB" office:value="0" calcext:value-type="currency">
            <text:p>0,00 ₽</text:p>
          </table:table-cell>
          <table:table-cell/>
        </table:table-row>
        <table:table-row table:style-name="ro2">
          <table:table-cell table:formula="of:=[$'Коммерческое предложение'.B15]" office:value-type="string" office:string-value="Выезд (да/нет):" calcext:value-type="string">
            <text:p>Выезд (да/нет):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5" table:formula="of:=[$'Коммерческое предложение'.C15]" office:value-type="string" office:string-value="да" calcext:value-type="string">
            <text:p>да</text:p>
          </table:table-cell>
          <table:table-cell table:formula="of:=IF([.D10]=&quot;нет&quot;;0;1)" office:value-type="float" office:value="1" calcext:value-type="float">
            <text:p>1</text:p>
          </table:table-cell>
          <table:table-cell/>
          <table:table-cell table:formula="of:=[.$E10]" office:value-type="float" office:value="1" calcext:value-type="float">
            <text:p>1</text:p>
          </table:table-cell>
          <table:table-cell table:formula="of:=[.G10]" office:value-type="float" office:value="1" calcext:value-type="float">
            <text:p>1</text:p>
          </table:table-cell>
          <table:table-cell table:formula="of:=[.G10]" office:value-type="float" office:value="1" calcext:value-type="float">
            <text:p>1</text:p>
          </table:table-cell>
          <table:table-cell table:style-name="ce291" table:formula="of:=[.K10]*[.$D$13]/[.$K$13]" office:value-type="currency" office:currency="RUB" office:value="17357.9013688889" calcext:value-type="currency">
            <text:p>17 357,90 ₽</text:p>
          </table:table-cell>
          <table:table-cell table:style-name="ce294" table:formula="of:=SUM([.L10:.Q10])*SUM([.G10:.I10])/3/[.$D$12]" office:value-type="percentage" office:value="0.111111111111111" calcext:value-type="percentage">
            <text:p>11,11%</text:p>
          </table:table-cell>
          <table:table-cell table:style-name="ce297"/>
          <table:table-cell table:style-name="ce298"/>
          <table:table-cell table:style-name="ce297" office:value-type="percentage" office:value="1" calcext:value-type="percentage">
            <text:p>100,00%</text:p>
          </table:table-cell>
          <table:table-cell table:style-name="ce298" table:number-columns-repeated="3"/>
          <table:table-cell/>
          <table:table-cell table:style-name="ce203" table:formula="of:=[.L10]/SUM([.$L10:.$Q10])*[.$J10]" office:value-type="currency" office:currency="RUB" office:value="0" calcext:value-type="currency">
            <text:p>0,00 ₽</text:p>
          </table:table-cell>
          <table:table-cell table:style-name="ce203" table:formula="of:=[.M10]/SUM([.$L10:.$Q10])*[.$J10]" office:value-type="currency" office:currency="RUB" office:value="0" calcext:value-type="currency">
            <text:p>0,00 ₽</text:p>
          </table:table-cell>
          <table:table-cell table:style-name="ce203" table:formula="of:=[.N10]/SUM([.$L10:.$Q10])*[.$J10]" office:value-type="currency" office:currency="RUB" office:value="17357.9013688889" calcext:value-type="currency">
            <text:p>17 357,90 ₽</text:p>
          </table:table-cell>
          <table:table-cell table:style-name="ce203" table:formula="of:=[.O10]/SUM([.$L10:.$Q10])*[.$J10]" office:value-type="currency" office:currency="RUB" office:value="0" calcext:value-type="currency">
            <text:p>0,00 ₽</text:p>
          </table:table-cell>
          <table:table-cell table:style-name="ce203" table:formula="of:=[.P10]/SUM([.$L10:.$Q10])*[.$J10]" office:value-type="currency" office:currency="RUB" office:value="0" calcext:value-type="currency">
            <text:p>0,00 ₽</text:p>
          </table:table-cell>
          <table:table-cell table:style-name="ce203" table:formula="of:=[.Q10]/SUM([.$L10:.$Q10])*[.$J10]" office:value-type="currency" office:currency="RUB" office:value="0" calcext:value-type="currency">
            <text:p>0,00 ₽</text:p>
          </table:table-cell>
          <table:table-cell/>
        </table:table-row>
        <table:table-row table:style-name="ro2">
          <table:table-cell table:formula="of:=[$'Коммерческое предложение'.B16]" office:value-type="string" office:string-value="Годовая гарантия на товар (да/нет):" calcext:value-type="string">
            <text:p>Годовая гарантия на товар (да/нет):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5" table:formula="of:=[$'Коммерческое предложение'.C16]" office:value-type="string" office:string-value="да" calcext:value-type="string">
            <text:p>да</text:p>
          </table:table-cell>
          <table:table-cell table:formula="of:=IF([.D11]=&quot;нет&quot;;0;1)" office:value-type="float" office:value="1" calcext:value-type="float">
            <text:p>1</text:p>
          </table:table-cell>
          <table:table-cell/>
          <table:table-cell table:formula="of:=[.$E11]" office:value-type="float" office:value="1" calcext:value-type="float">
            <text:p>1</text:p>
          </table:table-cell>
          <table:table-cell table:formula="of:=[.G11]" office:value-type="float" office:value="1" calcext:value-type="float">
            <text:p>1</text:p>
          </table:table-cell>
          <table:table-cell table:formula="of:=[.G11]" office:value-type="float" office:value="1" calcext:value-type="float">
            <text:p>1</text:p>
          </table:table-cell>
          <table:table-cell table:style-name="ce291" table:formula="of:=[.K11]*[.$D$13]/[.$K$13]" office:value-type="currency" office:currency="RUB" office:value="17357.9013688889" calcext:value-type="currency">
            <text:p>17 357,90 ₽</text:p>
          </table:table-cell>
          <table:table-cell table:style-name="ce294" table:formula="of:=SUM([.L11:.Q11])*SUM([.G11:.I11])/3/[.$D$12]" office:value-type="percentage" office:value="0.111111111111111" calcext:value-type="percentage">
            <text:p>11,11%</text:p>
          </table:table-cell>
          <table:table-cell table:style-name="ce297"/>
          <table:table-cell table:style-name="ce298"/>
          <table:table-cell table:style-name="ce297" office:value-type="percentage" office:value="1" calcext:value-type="percentage">
            <text:p>100,00%</text:p>
          </table:table-cell>
          <table:table-cell table:style-name="ce298" table:number-columns-repeated="3"/>
          <table:table-cell/>
          <table:table-cell table:style-name="ce203" table:formula="of:=[.L11]/SUM([.$L11:.$Q11])*[.$J11]" office:value-type="currency" office:currency="RUB" office:value="0" calcext:value-type="currency">
            <text:p>0,00 ₽</text:p>
          </table:table-cell>
          <table:table-cell table:style-name="ce203" table:formula="of:=[.M11]/SUM([.$L11:.$Q11])*[.$J11]" office:value-type="currency" office:currency="RUB" office:value="0" calcext:value-type="currency">
            <text:p>0,00 ₽</text:p>
          </table:table-cell>
          <table:table-cell table:style-name="ce203" table:formula="of:=[.N11]/SUM([.$L11:.$Q11])*[.$J11]" office:value-type="currency" office:currency="RUB" office:value="17357.9013688889" calcext:value-type="currency">
            <text:p>17 357,90 ₽</text:p>
          </table:table-cell>
          <table:table-cell table:style-name="ce203" table:formula="of:=[.O11]/SUM([.$L11:.$Q11])*[.$J11]" office:value-type="currency" office:currency="RUB" office:value="0" calcext:value-type="currency">
            <text:p>0,00 ₽</text:p>
          </table:table-cell>
          <table:table-cell table:style-name="ce203" table:formula="of:=[.P11]/SUM([.$L11:.$Q11])*[.$J11]" office:value-type="currency" office:currency="RUB" office:value="0" calcext:value-type="currency">
            <text:p>0,00 ₽</text:p>
          </table:table-cell>
          <table:table-cell table:style-name="ce203" table:formula="of:=[.Q11]/SUM([.$L11:.$Q11])*[.$J11]" office:value-type="currency" office:currency="RUB" office:value="0" calcext:value-type="currency">
            <text:p>0,00 ₽</text:p>
          </table:table-cell>
          <table:table-cell/>
        </table:table-row>
        <table:table-row table:style-name="ro1">
          <table:table-cell table:style-name="ce275" table:formula="of:=SUM([.C3:.C11])" office:value-type="float" office:value="9" calcext:value-type="float">
            <text:p>9</text:p>
          </table:table-cell>
          <table:table-cell table:style-name="Default" table:number-columns-repeated="2"/>
          <table:table-cell table:style-name="ce284" table:formula="of:=SUM([.E3:.E11])" office:value-type="float" office:value="9" calcext:value-type="float">
            <text:p>9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ce295" table:formula="of:=SUM([.K3:.K11])" office:value-type="percentage" office:value="1" calcext:value-type="percentage">
            <text:p>100,00%</text:p>
          </table:table-cell>
          <table:table-cell table:style-name="ce44" table:number-columns-repeated="6"/>
          <table:table-cell table:number-columns-repeated="8"/>
        </table:table-row>
        <table:table-row table:style-name="ro1">
          <table:table-cell table:style-name="ce86" office:value-type="string" calcext:value-type="string">
            <text:p>Выплата по работам:</text:p>
          </table:table-cell>
          <table:table-cell table:style-name="ce91" table:number-columns-repeated="2"/>
          <table:table-cell table:style-name="ce285" table:formula="of:=[$'Распределение средств по заказу'.B13]" office:value-type="currency" office:currency="RUB" office:value="156221.11232" calcext:value-type="currency">
            <text:p>156 221,11 ₽</text:p>
          </table:table-cell>
          <table:table-cell table:style-name="ce91" table:number-columns-repeated="5"/>
          <table:table-cell table:style-name="ce105"/>
          <table:table-cell table:style-name="ce111" table:formula="of:=SUM([.L13:.Q13])" office:value-type="percentage" office:value="1" calcext:value-type="percentage">
            <text:p>100,00%</text:p>
          </table:table-cell>
          <table:table-cell table:style-name="ce111" table:formula="of:=SUM([.L$3:.L$11])/SUM([.$L$3:.$Q$11])" office:value-type="percentage" office:value="0.111111111111111" calcext:value-type="percentage">
            <text:p>11,11%</text:p>
          </table:table-cell>
          <table:table-cell table:style-name="ce111" table:formula="of:=SUM([.M$3:.M$11])/SUM([.$L$3:.$Q$11])" office:value-type="percentage" office:value="0" calcext:value-type="percentage">
            <text:p>0,00%</text:p>
          </table:table-cell>
          <table:table-cell table:style-name="ce111" table:formula="of:=SUM([.N$3:.N$11])/SUM([.$L$3:.$Q$11])" office:value-type="percentage" office:value="0.888888888888889" calcext:value-type="percentage">
            <text:p>88,89%</text:p>
          </table:table-cell>
          <table:table-cell table:style-name="ce111" table:formula="of:=SUM([.O$3:.O$11])/SUM([.$L$3:.$Q$11])" office:value-type="percentage" office:value="0" calcext:value-type="percentage">
            <text:p>0,00%</text:p>
          </table:table-cell>
          <table:table-cell table:style-name="ce111" table:formula="of:=SUM([.P$3:.P$11])/SUM([.$L$3:.$Q$11])" office:value-type="percentage" office:value="0" calcext:value-type="percentage">
            <text:p>0,00%</text:p>
          </table:table-cell>
          <table:table-cell table:style-name="ce111" table:formula="of:=SUM([.Q$3:.Q$11])/SUM([.$L$3:.$Q$11])" office:value-type="percentage" office:value="0" calcext:value-type="percentage">
            <text:p>0,00%</text:p>
          </table:table-cell>
          <table:table-cell/>
          <table:table-cell table:style-name="ce203" table:formula="of:=SUM([.S3:.S11])" office:value-type="currency" office:currency="RUB" office:value="17357.9013688889" calcext:value-type="currency">
            <text:p>17 357,90 ₽</text:p>
          </table:table-cell>
          <table:table-cell table:style-name="ce203" table:formula="of:=SUM([.T3:.T11])" office:value-type="currency" office:currency="RUB" office:value="0" calcext:value-type="currency">
            <text:p>0,00 ₽</text:p>
          </table:table-cell>
          <table:table-cell table:style-name="ce203" table:formula="of:=SUM([.U3:.U11])" office:value-type="currency" office:currency="RUB" office:value="138863.210951111" calcext:value-type="currency">
            <text:p>138 863,21 ₽</text:p>
          </table:table-cell>
          <table:table-cell table:style-name="ce203" table:formula="of:=SUM([.V3:.V11])" office:value-type="currency" office:currency="RUB" office:value="0" calcext:value-type="currency">
            <text:p>0,00 ₽</text:p>
          </table:table-cell>
          <table:table-cell table:style-name="ce203" table:formula="of:=SUM([.W3:.W11])" office:value-type="currency" office:currency="RUB" office:value="0" calcext:value-type="currency">
            <text:p>0,00 ₽</text:p>
          </table:table-cell>
          <table:table-cell table:style-name="ce203" table:formula="of:=SUM([.X3:.X11])" office:value-type="currency" office:currency="RUB" office:value="0" calcext:value-type="currency">
            <text:p>0,00 ₽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style-name="ce86" office:value-type="string" calcext:value-type="string">
            <text:p>Себестоимость работ:</text:p>
          </table:table-cell>
          <table:table-cell table:style-name="ce91" table:number-columns-repeated="2"/>
          <table:table-cell/>
          <table:table-cell table:style-name="ce91" table:number-columns-repeated="5"/>
          <table:table-cell table:number-columns-repeated="2"/>
          <table:table-cell table:style-name="ce299" table:formula="of:=[.S13]" office:value-type="currency" office:currency="RUB" office:value="17357.9013688889" calcext:value-type="currency">
            <text:p>17 357,90 ₽</text:p>
          </table:table-cell>
          <table:table-cell table:style-name="ce299" table:formula="of:=[.T13]" office:value-type="currency" office:currency="RUB" office:value="0" calcext:value-type="currency">
            <text:p>0,00 ₽</text:p>
          </table:table-cell>
          <table:table-cell table:style-name="ce299" table:formula="of:=[.U13]" office:value-type="currency" office:currency="RUB" office:value="138863.210951111" calcext:value-type="currency">
            <text:p>138 863,21 ₽</text:p>
          </table:table-cell>
          <table:table-cell table:style-name="ce299" table:formula="of:=[.V13]" office:value-type="currency" office:currency="RUB" office:value="0" calcext:value-type="currency">
            <text:p>0,00 ₽</text:p>
          </table:table-cell>
          <table:table-cell table:style-name="ce299" table:formula="of:=[.W13]" office:value-type="currency" office:currency="RUB" office:value="0" calcext:value-type="currency">
            <text:p>0,00 ₽</text:p>
          </table:table-cell>
          <table:table-cell table:style-name="ce299" table:formula="of:=[.X13]" office:value-type="currency" office:currency="RUB" office:value="0" calcext:value-type="currency">
            <text:p>0,00 ₽</text:p>
          </table:table-cell>
          <table:table-cell table:number-columns-repeated="8"/>
        </table:table-row>
        <table:table-row table:style-name="ro1">
          <table:table-cell table:style-name="ce87" office:value-type="string" calcext:value-type="string">
            <text:p>Выплачено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ce300" table:number-columns-repeated="6"/>
          <table:table-cell table:number-columns-repeated="8"/>
        </table:table-row>
        <table:table-row table:style-name="ro1">
          <table:table-cell table:style-name="ce87" office:value-type="string" calcext:value-type="string">
            <text:p>Осталось выплатить: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ce299" table:formula="of:=[.L15]-[.L16]" office:value-type="currency" office:currency="RUB" office:value="17357.9013688889" calcext:value-type="currency">
            <text:p>17 357,90 ₽</text:p>
          </table:table-cell>
          <table:table-cell table:style-name="ce299" table:formula="of:=[.M15]-[.M16]" office:value-type="currency" office:currency="RUB" office:value="0" calcext:value-type="currency">
            <text:p>0,00 ₽</text:p>
          </table:table-cell>
          <table:table-cell table:style-name="ce299" table:formula="of:=[.N15]-[.N16]" office:value-type="currency" office:currency="RUB" office:value="138863.210951111" calcext:value-type="currency">
            <text:p>138 863,21 ₽</text:p>
          </table:table-cell>
          <table:table-cell table:style-name="ce299" table:formula="of:=[.O15]-[.O16]" office:value-type="currency" office:currency="RUB" office:value="0" calcext:value-type="currency">
            <text:p>0,00 ₽</text:p>
          </table:table-cell>
          <table:table-cell table:style-name="ce299" table:formula="of:=[.P15]-[.P16]" office:value-type="currency" office:currency="RUB" office:value="0" calcext:value-type="currency">
            <text:p>0,00 ₽</text:p>
          </table:table-cell>
          <table:table-cell table:style-name="ce299" table:formula="of:=[.Q15]-[.Q16]" office:value-type="currency" office:currency="RUB" office:value="0" calcext:value-type="currency">
            <text:p>0,00 ₽</text:p>
          </table:table-cell>
          <table:table-cell table:number-columns-repeated="8"/>
        </table:table-row>
        <table:table-row table:style-name="ro1">
          <table:table-cell table:style-name="ce87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style-name="ce87"/>
          <table:table-cell table:style-name="ce92" table:number-columns-repeated="2"/>
          <table:table-cell/>
          <table:table-cell table:style-name="ce92" table:number-columns-repeated="5"/>
          <table:table-cell table:number-columns-repeated="16"/>
        </table:table-row>
        <table:table-row table:style-name="ro1" table:number-rows-repeated="6">
          <table:table-cell table:style-name="ce89" table:number-columns-repeated="3"/>
          <table:table-cell/>
          <table:table-cell table:style-name="ce98"/>
          <table:table-cell table:style-name="ce99" table:number-columns-repeated="4"/>
          <table:table-cell table:number-columns-repeated="16"/>
        </table:table-row>
        <table:table-row table:style-name="ro1">
          <table:table-cell table:style-name="ce89" table:number-columns-repeated="3"/>
          <table:table-cell/>
          <table:table-cell table:style-name="ce98"/>
          <table:table-cell table:style-name="ce99" table:number-columns-repeated="4"/>
          <table:table-cell table:number-columns-repeated="16"/>
        </table:table-row>
      </table:table>
      <table:table table:name="Список имен" table:style-name="ta1" table:protected="true">
        <loext:table-protection loext:select-unprotected-cells="true"/>
        <table:table-column table:style-name="co25" table:default-cell-style-name="ce37"/>
        <table:table-column table:style-name="co26" table:number-columns-repeated="2" table:default-cell-style-name="ce298"/>
        <table:table-row table:style-name="ro1">
          <table:table-cell office:value-type="string" calcext:value-type="string">
            <text:p>Имена</text:p>
          </table:table-cell>
          <table:table-cell table:style-name="ce37" office:value-type="string" calcext:value-type="string">
            <text:p>Имена компаньонов</text:p>
          </table:table-cell>
          <table:table-cell table:style-name="ce37" office:value-type="string" calcext:value-type="string">
            <text:p>Имена работников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келла</text:p>
          </table:table-cell>
          <table:table-cell table:formula="of:=[.B2]" office:value-type="string" office:string-value="Акелла" calcext:value-type="string">
            <text:p>Акелл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Маугли</text:p>
          </table:table-cell>
          <table:table-cell table:formula="of:=[.B3]" office:value-type="string" office:string-value="Маугли" calcext:value-type="string">
            <text:p>Маугли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Балу</text:p>
          </table:table-cell>
          <table:table-cell table:formula="of:=[.B4]" office:value-type="string" office:string-value="Балу" calcext:value-type="string">
            <text:p>Балу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Бандерлоги</text:p>
          </table:table-cell>
          <table:table-cell table:formula="of:=[.B5]" office:value-type="string" office:string-value="Бандерлоги" calcext:value-type="string">
            <text:p>Бандерлоги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Каа</text:p>
          </table:table-cell>
          <table:table-cell table:formula="of:=[.B6]" office:value-type="string" office:string-value="Каа" calcext:value-type="string">
            <text:p>Каа</text:p>
          </table:table-cell>
        </table:table-row>
      </table:table>
      <table:table table:name="Вклады" table:style-name="ta1" table:protected="true">
        <loext:table-protection loext:select-unprotected-cells="true"/>
        <table:table-column table:style-name="co27" table:default-cell-style-name="ce140"/>
        <table:table-column table:style-name="co28" table:default-cell-style-name="ce312"/>
        <table:table-column table:style-name="co29" table:default-cell-style-name="ce148"/>
        <table:table-column table:style-name="co30" table:visibility="collapse" table:default-cell-style-name="ce148"/>
        <table:table-column table:style-name="co31" table:default-cell-style-name="ce298"/>
        <table:table-column table:style-name="co4" table:number-columns-repeated="5" table:default-cell-style-name="ce298"/>
        <table:table-row table:style-name="ro1">
          <table:table-cell table:style-name="ce97" office:value-type="string" calcext:value-type="string">
            <text:p>Среднегодовая инфляция</text:p>
          </table:table-cell>
          <table:table-cell table:style-name="ce142" office:value-type="percentage" office:value="0.1" calcext:value-type="percentage">
            <text:p>10,00%</text:p>
          </table:table-cell>
          <table:table-cell table:style-name="ce150" table:number-columns-repeated="2"/>
          <table:table-cell table:style-name="ce139"/>
          <table:table-cell table:style-name="Default" table:number-columns-repeated="5"/>
        </table:table-row>
        <table:table-row table:style-name="ro2">
          <table:table-cell table:style-name="ce97" office:value-type="string" calcext:value-type="string">
            <text:p>Изменение расходов за период времени</text:p>
          </table:table-cell>
          <table:table-cell table:style-name="ce143"/>
          <table:table-cell table:style-name="ce151" table:formula="of:=(1/POWER(1-[.$B$1];([.$C$5]-[.$B$5])/365))-1" office:value-type="percentage" office:value="0.094873585268382" calcext:value-type="percentage">
            <text:p>9,49%</text:p>
          </table:table-cell>
          <table:table-cell table:style-name="ce151"/>
          <table:table-cell table:style-name="Default" table:number-columns-repeated="6"/>
        </table:table-row>
        <table:table-row table:style-name="ro1">
          <table:table-cell table:style-name="Default" table:number-columns-repeated="4"/>
          <table:table-cell table:number-columns-repeated="6" table:style-name="ce139" office:value-type="string" calcext:value-type="string">
            <text:p>Вклады</text:p>
          </table:table-cell>
        </table:table-row>
        <table:table-row table:style-name="ro4">
          <table:table-cell table:style-name="ce139" office:value-type="string" calcext:value-type="string">
            <text:p>Стоимость</text:p>
          </table:table-cell>
          <table:table-cell table:style-name="ce144" office:value-type="string" calcext:value-type="string">
            <text:p>Данные по стоимости на дату, с учетом налогов:</text:p>
          </table:table-cell>
          <table:table-cell table:style-name="ce144" office:value-type="string" calcext:value-type="string">
            <text:p>Оценка амортизационной стоимости с учетом инфляции на дату:</text:p>
          </table:table-cell>
          <table:table-cell table:style-name="ce144" office:value-type="string" calcext:value-type="string">
            <text:p>Из расчета на единицу</text:p>
          </table:table-cell>
          <table:table-cell table:style-name="ce319" table:formula="of:=[$'Список имен'.B2]" office:value-type="string" office:string-value="Акелла" calcext:value-type="string">
            <text:p>Акелла</text:p>
          </table:table-cell>
          <table:table-cell table:style-name="ce319" table:formula="of:=[$'Список имен'.B3]" office:value-type="string" office:string-value="Маугли" calcext:value-type="string">
            <text:p>Маугли</text:p>
          </table:table-cell>
          <table:table-cell table:style-name="ce319" table:formula="of:=[$'Список имен'.B4]" office:value-type="string" office:string-value="Балу" calcext:value-type="string">
            <text:p>Балу</text:p>
          </table:table-cell>
          <table:table-cell table:style-name="ce319" table:formula="of:=[$'Список имен'.B5]" office:value-type="string" office:string-value="Бандерлоги" calcext:value-type="string">
            <text:p>Бандерлоги</text:p>
          </table:table-cell>
          <table:table-cell table:style-name="ce319" table:formula="of:=[$'Список имен'.B6]" office:value-type="string" office:string-value="Каа" calcext:value-type="string">
            <text:p>Каа</text:p>
          </table:table-cell>
          <table:table-cell table:style-name="ce319" office:value-type="string" calcext:value-type="string">
            <text:p>Легализация ПО, затраты</text:p>
          </table:table-cell>
        </table:table-row>
        <table:table-row table:style-name="ro1">
          <table:table-cell table:style-name="Default"/>
          <table:table-cell table:style-name="ce310" office:value-type="date" office:date-value="2020-04-26" calcext:value-type="date">
            <text:p>26.04.20</text:p>
          </table:table-cell>
          <table:table-cell table:style-name="ce152" table:formula="of:=['Коммерческое предложение'.$C$1]" office:value-type="date" office:date-value="2021-03-06" calcext:value-type="date">
            <text:p>06.03.21</text:p>
          </table:table-cell>
          <table:table-cell table:style-name="ce152"/>
          <table:table-cell table:style-name="ce320" table:number-columns-repeated="6"/>
        </table:table-row>
        <table:table-row table:style-name="ro1">
          <table:table-cell office:value-type="string" calcext:value-type="string">
            <text:p>Коммерческие помещения (окупаемость за 3 года)</text:p>
          </table:table-cell>
          <table:table-cell table:style-name="ce311" office:value-type="currency" office:currency="RUB" office:value="3" calcext:value-type="currency">
            <text:p>3,00 ₽</text:p>
          </table:table-cell>
          <table:table-cell table:formula="of:=[.B6]*([.$C$2]+1)" office:value-type="currency" office:currency="RUB" office:value="3.28462075580515" calcext:value-type="currency">
            <text:p>3,28 ₽</text:p>
          </table:table-cell>
          <table:table-cell table:formula="of:=[.C6]/SUM([.E6:.J6])" office:value-type="currency" office:currency="RUB" office:value="0.656924151161029" calcext:value-type="currency">
            <text:p>0,66 ₽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Коммуналка (электричество, отопление, взносы, интернет, LAN и т. п.) на 3 года</text:p>
          </table:table-cell>
          <table:table-cell office:value-type="currency" office:currency="RUB" office:value="2" calcext:value-type="currency">
            <text:p>2,00 ₽</text:p>
          </table:table-cell>
          <table:table-cell table:formula="of:=[.B7]*([.$C$2]+1)" office:value-type="currency" office:currency="RUB" office:value="2.18974717053676" calcext:value-type="currency">
            <text:p>2,19 ₽</text:p>
          </table:table-cell>
          <table:table-cell table:formula="of:=[.C7]/SUM([.E7:.J7])" office:value-type="currency" office:currency="RUB" office:value="0.437949434107353" calcext:value-type="currency">
            <text:p>0,44 ₽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Сайт (расходы за три года)</text:p>
          </table:table-cell>
          <table:table-cell office:value-type="currency" office:currency="RUB" office:value="1" calcext:value-type="currency">
            <text:p>1,00 ₽</text:p>
          </table:table-cell>
          <table:table-cell table:formula="of:=[.B8]*([.$C$2]+1)" office:value-type="currency" office:currency="RUB" office:value="1.09487358526838" calcext:value-type="currency">
            <text:p>1,09 ₽</text:p>
          </table:table-cell>
          <table:table-cell table:formula="of:=[.C8]/SUM([.E8:.J8])" office:value-type="currency" office:currency="RUB" office:value="0.218974717053676" calcext:value-type="currency">
            <text:p>0,22 ₽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ПО (затраты на 3 года)</text:p>
          </table:table-cell>
          <table:table-cell office:value-type="currency" office:currency="RUB" office:value="10" calcext:value-type="currency">
            <text:p>10,00 ₽</text:p>
          </table:table-cell>
          <table:table-cell table:formula="of:=[.B9]*([.$C$2]+1)" office:value-type="currency" office:currency="RUB" office:value="10.9487358526838" calcext:value-type="currency">
            <text:p>10,95 ₽</text:p>
          </table:table-cell>
          <table:table-cell table:formula="of:=[.C9]/SUM([.E9:.J9])" office:value-type="currency" office:currency="RUB" office:value="10.9487358526838" calcext:value-type="currency">
            <text:p>10,95 ₽</text:p>
          </table:table-cell>
          <table:table-cell table:style-name="ce321"/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мпы (обновление раз в три года)</text:p>
          </table:table-cell>
          <table:table-cell office:value-type="currency" office:currency="RUB" office:value="2" calcext:value-type="currency">
            <text:p>2,00 ₽</text:p>
          </table:table-cell>
          <table:table-cell table:formula="of:=[.B10]*([.$C$2]+1)" office:value-type="currency" office:currency="RUB" office:value="2.18974717053676" calcext:value-type="currency">
            <text:p>2,19 ₽</text:p>
          </table:table-cell>
          <table:table-cell table:formula="of:=[.C10]/SUM([.E10:.J10])" office:value-type="currency" office:currency="RUB" office:value="0.437949434107353" calcext:value-type="currency">
            <text:p>0,44 ₽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Автомобили (расходы на 3 года)</text:p>
          </table:table-cell>
          <table:table-cell office:value-type="currency" office:currency="RUB" office:value="12" calcext:value-type="currency">
            <text:p>12,00 ₽</text:p>
          </table:table-cell>
          <table:table-cell table:formula="of:=[.B11]*([.$C$2]+1)" office:value-type="currency" office:currency="RUB" office:value="13.1384830232206" calcext:value-type="currency">
            <text:p>13,14 ₽</text:p>
          </table:table-cell>
          <table:table-cell table:formula="of:=[.C11]/SUM([.E11:.J11])" office:value-type="currency" office:currency="RUB" office:value="2.62769660464412" calcext:value-type="currency">
            <text:p>2,63 ₽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Инструмент и оборудование (расходы за три года)</text:p>
          </table:table-cell>
          <table:table-cell office:value-type="currency" office:currency="RUB" office:value="3" calcext:value-type="currency">
            <text:p>3,00 ₽</text:p>
          </table:table-cell>
          <table:table-cell table:formula="of:=[.B12]*([.$C$2]+1)" office:value-type="currency" office:currency="RUB" office:value="3.28462075580515" calcext:value-type="currency">
            <text:p>3,28 ₽</text:p>
          </table:table-cell>
          <table:table-cell table:formula="of:=[.C12]/SUM([.E12:.J12])" office:value-type="currency" office:currency="RUB" office:value="0.656924151161029" calcext:value-type="currency">
            <text:p>0,66 ₽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Итого за три года</text:p>
          </table:table-cell>
          <table:table-cell table:style-name="ce148" table:formula="of:=SUM([.B6:.B12])" office:value-type="currency" office:currency="RUB" office:value="33" calcext:value-type="currency">
            <text:p>33,00 ₽</text:p>
          </table:table-cell>
          <table:table-cell table:formula="of:=SUM([.C6:.C12])" office:value-type="currency" office:currency="RUB" office:value="36.1308283138566" calcext:value-type="currency">
            <text:p>36,13 ₽</text:p>
          </table:table-cell>
          <table:table-cell/>
          <table:table-cell table:style-name="ce140"/>
          <table:table-cell table:style-name="Default" table:number-columns-repeated="5"/>
        </table:table-row>
        <table:table-row table:style-name="ro1">
          <table:table-cell office:value-type="string" calcext:value-type="string">
            <text:p>Итого за месяц</text:p>
          </table:table-cell>
          <table:table-cell table:style-name="ce148" table:formula="of:=[.B13]/3/12" office:value-type="currency" office:currency="RUB" office:value="0.916666666666667" calcext:value-type="currency">
            <text:p>0,92 ₽</text:p>
          </table:table-cell>
          <table:table-cell table:formula="of:=[.C13]/3/11" office:value-type="currency" office:currency="RUB" office:value="1.09487358526838" calcext:value-type="currency">
            <text:p>1,09 ₽</text:p>
          </table:table-cell>
          <table:table-cell/>
          <table:table-cell table:style-name="ce140"/>
          <table:table-cell table:style-name="Default" table:number-columns-repeated="5"/>
        </table:table-row>
        <table:table-row table:style-name="ro1">
          <table:table-cell office:value-type="string" calcext:value-type="string">
            <text:p>Итого за 10 рабочих дней (половина месяца)</text:p>
          </table:table-cell>
          <table:table-cell table:style-name="ce148" table:formula="of:=[.B14]/2" office:value-type="currency" office:currency="RUB" office:value="0.458333333333333" calcext:value-type="currency">
            <text:p>0,46 ₽</text:p>
          </table:table-cell>
          <table:table-cell table:style-name="ce153" table:formula="of:=[.C14]/2" office:value-type="currency" office:currency="RUB" office:value="0.547436792634191" calcext:value-type="currency">
            <text:p>0,55 ₽</text:p>
          </table:table-cell>
          <table:table-cell table:style-name="ce153"/>
          <table:table-cell table:style-name="ce322" table:formula="of:=SUMIF([.E$6:.E$12];1;[.$D$6:.$D$12])/3/12/2" office:value-type="currency" office:currency="RUB" office:value="0.0699502568365911" calcext:value-type="currency">
            <text:p>0,07 ₽</text:p>
          </table:table-cell>
          <table:table-cell table:style-name="ce322" table:formula="of:=SUMIF([.F$6:.F$12];1;[.$D$6:.$D$12])/3/12/2" office:value-type="currency" office:currency="RUB" office:value="0.0699502568365911" calcext:value-type="currency">
            <text:p>0,07 ₽</text:p>
          </table:table-cell>
          <table:table-cell table:style-name="ce322" table:formula="of:=SUMIF([.G$6:.G$12];1;[.$D$6:.$D$12])/3/12/2" office:value-type="currency" office:currency="RUB" office:value="0.0699502568365911" calcext:value-type="currency">
            <text:p>0,07 ₽</text:p>
          </table:table-cell>
          <table:table-cell table:style-name="ce322" table:formula="of:=SUMIF([.H$6:.H$12];1;[.$D$6:.$D$12])/3/12/2" office:value-type="currency" office:currency="RUB" office:value="0.0699502568365911" calcext:value-type="currency">
            <text:p>0,07 ₽</text:p>
          </table:table-cell>
          <table:table-cell table:style-name="ce322" table:formula="of:=SUMIF([.I$6:.I$12];1;[.$D$6:.$D$12])/3/12/2" office:value-type="currency" office:currency="RUB" office:value="0.0699502568365911" calcext:value-type="currency">
            <text:p>0,07 ₽</text:p>
          </table:table-cell>
          <table:table-cell table:style-name="ce322" table:formula="of:=SUMIF([.J$6:.J$12];1;[.$D$6:.$D$12])/3/12/2" office:value-type="currency" office:currency="RUB" office:value="0.15206577573172" calcext:value-type="currency">
            <text:p>0,15 ₽</text:p>
          </table:table-cell>
        </table:table-row>
        <table:table-row table:style-name="ro1">
          <table:table-cell table:style-name="Default" table:number-columns-repeated="4"/>
          <table:table-cell table:style-name="ce203" table:number-columns-repeated="6"/>
        </table:table-row>
        <table:table-row table:style-name="ro1">
          <table:table-cell table:style-name="Default" office:value-type="string" calcext:value-type="string">
            <text:p>На легализацию ПО, из расчёта на один трудодень</text:p>
          </table:table-cell>
          <table:table-cell table:style-name="Default"/>
          <table:table-cell table:style-name="ce155" table:formula="of:=[.C9]/3/11/20" office:value-type="currency" office:currency="RUB" office:value="0.0165889937161876" calcext:value-type="currency">
            <text:p>0,017 ₽</text:p>
          </table:table-cell>
          <table:table-cell table:style-name="Default" table:number-columns-repeated="7"/>
        </table:table-row>
      </table:table>
      <table:table table:name="Стоимость работ специалистов" table:style-name="ta1" table:protected="true">
        <loext:table-protection loext:select-unprotected-cells="true"/>
        <table:table-column table:style-name="co32" table:default-cell-style-name="ce324"/>
        <table:table-column table:style-name="co33" table:default-cell-style-name="ce148"/>
        <table:table-column table:style-name="co34" table:default-cell-style-name="ce148"/>
        <table:table-row table:style-name="ro5">
          <table:table-cell table:style-name="ce323" office:value-type="string" calcext:value-type="string">
            <text:p>Cредняя загрузка работой, бесплатной для клиента (не связанной непосредственно с изготовлением заказов: оценка, учет, переговоры, оформление, обучение, и т. п.)</text:p>
          </table:table-cell>
          <table:table-cell table:style-name="Default"/>
          <table:table-cell table:style-name="ce191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ЗП специалистов (в год)</text:p>
          </table:table-cell>
          <table:table-cell table:style-name="ce193" office:value-type="currency" office:currency="RUB" office:value="2400000" calcext:value-type="currency">
            <text:p>2 400 000,00 ₽</text:p>
          </table:table-cell>
          <table:table-cell table:formula="of:=[.B2]*([Вклады.$C$2]+1)/(1-[.C1])" office:value-type="currency" office:currency="RUB" office:value="4379494.34107353" calcext:value-type="currency">
            <text:p>4 379 494,34 ₽</text:p>
          </table:table-cell>
        </table:table-row>
        <table:table-row table:style-name="ro1">
          <table:table-cell office:value-type="string" calcext:value-type="string">
            <text:p>Средняя ЗП самозанятого специалиста (в месяц, с учетом отпуска)</text:p>
          </table:table-cell>
          <table:table-cell table:formula="of:=[.B2]/3/12" office:value-type="currency" office:currency="RUB" office:value="66666.6666666667" calcext:value-type="currency">
            <text:p>66 666,67 ₽</text:p>
          </table:table-cell>
          <table:table-cell table:formula="of:=[.C2]/11" office:value-type="currency" office:currency="RUB" office:value="398135.849188503" calcext:value-type="currency">
            <text:p>398 135,85 ₽</text:p>
          </table:table-cell>
        </table:table-row>
        <table:table-row table:style-name="ro1">
          <table:table-cell office:value-type="string" calcext:value-type="string">
            <text:p>Средняя ЗП самозанятого специалиста (половина месяца)</text:p>
          </table:table-cell>
          <table:table-cell table:formula="of:=[.B3]/2" office:value-type="currency" office:currency="RUB" office:value="33333.3333333333" calcext:value-type="currency">
            <text:p>33 333,33 ₽</text:p>
          </table:table-cell>
          <table:table-cell table:style-name="ce153" table:formula="of:=[.C3]/2" office:value-type="currency" office:currency="RUB" office:value="199067.924594251" calcext:value-type="currency">
            <text:p>199 067,92 ₽</text:p>
          </table:table-cell>
        </table:table-row>
      </table:table>
      <table:table table:name="Версия таблицы" table:style-name="ta1">
        <table:table-column table:style-name="co4" table:default-cell-style-name="ce159"/>
        <table:table-row table:style-name="ro1">
          <table:table-cell office:value-type="string" calcext:value-type="string">
            <text:p>Версия таблицы:</text:p>
          </table:table-cell>
        </table:table-row>
        <table:table-row table:style-name="ro1">
          <table:table-cell table:style-name="ce160" office:value-type="string" calcext:value-type="string">
            <text:p>ФинДиректор.0000.V00.00.12.LibreOff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9">
      <number:number number:decimal-places="5" number:min-decimal-places="5" number:min-integer-digits="1" number:grouping="true"/>
    </number:number-style>
    <number:number-style style:name="N110">
      <number:number number:decimal-places="6" number:min-decimal-places="6" number:min-integer-digits="1" number:grouping="true"/>
    </number:number-style>
    <number:number-style style:name="N111">
      <number:number number:decimal-places="7" number:min-decimal-places="7" number:min-integer-digits="1" number:grouping="true"/>
    </number:number-style>
    <number:number-style style:name="N112">
      <number:number number:decimal-places="8" number:min-decimal-places="8" number:min-integer-digits="1" number:grouping="true"/>
    </number:number-style>
    <number:number-style style:name="N113">
      <number:number number:decimal-places="9" number:min-decimal-places="9" number:min-integer-digits="1" number:grouping="true"/>
    </number:number-style>
    <number:number-style style:name="N114">
      <number:number number:decimal-places="10" number:min-decimal-places="10" number:min-integer-digits="1" number:grouping="true"/>
    </number:number-style>
    <number:number-style style:name="N115">
      <number:number number:decimal-places="11" number:min-decimal-places="11" number:min-integer-digits="1" number:grouping="true"/>
    </number:number-style>
    <number:number-style style:name="N116">
      <number:number number:decimal-places="12" number:min-decimal-places="12" number:min-integer-digits="1" number:grouping="true"/>
    </number:number-style>
    <number:number-style style:name="N117">
      <number:number number:decimal-places="13" number:min-decimal-places="13" number:min-integer-digits="1" number:grouping="true"/>
    </number:number-style>
    <number:number-style style:name="N118">
      <number:number number:decimal-places="14" number:min-decimal-places="14" number:min-integer-digits="1" number:grouping="true"/>
    </number:number-style>
    <number:number-style style:name="N119">
      <number:number number:decimal-places="15" number:min-decimal-places="15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date-style style:name="N121">
      <number:year/>
    </number:date-style>
    <number:date-style style:name="N122">
      <number:year number:style="long"/>
    </number:date-style>
    <number:currency-style style:name="N124P0" style:volatile="true">
      <number:number number:decimal-places="3" number:min-decimal-places="3" number:min-integer-digits="1" number:grouping="true"/>
      <number:text> </number:text>
      <number:currency-symbol number:language="ru" number:country="RU">₽</number:currency-symbol>
    </number:currency-style>
    <number:currency-style style:name="N12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.00.0000</text:date>, <text:time style:data-style-name="N2" text:time-value="10:03:33.80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5T15:55:29.409000000</meta:creation-date>
    <dc:date>2021-03-31T10:57:37.335000000</dc:date>
    <meta:editing-duration>P1DT17H24M16S</meta:editing-duration>
    <meta:editing-cycles>821</meta:editing-cycles>
    <meta:generator>LibreOffice/7.1.0.3$Windows_X86_64 LibreOffice_project/f6099ecf3d29644b5008cc8f48f42f4a40986e4c</meta:generator>
    <meta:document-statistic meta:table-count="8" meta:cell-count="719" meta:object-count="0"/>
  </office:meta>
</office:document-meta>
</file>